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.23mm"/>
    </style:style>
    <style:style style:name="co2" style:family="table-column">
      <style:table-column-properties fo:break-before="auto" style:column-width="18.38mm"/>
    </style:style>
    <style:style style:name="co3" style:family="table-column">
      <style:table-column-properties fo:break-before="auto" style:column-width="23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11.11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5.44mm"/>
    </style:style>
    <style:style style:name="co9" style:family="table-column">
      <style:table-column-properties fo:break-before="auto" style:column-width="26.39mm"/>
    </style:style>
    <style:style style:name="co10" style:family="table-column">
      <style:table-column-properties fo:break-before="auto" style:column-width="27.32mm"/>
    </style:style>
    <style:style style:name="co11" style:family="table-column">
      <style:table-column-properties fo:break-before="auto" style:column-width="27.15mm"/>
    </style:style>
    <style:style style:name="co12" style:family="table-column">
      <style:table-column-properties fo:break-before="auto" style:column-width="28.08mm"/>
    </style:style>
    <style:style style:name="co13" style:family="table-column">
      <style:table-column-properties fo:break-before="auto" style:column-width="42.03mm"/>
    </style:style>
    <style:style style:name="co14" style:family="table-column">
      <style:table-column-properties fo:break-before="auto" style:column-width="17.52mm"/>
    </style:style>
    <style:style style:name="co15" style:family="table-column">
      <style:table-column-properties fo:break-before="auto" style:column-width="16.21mm"/>
    </style:style>
    <style:style style:name="co16" style:family="table-column">
      <style:table-column-properties fo:break-before="auto" style:column-width="20.92mm"/>
    </style:style>
    <style:style style:name="co17" style:family="table-column">
      <style:table-column-properties fo:break-before="auto" style:column-width="16.02mm"/>
    </style:style>
    <style:style style:name="co18" style:family="table-column">
      <style:table-column-properties fo:break-before="auto" style:column-width="16.58mm"/>
    </style:style>
    <style:style style:name="co19" style:family="table-column">
      <style:table-column-properties fo:break-before="auto" style:column-width="50.62mm"/>
    </style:style>
    <style:style style:name="co20" style:family="table-column">
      <style:table-column-properties fo:break-before="auto" style:column-width="16.86mm"/>
    </style:style>
    <style:style style:name="co21" style:family="table-column">
      <style:table-column-properties fo:break-before="auto" style:column-width="20.0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5.81mm"/>
    </style:style>
    <style:style style:name="co24" style:family="table-column">
      <style:table-column-properties fo:break-before="auto" style:column-width="23.81mm"/>
    </style:style>
    <style:style style:name="co25" style:family="table-column">
      <style:table-column-properties fo:break-before="auto" style:column-width="24.27mm"/>
    </style:style>
    <style:style style:name="co26" style:family="table-column">
      <style:table-column-properties fo:break-before="auto" style:column-width="34.54mm"/>
    </style:style>
    <style:style style:name="co27" style:family="table-column">
      <style:table-column-properties fo:break-before="auto" style:column-width="26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6.83mm" fo:break-before="auto" style:use-optimal-row-height="false"/>
    </style:style>
    <style:style style:name="ro4" style:family="table-row">
      <style:table-row-properties style:row-height="8.38mm" fo:break-before="auto" style:use-optimal-row-height="true"/>
    </style:style>
    <style:style style:name="ro5" style:family="table-row">
      <style:table-row-properties style:row-height="4.27mm" fo:break-before="auto" style:use-optimal-row-height="true"/>
    </style:style>
    <style:style style:name="ro6" style:family="table-row">
      <style:table-row-properties style:row-height="9.61mm" fo:break-before="auto" style:use-optimal-row-height="false"/>
    </style:style>
    <style:style style:name="ro7" style:family="table-row">
      <style:table-row-properties style:row-height="7.44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72" style:family="table-cell" style:parent-style-name="Default">
      <style:table-cell-properties fo:border="0.06pt solid #000000"/>
    </style:style>
    <style:style style:name="ce1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order="0.06pt solid #000000"/>
      <style:text-properties fo:color="#00cc00"/>
    </style:style>
    <style:style style:name="ce5" style:family="table-cell" style:parent-style-name="Default">
      <style:table-cell-properties fo:background-color="#ffd74c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10" style:family="table-cell" style:parent-style-name="Default" style:data-style-name="N1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</style:style>
    <style:style style:name="ce11" style:family="table-cell" style:parent-style-name="Default" style:data-style-name="N110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ffd74c" style:text-align-source="fix" style:repeat-content="false" fo:border="0.06pt solid #000000"/>
      <style:paragraph-properties fo:text-align="center" fo:margin-left="0mm"/>
      <style:text-properties fo:color="#106802" fo:font-weight="bold" style:font-weight-asian="bold" style:font-weight-complex="bold"/>
    </style:style>
    <style:style style:name="ce13" style:family="table-cell" style:parent-style-name="Default">
      <style:table-cell-properties fo:background-color="#ffd74c" style:text-align-source="fix" style:repeat-content="false" fo:border="0.06pt solid #000000"/>
      <style:paragraph-properties fo:text-align="center" fo:margin-left="0mm"/>
      <style:text-properties fo:color="#000000"/>
    </style:style>
    <style:style style:name="ce14" style:family="table-cell" style:parent-style-name="Default" style:data-style-name="N61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 style:data-style-name="N109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80" style:family="table-cell" style:parent-style-name="Default" style:data-style-name="N119">
      <style:table-cell-properties fo:background-color="#ffd74c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17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cc"/>
      <style:map style:condition="cell-content()&gt;=[$general.$C$39]" style:apply-style-name="Untitled1" style:base-cell-address="general.C45"/>
    </style:style>
    <style:style style:name="ce18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10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  <style:text-properties fo:color="#ff3333"/>
    </style:style>
    <style:style style:name="ce21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  <style:text-properties fo:color="#0000cc"/>
    </style:style>
    <style:style style:name="ce22" style:family="table-cell" style:parent-style-name="Default" style:data-style-name="N110">
      <style:table-cell-properties fo:background-color="#00cc00" style:text-align-source="fix" style:repeat-content="false" fo:border="0.06pt solid #000000"/>
      <style:paragraph-properties fo:text-align="center" fo:margin-left="0mm"/>
      <style:text-properties fo:color="#0000cc"/>
    </style:style>
    <style:style style:name="ce23" style:family="table-cell" style:parent-style-name="Default" style:data-style-name="N110">
      <style:table-cell-properties fo:background-color="#00cc00" style:text-align-source="fix" style:repeat-content="false" fo:border="0.06pt solid #000000"/>
      <style:paragraph-properties fo:text-align="center" fo:margin-left="0mm"/>
    </style:style>
    <style:style style:name="ce24" style:family="table-cell" style:parent-style-name="Default">
      <style:table-cell-properties fo:border="0.06pt solid #000000"/>
      <style:text-properties fo:color="#0000cc"/>
    </style:style>
    <style:style style:name="ce196" style:family="table-cell" style:parent-style-name="Default">
      <style:text-properties fo:color="#0000cc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fo:font-style="italic" style:font-style-asian="italic" style:font-style-complex="italic"/>
    </style:style>
    <style:style style:name="ce199" style:family="table-cell" style:parent-style-name="Default">
      <style:text-properties fo:color="#00cc00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1" style:family="table-cell" style:parent-style-name="Default">
      <style:table-cell-properties style:text-align-source="fix" style:repeat-content="false"/>
      <style:paragraph-properties fo:text-align="end" fo:margin-left="0mm"/>
      <style:text-properties fo:color="#ff0000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00"/>
    </style:style>
    <style:style style:name="ce203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  <style:style style:name="ce20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00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/>
    </style:style>
    <style:style style:name="ce208" style:family="table-cell" style:parent-style-name="Default" style:data-style-name="N114">
      <style:table-cell-properties style:text-align-source="fix" style:repeat-content="false"/>
      <style:paragraph-properties fo:text-align="center" fo:margin-left="0mm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ce211" style:family="table-cell" style:parent-style-name="Default" style:data-style-name="N110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12" style:family="table-cell" style:parent-style-name="Default" style:data-style-name="N110">
      <style:table-cell-properties style:text-align-source="fix" style:repeat-content="false" fo:background-color="transparent"/>
      <style:paragraph-properties fo:text-align="center" fo:margin-left="0mm"/>
      <style:text-properties fo:color="#0000cc"/>
    </style:style>
    <style:style style:name="ce213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214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cc"/>
    </style:style>
    <style:style style:name="ce215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330000"/>
    </style:style>
    <style:style style:name="ce216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ff0000"/>
    </style:style>
    <style:style style:name="ce217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ffcc00"/>
    </style:style>
    <style:style style:name="ce218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33"/>
    </style:style>
    <style:style style:name="ce219" style:family="table-cell" style:parent-style-name="Default" style:data-style-name="N110">
      <style:table-cell-properties style:text-align-source="fix" style:repeat-content="false" fo:background-color="transparent"/>
      <style:paragraph-properties fo:text-align="center" fo:margin-left="0mm"/>
      <style:text-properties fo:color="#ffcc00"/>
    </style:style>
    <style:style style:name="ce220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0000ff"/>
    </style:style>
    <style:style style:name="ce221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mm"/>
      <style:text-properties fo:color="#0000cc"/>
    </style:style>
    <style:style style:name="ce222" style:family="table-cell" style:parent-style-name="Default">
      <style:table-cell-properties fo:wrap-option="wrap"/>
    </style:style>
    <style:style style:name="ce223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mm"/>
      <style:text-properties fo:color="#ff9900"/>
    </style:style>
    <style:style style:name="ce224" style:family="table-cell" style:parent-style-name="Default" style:data-style-name="N1"/>
    <style:style style:name="ce22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26" style:family="table-cell" style:parent-style-name="Default">
      <style:table-cell-properties fo:background-color="#ffff99"/>
      <style:text-properties fo:color="#00cc00"/>
    </style:style>
    <style:style style:name="ce227" style:family="table-cell" style:parent-style-name="Default">
      <style:table-cell-properties fo:background-color="#ccffff"/>
      <style:text-properties fo:color="#00cc00"/>
    </style:style>
    <style:style style:name="ce228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29" style:family="table-cell" style:parent-style-name="Default" style:data-style-name="N109">
      <style:table-cell-properties fo:background-color="#ffff99" style:text-align-source="fix" style:repeat-content="false"/>
      <style:paragraph-properties fo:text-align="center" fo:margin-left="0mm"/>
      <style:text-properties fo:color="#330000"/>
    </style:style>
    <style:style style:name="ce230" style:family="table-cell" style:parent-style-name="Default" style:data-style-name="N109">
      <style:table-cell-properties fo:background-color="#ccffff" style:text-align-source="fix" style:repeat-content="false"/>
      <style:paragraph-properties fo:text-align="center" fo:margin-left="0mm"/>
      <style:text-properties fo:color="#330000"/>
    </style:style>
    <style:style style:name="ce231" style:family="table-cell" style:parent-style-name="Default" style:data-style-name="N109">
      <style:table-cell-properties fo:background-color="#ffff99" style:text-align-source="fix" style:repeat-content="false"/>
      <style:paragraph-properties fo:text-align="center" fo:margin-left="0mm"/>
      <style:text-properties fo:color="#0000ff"/>
    </style:style>
    <style:style style:name="ce232" style:family="table-cell" style:parent-style-name="Default" style:data-style-name="N109">
      <style:table-cell-properties fo:background-color="#ccffff" style:text-align-source="fix" style:repeat-content="false"/>
      <style:paragraph-properties fo:text-align="center" fo:margin-left="0mm"/>
      <style:text-properties fo:color="#000000"/>
    </style:style>
    <style:style style:name="ce233" style:family="table-cell" style:parent-style-name="Default" style:data-style-name="N109">
      <style:table-cell-properties fo:background-color="#ffff99" style:text-align-source="fix" style:repeat-content="false"/>
      <style:paragraph-properties fo:text-align="center" fo:margin-left="0mm"/>
      <style:text-properties fo:color="#000000"/>
    </style:style>
    <style:style style:name="ce234" style:family="table-cell" style:parent-style-name="Default" style:data-style-name="N109">
      <style:table-cell-properties fo:background-color="#ccffff" style:text-align-source="fix" style:repeat-content="false"/>
      <style:paragraph-properties fo:text-align="center" fo:margin-left="0mm"/>
      <style:text-properties fo:color="#0000ff"/>
    </style:style>
    <style:style style:name="ce235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mm"/>
      <style:text-properties fo:color="#0000cc"/>
    </style:style>
    <style:style style:name="ce236" style:family="table-cell" style:parent-style-name="Default" style:data-style-name="N1">
      <style:table-cell-properties fo:background-color="#ccffff" style:text-align-source="fix" style:repeat-content="false"/>
      <style:paragraph-properties fo:text-align="center" fo:margin-left="0mm"/>
      <style:text-properties fo:color="#0000cc"/>
    </style:style>
    <style:style style:name="ce237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color="#ff0000"/>
    </style:style>
    <style:style style:name="ce238" style:family="table-cell" style:parent-style-name="Default">
      <style:table-cell-properties fo:background-color="#ccffff" style:text-align-source="fix" style:repeat-content="false"/>
      <style:paragraph-properties fo:text-align="center" fo:margin-left="0mm"/>
      <style:text-properties fo:color="#ff0000"/>
    </style:style>
    <style:style style:name="ce239" style:family="table-cell" style:parent-style-name="Default" style:data-style-name="N1">
      <style:table-cell-properties fo:background-color="#ccffff" style:text-align-source="fix" style:repeat-content="false"/>
      <style:paragraph-properties fo:text-align="center" fo:margin-left="0mm"/>
      <style:text-properties fo:color="#ff0000"/>
    </style:style>
    <style:style style:name="ce24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ff0000"/>
    </style:style>
    <style:style style:name="ce241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4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4" style:family="table-cell" style:parent-style-name="Default" style:data-style-name="N1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245" style:family="table-cell" style:parent-style-name="Default" style:data-style-name="N2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246" style:family="table-cell" style:parent-style-name="Default" style:data-style-name="N115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247" style:family="table-cell" style:parent-style-name="Default">
      <style:table-cell-properties fo:background-color="#add58a" style:text-align-source="fix" style:repeat-content="false" fo:border="0.06pt solid #000000"/>
      <style:paragraph-properties fo:text-align="center" fo:margin-left="0mm"/>
    </style:style>
    <style:style style:name="ce24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4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</style:style>
    <style:style style:name="ce250" style:family="table-cell" style:parent-style-name="Default">
      <style:table-cell-properties fo:background-color="#adc5e7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1" style:family="table-cell" style:parent-style-name="Default" style:data-style-name="N115">
      <style:table-cell-properties fo:background-color="#adc5e7" style:text-align-source="fix" style:repeat-content="false" fo:border="0.06pt solid #000000"/>
      <style:paragraph-properties fo:text-align="center" fo:margin-left="0mm"/>
    </style:style>
    <style:style style:name="ce252" style:family="table-cell" style:parent-style-name="Default" style:data-style-name="N2">
      <style:table-cell-properties fo:background-color="#adc5e7" style:text-align-source="fix" style:repeat-content="false" fo:border="0.06pt solid #000000"/>
      <style:paragraph-properties fo:text-align="center" fo:margin-left="0mm"/>
    </style:style>
    <style:style style:name="ce253" style:family="table-cell" style:parent-style-name="Default">
      <style:table-cell-properties fo:background-color="#f58220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4" style:family="table-cell" style:parent-style-name="Default">
      <style:table-cell-properties fo:background-color="#f5822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5" style:family="table-cell" style:parent-style-name="Default">
      <style:table-cell-properties fo:background-color="#f58220" fo:border="0.06pt solid #000000"/>
      <style:text-properties fo:font-weight="bold" style:font-weight-asian="bold" style:font-weight-complex="bold"/>
    </style:style>
    <style:style style:name="ce256" style:family="table-cell" style:parent-style-name="Default">
      <style:table-cell-properties fo:background-color="#fff685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7" style:family="table-cell" style:parent-style-name="Default" style:data-style-name="N115">
      <style:table-cell-properties fo:background-color="#fff685" style:text-align-source="fix" style:repeat-content="false" fo:border="0.06pt solid #000000"/>
      <style:paragraph-properties fo:text-align="center" fo:margin-left="0mm"/>
    </style:style>
    <style:style style:name="ce258" style:family="table-cell" style:parent-style-name="Default" style:data-style-name="N116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5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60" style:family="table-cell" style:parent-style-name="Default" style:data-style-name="N115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weight="bold" style:font-weight-asian="bold" style:font-weight-complex="bold"/>
    </style:style>
    <style:style style:name="ce262" style:family="table-cell" style:parent-style-name="Default" style:data-style-name="N115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263" style:family="table-cell" style:parent-style-name="Default" style:data-style-name="N115">
      <style:table-cell-properties style:text-align-source="fix" style:repeat-content="false"/>
      <style:paragraph-properties fo:text-align="center" fo:margin-left="0mm"/>
    </style:style>
    <style:style style:name="ce264" style:family="table-cell" style:parent-style-name="Default">
      <style:table-cell-properties fo:background-color="#add58a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65" style:family="table-cell" style:parent-style-name="Default" style:data-style-name="N115">
      <style:table-cell-properties fo:background-color="#add58a" style:text-align-source="fix" style:repeat-content="false" fo:border="0.74pt solid #000000"/>
      <style:paragraph-properties fo:text-align="center" fo:margin-left="0mm"/>
    </style:style>
    <style:style style:name="ce2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7" style:family="table-cell" style:parent-style-name="Default" style:data-style-name="N115">
      <style:table-cell-properties style:text-align-source="fix" style:repeat-content="false" fo:border="0.06pt solid #000000"/>
      <style:paragraph-properties fo:text-align="center" fo:margin-left="0mm"/>
    </style:style>
    <style:style style:name="ce268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general" table:style-name="ta1" table:print="false">
        <table:table-column table:style-name="co1" table:default-cell-style-name="Default"/>
        <table:table-column table:style-name="co2" table:default-cell-style-name="ce173"/>
        <table:table-column table:style-name="co3" table:number-columns-repeated="6" table:default-cell-style-name="ce17"/>
        <table:table-column table:style-name="co4" table:default-cell-style-name="ce17"/>
        <table:table-column table:style-name="co3" table:default-cell-style-name="ce21"/>
        <table:table-column table:style-name="co3" table:number-columns-repeated="5" table:default-cell-style-name="ce17"/>
        <table:table-column table:style-name="co5" table:default-cell-style-name="Default"/>
        <table:table-column table:style-name="co6" table:default-cell-style-name="ce27"/>
        <table:table-row table:style-name="ro1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2">
          <table:table-cell/>
          <table:table-cell table:style-name="ce172"/>
          <table:table-cell table:style-name="ce7" office:value-type="string" calcext:value-type="string" table:number-columns-spanned="13" table:number-rows-spanned="1">
            <text:p>segment duration as a function of rpm (in s!)</text:p>
          </table:table-cell>
          <table:covered-table-cell table:number-columns-repeated="12" table:style-name="ce172"/>
          <table:table-cell table:style-name="ce172" table:number-columns-repeated="2"/>
        </table:table-row>
        <table:table-row table:style-name="ro1">
          <table:table-cell/>
          <table:table-cell office:value-type="string" calcext:value-type="string">
            <text:p>rpm</text:p>
          </table:table-cell>
          <table:table-cell table:style-name="ce173" office:value-type="string" calcext:value-type="string">
            <text:p>А</text:p>
          </table:table-cell>
          <table:table-cell table:style-name="ce173" office:value-type="string" calcext:value-type="string">
            <text:p>Б</text:p>
          </table:table-cell>
          <table:table-cell table:style-name="ce173" office:value-type="string" calcext:value-type="string">
            <text:p>В</text:p>
          </table:table-cell>
          <table:table-cell table:style-name="ce173" office:value-type="string" calcext:value-type="string">
            <text:p>Г</text:p>
          </table:table-cell>
          <table:table-cell table:style-name="ce173" office:value-type="string" calcext:value-type="string">
            <text:p>Д</text:p>
          </table:table-cell>
          <table:table-cell table:style-name="ce173" office:value-type="string" calcext:value-type="string">
            <text:p>Е</text:p>
          </table:table-cell>
          <table:table-cell table:style-name="ce173"/>
          <table:table-cell table:style-name="ce172" table:number-columns-repeated="7"/>
          <table:table-cell table:style-name="ce197" office:value-type="string" calcext:value-type="string">
            <text:p>W (°/s)</text:p>
          </table:table-cell>
        </table:table-row>
        <table:table-row table:style-name="ro1">
          <table:table-cell/>
          <table:table-cell table:style-name="ce3" office:value-type="string" calcext:value-type="string">
            <text:p>angle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85" calcext:value-type="float">
            <text:p>85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360" calcext:value-type="float">
            <text:p>360</text:p>
          </table:table-cell>
          <table:table-cell table:style-name="ce172" table:number-columns-repeated="2"/>
        </table:table-row>
        <table:table-row table:style-name="ro1">
          <table:table-cell/>
          <table:table-cell table:style-name="ce3"/>
          <table:table-cell table:style-name="ce8" table:number-columns-repeated="13"/>
          <table:table-cell table:style-name="ce172" table:number-columns-repeated="2"/>
        </table:table-row>
        <table:table-row table:style-name="ro1">
          <table:table-cell/>
          <table:table-cell table:style-name="ce4" office:value-type="float" office:value="100" calcext:value-type="float">
            <text:p>100</text:p>
          </table:table-cell>
          <table:table-cell table:style-name="ce10" table:formula="of:=[.$C$4]/[.$Q6]" office:value-type="float" office:value="0.0666666666666667" calcext:value-type="float">
            <text:p>0,066667</text:p>
          </table:table-cell>
          <table:table-cell table:style-name="ce10" table:formula="of:=[.$D$4]/[.$Q6]" office:value-type="float" office:value="0.0833333333333333" calcext:value-type="float">
            <text:p>0,083333</text:p>
          </table:table-cell>
          <table:table-cell table:style-name="ce10" table:formula="of:=[.$E$4]/[.$Q6]" office:value-type="float" office:value="0.0166666666666667" calcext:value-type="float">
            <text:p>0,016667</text:p>
          </table:table-cell>
          <table:table-cell table:style-name="ce10" table:formula="of:=[.$F$4]/[.$Q6]" office:value-type="float" office:value="0.133333333333333" calcext:value-type="float">
            <text:p>0,133333</text:p>
          </table:table-cell>
          <table:table-cell table:style-name="ce10" table:formula="of:=[.$G$4]/[.$Q6]" office:value-type="float" office:value="0.00833333333333333" calcext:value-type="float">
            <text:p>0,008333</text:p>
          </table:table-cell>
          <table:table-cell table:style-name="ce10" table:formula="of:=[.$H$4]/[.$Q6]" office:value-type="float" office:value="0.141666666666667" calcext:value-type="float">
            <text:p>0,141667</text:p>
          </table:table-cell>
          <table:table-cell table:style-name="ce20"/>
          <table:table-cell table:formula="of:=[.J$4]/[.$Q6]" office:value-type="float" office:value="0.00166666666666667" calcext:value-type="float">
            <text:p>0,001667</text:p>
          </table:table-cell>
          <table:table-cell table:style-name="ce21" table:formula="of:=[.K$4]/[.$Q6]" office:value-type="float" office:value="0.075" calcext:value-type="float">
            <text:p>0,075000</text:p>
          </table:table-cell>
          <table:table-cell table:style-name="ce21" table:formula="of:=[.L$4]/[.$Q6]" office:value-type="float" office:value="0.15" calcext:value-type="float">
            <text:p>0,150000</text:p>
          </table:table-cell>
          <table:table-cell table:style-name="ce21" table:formula="of:=[.M$4]/[.$Q6]" office:value-type="float" office:value="0.3" calcext:value-type="float">
            <text:p>0,300000</text:p>
          </table:table-cell>
          <table:table-cell table:style-name="ce21" table:formula="of:=[.N$4]/[.$Q6]" office:value-type="float" office:value="0.45" calcext:value-type="float">
            <text:p>0,450000</text:p>
          </table:table-cell>
          <table:table-cell table:style-name="ce21" table:formula="of:=[.O$4]/[.$Q6]" office:value-type="float" office:value="0.6" calcext:value-type="float">
            <text:p>0,600000</text:p>
          </table:table-cell>
          <table:table-cell table:style-name="ce172"/>
          <table:table-cell table:formula="of:=6*[.B6]" office:value-type="float" office:value="600" calcext:value-type="float">
            <text:p>600</text:p>
          </table:table-cell>
        </table:table-row>
        <table:table-row table:style-name="ro1">
          <table:table-cell/>
          <table:table-cell table:style-name="ce4" office:value-type="float" office:value="350" calcext:value-type="float">
            <text:p>350</text:p>
          </table:table-cell>
          <table:table-cell table:style-name="ce10" table:formula="of:=[.$C$4]/[.$Q7]" office:value-type="float" office:value="0.0190476190476191" calcext:value-type="float">
            <text:p>0,019048</text:p>
          </table:table-cell>
          <table:table-cell table:style-name="ce10" table:formula="of:=[.D$4]/[.$Q7]" office:value-type="float" office:value="0.0238095238095238" calcext:value-type="float">
            <text:p>0,023810</text:p>
          </table:table-cell>
          <table:table-cell table:style-name="ce10" table:formula="of:=[.E$4]/[.$Q7]" office:value-type="float" office:value="0.00476190476190476" calcext:value-type="float">
            <text:p>0,004762</text:p>
          </table:table-cell>
          <table:table-cell table:style-name="ce10" table:formula="of:=[.F$4]/[.$Q7]" office:value-type="float" office:value="0.0380952380952381" calcext:value-type="float">
            <text:p>0,038095</text:p>
          </table:table-cell>
          <table:table-cell table:style-name="ce10" table:formula="of:=[.G$4]/[.$Q7]" office:value-type="float" office:value="0.00238095238095238" calcext:value-type="float">
            <text:p>0,002381</text:p>
          </table:table-cell>
          <table:table-cell table:style-name="ce10" table:formula="of:=[.H$4]/[.$Q7]" office:value-type="float" office:value="0.0404761904761905" calcext:value-type="float">
            <text:p>0,040476</text:p>
          </table:table-cell>
          <table:table-cell table:style-name="ce21"/>
          <table:table-cell table:formula="of:=[.J$4]/[.$Q7]" office:value-type="float" office:value="0.000476190476190476" calcext:value-type="float">
            <text:p>0,000476</text:p>
          </table:table-cell>
          <table:table-cell table:style-name="ce21" table:formula="of:=[.K$4]/[.$Q7]" office:value-type="float" office:value="0.0214285714285714" calcext:value-type="float">
            <text:p>0,021429</text:p>
          </table:table-cell>
          <table:table-cell table:style-name="ce22" table:formula="of:=[.L$4]/[.$Q7]" office:value-type="float" office:value="0.0428571428571429" calcext:value-type="float">
            <text:p>0,042857</text:p>
          </table:table-cell>
          <table:table-cell table:style-name="ce21" table:formula="of:=[.M$4]/[.$Q7]" office:value-type="float" office:value="0.0857142857142857" calcext:value-type="float">
            <text:p>0,085714</text:p>
          </table:table-cell>
          <table:table-cell table:style-name="ce21" table:formula="of:=[.N$4]/[.$Q7]" office:value-type="float" office:value="0.128571428571429" calcext:value-type="float">
            <text:p>0,128571</text:p>
          </table:table-cell>
          <table:table-cell table:style-name="ce21" table:formula="of:=[.O$4]/[.$Q7]" office:value-type="float" office:value="0.171428571428571" calcext:value-type="float">
            <text:p>0,171429</text:p>
          </table:table-cell>
          <table:table-cell table:style-name="ce24"/>
          <table:table-cell table:formula="of:=6*[.B7]" office:value-type="float" office:value="2100" calcext:value-type="float">
            <text:p>2100</text:p>
          </table:table-cell>
        </table:table-row>
        <table:table-row table:style-name="ro1">
          <table:table-cell/>
          <table:table-cell table:style-name="ce4" office:value-type="float" office:value="700" calcext:value-type="float">
            <text:p>700</text:p>
          </table:table-cell>
          <table:table-cell table:style-name="ce11" table:formula="of:=[.$C$4]/[.$Q8]" office:value-type="float" office:value="0.00952380952380952" calcext:value-type="float">
            <text:p>0,009524</text:p>
          </table:table-cell>
          <table:table-cell table:style-name="ce18" table:formula="of:=[.D$4]/[.$Q8]" office:value-type="float" office:value="0.0119047619047619" calcext:value-type="float">
            <text:p>0,011905</text:p>
          </table:table-cell>
          <table:table-cell table:style-name="ce11" table:formula="of:=[.E$4]/[.$Q8]" office:value-type="float" office:value="0.00238095238095238" calcext:value-type="float">
            <text:p>0,002381</text:p>
          </table:table-cell>
          <table:table-cell table:style-name="ce18" table:formula="of:=[.F$4]/[.$Q8]" office:value-type="float" office:value="0.0190476190476191" calcext:value-type="float">
            <text:p>0,019048</text:p>
          </table:table-cell>
          <table:table-cell table:style-name="ce11" table:formula="of:=[.G$4]/[.$Q8]" office:value-type="float" office:value="0.00119047619047619" calcext:value-type="float">
            <text:p>0,001190</text:p>
          </table:table-cell>
          <table:table-cell table:style-name="ce18" table:formula="of:=[.H$4]/[.$Q8]" office:value-type="float" office:value="0.0202380952380952" calcext:value-type="float">
            <text:p>0,020238</text:p>
          </table:table-cell>
          <table:table-cell table:style-name="ce18"/>
          <table:table-cell table:formula="of:=[.J$4]/[.$Q8]" office:value-type="float" office:value="0.000238095238095238" calcext:value-type="float">
            <text:p>0,000238</text:p>
          </table:table-cell>
          <table:table-cell table:style-name="ce18" table:formula="of:=[.K$4]/[.$Q8]" office:value-type="float" office:value="0.0107142857142857" calcext:value-type="float">
            <text:p>0,010714</text:p>
          </table:table-cell>
          <table:table-cell table:style-name="ce23" table:formula="of:=[.L$4]/[.$Q8]" office:value-type="float" office:value="0.0214285714285714" calcext:value-type="float">
            <text:p>0,021429</text:p>
          </table:table-cell>
          <table:table-cell table:style-name="ce18" table:formula="of:=[.M$4]/[.$Q8]" office:value-type="float" office:value="0.0428571428571429" calcext:value-type="float">
            <text:p>0,042857</text:p>
          </table:table-cell>
          <table:table-cell table:style-name="ce18" table:formula="of:=[.N$4]/[.$Q8]" office:value-type="float" office:value="0.0642857142857143" calcext:value-type="float">
            <text:p>0,064286</text:p>
          </table:table-cell>
          <table:table-cell table:style-name="ce18" table:formula="of:=[.O$4]/[.$Q8]" office:value-type="float" office:value="0.0857142857142857" calcext:value-type="float">
            <text:p>0,085714</text:p>
          </table:table-cell>
          <table:table-cell table:style-name="ce172"/>
          <table:table-cell table:formula="of:=6*[.B8]" office:value-type="float" office:value="4200" calcext:value-type="float">
            <text:p>4200</text:p>
          </table:table-cell>
        </table:table-row>
        <table:table-row table:style-name="ro1">
          <table:table-cell/>
          <table:table-cell table:style-name="ce4" office:value-type="float" office:value="1000" calcext:value-type="float">
            <text:p>1000</text:p>
          </table:table-cell>
          <table:table-cell table:style-name="ce11" table:formula="of:=[.$C$4]/[.$Q9]" office:value-type="float" office:value="0.00666666666666667" calcext:value-type="float">
            <text:p>0,006667</text:p>
          </table:table-cell>
          <table:table-cell table:style-name="ce18" table:formula="of:=[.D$4]/[.$Q9]" office:value-type="float" office:value="0.00833333333333333" calcext:value-type="float">
            <text:p>0,008333</text:p>
          </table:table-cell>
          <table:table-cell table:style-name="ce11" table:formula="of:=[.E$4]/[.$Q9]" office:value-type="float" office:value="0.00166666666666667" calcext:value-type="float">
            <text:p>0,001667</text:p>
          </table:table-cell>
          <table:table-cell table:style-name="ce18" table:formula="of:=[.F$4]/[.$Q9]" office:value-type="float" office:value="0.0133333333333333" calcext:value-type="float">
            <text:p>0,013333</text:p>
          </table:table-cell>
          <table:table-cell table:style-name="ce11" table:formula="of:=[.G$4]/[.$Q9]" office:value-type="float" office:value="0.000833333333333333" calcext:value-type="float">
            <text:p>0,000833</text:p>
          </table:table-cell>
          <table:table-cell table:style-name="ce18" table:formula="of:=[.H$4]/[.$Q9]" office:value-type="float" office:value="0.0141666666666667" calcext:value-type="float">
            <text:p>0,014167</text:p>
          </table:table-cell>
          <table:table-cell table:style-name="ce18"/>
          <table:table-cell table:formula="of:=[.J$4]/[.$Q9]" office:value-type="float" office:value="0.000166666666666667" calcext:value-type="float">
            <text:p>0,000167</text:p>
          </table:table-cell>
          <table:table-cell table:style-name="ce18" table:formula="of:=[.K$4]/[.$Q9]" office:value-type="float" office:value="0.0075" calcext:value-type="float">
            <text:p>0,007500</text:p>
          </table:table-cell>
          <table:table-cell table:style-name="ce23" table:formula="of:=[.L$4]/[.$Q9]" office:value-type="float" office:value="0.015" calcext:value-type="float">
            <text:p>0,015000</text:p>
          </table:table-cell>
          <table:table-cell table:style-name="ce18" table:formula="of:=[.M$4]/[.$Q9]" office:value-type="float" office:value="0.03" calcext:value-type="float">
            <text:p>0,030000</text:p>
          </table:table-cell>
          <table:table-cell table:style-name="ce18" table:formula="of:=[.N$4]/[.$Q9]" office:value-type="float" office:value="0.045" calcext:value-type="float">
            <text:p>0,045000</text:p>
          </table:table-cell>
          <table:table-cell table:style-name="ce18" table:formula="of:=[.O$4]/[.$Q9]" office:value-type="float" office:value="0.06" calcext:value-type="float">
            <text:p>0,060000</text:p>
          </table:table-cell>
          <table:table-cell table:style-name="ce172"/>
          <table:table-cell table:formula="of:=6*[.B9]" office:value-type="float" office:value="6000" calcext:value-type="float">
            <text:p>6000</text:p>
          </table:table-cell>
        </table:table-row>
        <table:table-row table:style-name="ro1">
          <table:table-cell/>
          <table:table-cell table:style-name="ce4" office:value-type="float" office:value="1350" calcext:value-type="float">
            <text:p>1350</text:p>
          </table:table-cell>
          <table:table-cell table:style-name="ce11" table:formula="of:=[.$C$4]/[.$Q10]" office:value-type="float" office:value="0.00493827160493827" calcext:value-type="float">
            <text:p>0,004938</text:p>
          </table:table-cell>
          <table:table-cell table:style-name="ce18" table:formula="of:=[.D$4]/[.$Q10]" office:value-type="float" office:value="0.00617283950617284" calcext:value-type="float">
            <text:p>0,006173</text:p>
          </table:table-cell>
          <table:table-cell table:style-name="ce11" table:formula="of:=[.E$4]/[.$Q10]" office:value-type="float" office:value="0.00123456790123457" calcext:value-type="float">
            <text:p>0,001235</text:p>
          </table:table-cell>
          <table:table-cell table:style-name="ce18" table:formula="of:=[.F$4]/[.$Q10]" office:value-type="float" office:value="0.00987654320987654" calcext:value-type="float">
            <text:p>0,009877</text:p>
          </table:table-cell>
          <table:table-cell table:style-name="ce11" table:formula="of:=[.G$4]/[.$Q10]" office:value-type="float" office:value="0.000617283950617284" calcext:value-type="float">
            <text:p>0,000617</text:p>
          </table:table-cell>
          <table:table-cell table:style-name="ce18" table:formula="of:=[.H$4]/[.$Q10]" office:value-type="float" office:value="0.0104938271604938" calcext:value-type="float">
            <text:p>0,010494</text:p>
          </table:table-cell>
          <table:table-cell table:style-name="ce18"/>
          <table:table-cell table:formula="of:=[.J$4]/[.$Q10]" office:value-type="float" office:value="0.000123456790123457" calcext:value-type="float">
            <text:p>0,000123</text:p>
          </table:table-cell>
          <table:table-cell table:style-name="ce18" table:formula="of:=[.K$4]/[.$Q10]" office:value-type="float" office:value="0.00555555555555556" calcext:value-type="float">
            <text:p>0,005556</text:p>
          </table:table-cell>
          <table:table-cell table:style-name="ce23" table:formula="of:=[.L$4]/[.$Q10]" office:value-type="float" office:value="0.0111111111111111" calcext:value-type="float">
            <text:p>0,011111</text:p>
          </table:table-cell>
          <table:table-cell table:style-name="ce18" table:formula="of:=[.M$4]/[.$Q10]" office:value-type="float" office:value="0.0222222222222222" calcext:value-type="float">
            <text:p>0,022222</text:p>
          </table:table-cell>
          <table:table-cell table:style-name="ce18" table:formula="of:=[.N$4]/[.$Q10]" office:value-type="float" office:value="0.0333333333333333" calcext:value-type="float">
            <text:p>0,033333</text:p>
          </table:table-cell>
          <table:table-cell table:style-name="ce18" table:formula="of:=[.O$4]/[.$Q10]" office:value-type="float" office:value="0.0444444444444444" calcext:value-type="float">
            <text:p>0,044444</text:p>
          </table:table-cell>
          <table:table-cell table:style-name="ce172"/>
          <table:table-cell table:formula="of:=6*[.B10]" office:value-type="float" office:value="8100" calcext:value-type="float">
            <text:p>8100</text:p>
          </table:table-cell>
        </table:table-row>
        <table:table-row table:style-name="ro1">
          <table:table-cell/>
          <table:table-cell table:style-name="ce4" office:value-type="float" office:value="1500" calcext:value-type="float">
            <text:p>1500</text:p>
          </table:table-cell>
          <table:table-cell table:style-name="ce11" table:formula="of:=[.$C$4]/[.$Q11]" office:value-type="float" office:value="0.00444444444444444" calcext:value-type="float">
            <text:p>0,004444</text:p>
          </table:table-cell>
          <table:table-cell table:style-name="ce18" table:formula="of:=[.D$4]/[.$Q11]" office:value-type="float" office:value="0.00555555555555556" calcext:value-type="float">
            <text:p>0,005556</text:p>
          </table:table-cell>
          <table:table-cell table:style-name="ce11" table:formula="of:=[.E$4]/[.$Q11]" office:value-type="float" office:value="0.00111111111111111" calcext:value-type="float">
            <text:p>0,001111</text:p>
          </table:table-cell>
          <table:table-cell table:style-name="ce18" table:formula="of:=[.F$4]/[.$Q11]" office:value-type="float" office:value="0.00888888888888889" calcext:value-type="float">
            <text:p>0,008889</text:p>
          </table:table-cell>
          <table:table-cell table:style-name="ce11" table:formula="of:=[.G$4]/[.$Q11]" office:value-type="float" office:value="0.000555555555555556" calcext:value-type="float">
            <text:p>0,000556</text:p>
          </table:table-cell>
          <table:table-cell table:style-name="ce18" table:formula="of:=[.H$4]/[.$Q11]" office:value-type="float" office:value="0.00944444444444444" calcext:value-type="float">
            <text:p>0,009444</text:p>
          </table:table-cell>
          <table:table-cell table:style-name="ce18"/>
          <table:table-cell table:formula="of:=[.J$4]/[.$Q11]" office:value-type="float" office:value="0.000111111111111111" calcext:value-type="float">
            <text:p>0,000111</text:p>
          </table:table-cell>
          <table:table-cell table:style-name="ce18" table:formula="of:=[.K$4]/[.$Q11]" office:value-type="float" office:value="0.005" calcext:value-type="float">
            <text:p>0,005000</text:p>
          </table:table-cell>
          <table:table-cell table:style-name="ce23" table:formula="of:=[.L$4]/[.$Q11]" office:value-type="float" office:value="0.01" calcext:value-type="float">
            <text:p>0,010000</text:p>
          </table:table-cell>
          <table:table-cell table:style-name="ce18" table:formula="of:=[.M$4]/[.$Q11]" office:value-type="float" office:value="0.02" calcext:value-type="float">
            <text:p>0,020000</text:p>
          </table:table-cell>
          <table:table-cell table:style-name="ce18" table:formula="of:=[.N$4]/[.$Q11]" office:value-type="float" office:value="0.03" calcext:value-type="float">
            <text:p>0,030000</text:p>
          </table:table-cell>
          <table:table-cell table:style-name="ce18" table:formula="of:=[.O$4]/[.$Q11]" office:value-type="float" office:value="0.04" calcext:value-type="float">
            <text:p>0,040000</text:p>
          </table:table-cell>
          <table:table-cell table:style-name="ce172"/>
          <table:table-cell table:formula="of:=6*[.B11]" office:value-type="float" office:value="9000" calcext:value-type="float">
            <text:p>9000</text:p>
          </table:table-cell>
        </table:table-row>
        <table:table-row table:style-name="ro1">
          <table:table-cell/>
          <table:table-cell table:style-name="ce4" office:value-type="float" office:value="2000" calcext:value-type="float">
            <text:p>2000</text:p>
          </table:table-cell>
          <table:table-cell table:style-name="ce11" table:formula="of:=[.$C$4]/[.$Q12]" office:value-type="float" office:value="0.00333333333333333" calcext:value-type="float">
            <text:p>0,003333</text:p>
          </table:table-cell>
          <table:table-cell table:style-name="ce18" table:formula="of:=[.D$4]/[.$Q12]" office:value-type="float" office:value="0.00416666666666667" calcext:value-type="float">
            <text:p>0,004167</text:p>
          </table:table-cell>
          <table:table-cell table:style-name="ce11" table:formula="of:=[.E$4]/[.$Q12]" office:value-type="float" office:value="0.000833333333333333" calcext:value-type="float">
            <text:p>0,000833</text:p>
          </table:table-cell>
          <table:table-cell table:style-name="ce18" table:formula="of:=[.F$4]/[.$Q12]" office:value-type="float" office:value="0.00666666666666667" calcext:value-type="float">
            <text:p>0,006667</text:p>
          </table:table-cell>
          <table:table-cell table:style-name="ce11" table:formula="of:=[.G$4]/[.$Q12]" office:value-type="float" office:value="0.000416666666666667" calcext:value-type="float">
            <text:p>0,000417</text:p>
          </table:table-cell>
          <table:table-cell table:style-name="ce18" table:formula="of:=[.H$4]/[.$Q12]" office:value-type="float" office:value="0.00708333333333333" calcext:value-type="float">
            <text:p>0,007083</text:p>
          </table:table-cell>
          <table:table-cell table:style-name="ce18"/>
          <table:table-cell table:formula="of:=[.J$4]/[.$Q12]" office:value-type="float" office:value="0.0000833333333333333" calcext:value-type="float">
            <text:p>0,000083</text:p>
          </table:table-cell>
          <table:table-cell table:style-name="ce18" table:formula="of:=[.K$4]/[.$Q12]" office:value-type="float" office:value="0.00375" calcext:value-type="float">
            <text:p>0,003750</text:p>
          </table:table-cell>
          <table:table-cell table:style-name="ce23" table:formula="of:=[.L$4]/[.$Q12]" office:value-type="float" office:value="0.0075" calcext:value-type="float">
            <text:p>0,007500</text:p>
          </table:table-cell>
          <table:table-cell table:style-name="ce18" table:formula="of:=[.M$4]/[.$Q12]" office:value-type="float" office:value="0.015" calcext:value-type="float">
            <text:p>0,015000</text:p>
          </table:table-cell>
          <table:table-cell table:style-name="ce18" table:formula="of:=[.N$4]/[.$Q12]" office:value-type="float" office:value="0.0225" calcext:value-type="float">
            <text:p>0,022500</text:p>
          </table:table-cell>
          <table:table-cell table:style-name="ce18" table:formula="of:=[.O$4]/[.$Q12]" office:value-type="float" office:value="0.03" calcext:value-type="float">
            <text:p>0,030000</text:p>
          </table:table-cell>
          <table:table-cell table:style-name="ce172"/>
          <table:table-cell table:formula="of:=6*[.B12]" office:value-type="float" office:value="12000" calcext:value-type="float">
            <text:p>12000</text:p>
          </table:table-cell>
        </table:table-row>
        <table:table-row table:style-name="ro1">
          <table:table-cell/>
          <table:table-cell table:style-name="ce4" office:value-type="float" office:value="2500" calcext:value-type="float">
            <text:p>2500</text:p>
          </table:table-cell>
          <table:table-cell table:style-name="ce11" table:formula="of:=[.$C$4]/[.$Q13]" office:value-type="float" office:value="0.00266666666666667" calcext:value-type="float">
            <text:p>0,002667</text:p>
          </table:table-cell>
          <table:table-cell table:style-name="ce18" table:formula="of:=[.D$4]/[.$Q13]" office:value-type="float" office:value="0.00333333333333333" calcext:value-type="float">
            <text:p>0,003333</text:p>
          </table:table-cell>
          <table:table-cell table:style-name="ce11" table:formula="of:=[.E$4]/[.$Q13]" office:value-type="float" office:value="0.000666666666666667" calcext:value-type="float">
            <text:p>0,000667</text:p>
          </table:table-cell>
          <table:table-cell table:style-name="ce18" table:formula="of:=[.F$4]/[.$Q13]" office:value-type="float" office:value="0.00533333333333333" calcext:value-type="float">
            <text:p>0,005333</text:p>
          </table:table-cell>
          <table:table-cell table:style-name="ce11" table:formula="of:=[.G$4]/[.$Q13]" office:value-type="float" office:value="0.000333333333333333" calcext:value-type="float">
            <text:p>0,000333</text:p>
          </table:table-cell>
          <table:table-cell table:style-name="ce18" table:formula="of:=[.H$4]/[.$Q13]" office:value-type="float" office:value="0.00566666666666667" calcext:value-type="float">
            <text:p>0,005667</text:p>
          </table:table-cell>
          <table:table-cell table:style-name="ce18"/>
          <table:table-cell table:formula="of:=[.J$4]/[.$Q13]" office:value-type="float" office:value="0.0000666666666666667" calcext:value-type="float">
            <text:p>0,000067</text:p>
          </table:table-cell>
          <table:table-cell table:style-name="ce18" table:formula="of:=[.K$4]/[.$Q13]" office:value-type="float" office:value="0.003" calcext:value-type="float">
            <text:p>0,003000</text:p>
          </table:table-cell>
          <table:table-cell table:style-name="ce23" table:formula="of:=[.L$4]/[.$Q13]" office:value-type="float" office:value="0.006" calcext:value-type="float">
            <text:p>0,006000</text:p>
          </table:table-cell>
          <table:table-cell table:style-name="ce18" table:formula="of:=[.M$4]/[.$Q13]" office:value-type="float" office:value="0.012" calcext:value-type="float">
            <text:p>0,012000</text:p>
          </table:table-cell>
          <table:table-cell table:style-name="ce18" table:formula="of:=[.N$4]/[.$Q13]" office:value-type="float" office:value="0.018" calcext:value-type="float">
            <text:p>0,018000</text:p>
          </table:table-cell>
          <table:table-cell table:style-name="ce18" table:formula="of:=[.O$4]/[.$Q13]" office:value-type="float" office:value="0.024" calcext:value-type="float">
            <text:p>0,024000</text:p>
          </table:table-cell>
          <table:table-cell table:style-name="ce172"/>
          <table:table-cell table:formula="of:=6*[.B13]" office:value-type="float" office:value="15000" calcext:value-type="float">
            <text:p>15000</text:p>
          </table:table-cell>
        </table:table-row>
        <table:table-row table:style-name="ro1">
          <table:table-cell/>
          <table:table-cell table:style-name="ce4" office:value-type="float" office:value="3000" calcext:value-type="float">
            <text:p>3000</text:p>
          </table:table-cell>
          <table:table-cell table:style-name="ce11" table:formula="of:=[.$C$4]/[.$Q14]" office:value-type="float" office:value="0.00222222222222222" calcext:value-type="float">
            <text:p>0,002222</text:p>
          </table:table-cell>
          <table:table-cell table:style-name="ce18" table:formula="of:=[.D$4]/[.$Q14]" office:value-type="float" office:value="0.00277777777777778" calcext:value-type="float">
            <text:p>0,002778</text:p>
          </table:table-cell>
          <table:table-cell table:style-name="ce11" table:formula="of:=[.E$4]/[.$Q14]" office:value-type="float" office:value="0.000555555555555556" calcext:value-type="float">
            <text:p>0,000556</text:p>
          </table:table-cell>
          <table:table-cell table:style-name="ce18" table:formula="of:=[.F$4]/[.$Q14]" office:value-type="float" office:value="0.00444444444444444" calcext:value-type="float">
            <text:p>0,004444</text:p>
          </table:table-cell>
          <table:table-cell table:style-name="ce11" table:formula="of:=[.G$4]/[.$Q14]" office:value-type="float" office:value="0.000277777777777778" calcext:value-type="float">
            <text:p>0,000278</text:p>
          </table:table-cell>
          <table:table-cell table:style-name="ce18" table:formula="of:=[.H$4]/[.$Q14]" office:value-type="float" office:value="0.00472222222222222" calcext:value-type="float">
            <text:p>0,004722</text:p>
          </table:table-cell>
          <table:table-cell table:style-name="ce18"/>
          <table:table-cell table:formula="of:=[.J$4]/[.$Q14]" office:value-type="float" office:value="0.0000555555555555556" calcext:value-type="float">
            <text:p>0,000056</text:p>
          </table:table-cell>
          <table:table-cell table:style-name="ce18" table:formula="of:=[.K$4]/[.$Q14]" office:value-type="float" office:value="0.0025" calcext:value-type="float">
            <text:p>0,002500</text:p>
          </table:table-cell>
          <table:table-cell table:style-name="ce23" table:formula="of:=[.L$4]/[.$Q14]" office:value-type="float" office:value="0.005" calcext:value-type="float">
            <text:p>0,005000</text:p>
          </table:table-cell>
          <table:table-cell table:style-name="ce18" table:formula="of:=[.M$4]/[.$Q14]" office:value-type="float" office:value="0.01" calcext:value-type="float">
            <text:p>0,010000</text:p>
          </table:table-cell>
          <table:table-cell table:style-name="ce18" table:formula="of:=[.N$4]/[.$Q14]" office:value-type="float" office:value="0.015" calcext:value-type="float">
            <text:p>0,015000</text:p>
          </table:table-cell>
          <table:table-cell table:style-name="ce18" table:formula="of:=[.O$4]/[.$Q14]" office:value-type="float" office:value="0.02" calcext:value-type="float">
            <text:p>0,020000</text:p>
          </table:table-cell>
          <table:table-cell table:style-name="ce172"/>
          <table:table-cell table:formula="of:=6*[.B14]" office:value-type="float" office:value="18000" calcext:value-type="float">
            <text:p>18000</text:p>
          </table:table-cell>
        </table:table-row>
        <table:table-row table:style-name="ro1">
          <table:table-cell/>
          <table:table-cell table:style-name="ce4" office:value-type="float" office:value="3500" calcext:value-type="float">
            <text:p>3500</text:p>
          </table:table-cell>
          <table:table-cell table:style-name="ce11" table:formula="of:=[.$C$4]/[.$Q15]" office:value-type="float" office:value="0.0019047619047619" calcext:value-type="float">
            <text:p>0,001905</text:p>
          </table:table-cell>
          <table:table-cell table:style-name="ce18" table:formula="of:=[.D$4]/[.$Q15]" office:value-type="float" office:value="0.00238095238095238" calcext:value-type="float">
            <text:p>0,002381</text:p>
          </table:table-cell>
          <table:table-cell table:style-name="ce11" table:formula="of:=[.E$4]/[.$Q15]" office:value-type="float" office:value="0.000476190476190476" calcext:value-type="float">
            <text:p>0,000476</text:p>
          </table:table-cell>
          <table:table-cell table:style-name="ce18" table:formula="of:=[.F$4]/[.$Q15]" office:value-type="float" office:value="0.00380952380952381" calcext:value-type="float">
            <text:p>0,003810</text:p>
          </table:table-cell>
          <table:table-cell table:style-name="ce11" table:formula="of:=[.G$4]/[.$Q15]" office:value-type="float" office:value="0.000238095238095238" calcext:value-type="float">
            <text:p>0,000238</text:p>
          </table:table-cell>
          <table:table-cell table:style-name="ce18" table:formula="of:=[.H$4]/[.$Q15]" office:value-type="float" office:value="0.00404761904761905" calcext:value-type="float">
            <text:p>0,004048</text:p>
          </table:table-cell>
          <table:table-cell table:style-name="ce18"/>
          <table:table-cell table:formula="of:=[.J$4]/[.$Q15]" office:value-type="float" office:value="0.0000476190476190476" calcext:value-type="float">
            <text:p>0,000048</text:p>
          </table:table-cell>
          <table:table-cell table:style-name="ce18" table:formula="of:=[.K$4]/[.$Q15]" office:value-type="float" office:value="0.00214285714285714" calcext:value-type="float">
            <text:p>0,002143</text:p>
          </table:table-cell>
          <table:table-cell table:style-name="ce23" table:formula="of:=[.L$4]/[.$Q15]" office:value-type="float" office:value="0.00428571428571429" calcext:value-type="float">
            <text:p>0,004286</text:p>
          </table:table-cell>
          <table:table-cell table:style-name="ce18" table:formula="of:=[.M$4]/[.$Q15]" office:value-type="float" office:value="0.00857142857142857" calcext:value-type="float">
            <text:p>0,008571</text:p>
          </table:table-cell>
          <table:table-cell table:style-name="ce18" table:formula="of:=[.N$4]/[.$Q15]" office:value-type="float" office:value="0.0128571428571429" calcext:value-type="float">
            <text:p>0,012857</text:p>
          </table:table-cell>
          <table:table-cell table:style-name="ce18" table:formula="of:=[.O$4]/[.$Q15]" office:value-type="float" office:value="0.0171428571428571" calcext:value-type="float">
            <text:p>0,017143</text:p>
          </table:table-cell>
          <table:table-cell table:style-name="ce172"/>
          <table:table-cell table:formula="of:=6*[.B15]" office:value-type="float" office:value="21000" calcext:value-type="float">
            <text:p>21000</text:p>
          </table:table-cell>
        </table:table-row>
        <table:table-row table:style-name="ro1">
          <table:table-cell/>
          <table:table-cell table:style-name="ce4" office:value-type="float" office:value="4000" calcext:value-type="float">
            <text:p>4000</text:p>
          </table:table-cell>
          <table:table-cell table:style-name="ce11" table:formula="of:=[.$C$4]/[.$Q16]" office:value-type="float" office:value="0.00166666666666667" calcext:value-type="float">
            <text:p>0,001667</text:p>
          </table:table-cell>
          <table:table-cell table:style-name="ce18" table:formula="of:=[.D$4]/[.$Q16]" office:value-type="float" office:value="0.00208333333333333" calcext:value-type="float">
            <text:p>0,002083</text:p>
          </table:table-cell>
          <table:table-cell table:style-name="ce11" table:formula="of:=[.E$4]/[.$Q16]" office:value-type="float" office:value="0.000416666666666667" calcext:value-type="float">
            <text:p>0,000417</text:p>
          </table:table-cell>
          <table:table-cell table:style-name="ce18" table:formula="of:=[.F$4]/[.$Q16]" office:value-type="float" office:value="0.00333333333333333" calcext:value-type="float">
            <text:p>0,003333</text:p>
          </table:table-cell>
          <table:table-cell table:style-name="ce11" table:formula="of:=[.G$4]/[.$Q16]" office:value-type="float" office:value="0.000208333333333333" calcext:value-type="float">
            <text:p>0,000208</text:p>
          </table:table-cell>
          <table:table-cell table:style-name="ce18" table:formula="of:=[.H$4]/[.$Q16]" office:value-type="float" office:value="0.00354166666666667" calcext:value-type="float">
            <text:p>0,003542</text:p>
          </table:table-cell>
          <table:table-cell table:style-name="ce18"/>
          <table:table-cell table:formula="of:=[.J$4]/[.$Q16]" office:value-type="float" office:value="0.0000416666666666667" calcext:value-type="float">
            <text:p>0,000042</text:p>
          </table:table-cell>
          <table:table-cell table:style-name="ce18" table:formula="of:=[.K$4]/[.$Q16]" office:value-type="float" office:value="0.001875" calcext:value-type="float">
            <text:p>0,001875</text:p>
          </table:table-cell>
          <table:table-cell table:style-name="ce23" table:formula="of:=[.L$4]/[.$Q16]" office:value-type="float" office:value="0.00375" calcext:value-type="float">
            <text:p>0,003750</text:p>
          </table:table-cell>
          <table:table-cell table:style-name="ce18" table:formula="of:=[.M$4]/[.$Q16]" office:value-type="float" office:value="0.0075" calcext:value-type="float">
            <text:p>0,007500</text:p>
          </table:table-cell>
          <table:table-cell table:style-name="ce18" table:formula="of:=[.N$4]/[.$Q16]" office:value-type="float" office:value="0.01125" calcext:value-type="float">
            <text:p>0,011250</text:p>
          </table:table-cell>
          <table:table-cell table:style-name="ce18" table:formula="of:=[.O$4]/[.$Q16]" office:value-type="float" office:value="0.015" calcext:value-type="float">
            <text:p>0,015000</text:p>
          </table:table-cell>
          <table:table-cell table:style-name="ce172"/>
          <table:table-cell table:formula="of:=6*[.B16]" office:value-type="float" office:value="24000" calcext:value-type="float">
            <text:p>24000</text:p>
          </table:table-cell>
        </table:table-row>
        <table:table-row table:style-name="ro1">
          <table:table-cell/>
          <table:table-cell table:style-name="ce4" office:value-type="float" office:value="4500" calcext:value-type="float">
            <text:p>4500</text:p>
          </table:table-cell>
          <table:table-cell table:style-name="ce11" table:formula="of:=[.$C$4]/[.$Q17]" office:value-type="float" office:value="0.00148148148148148" calcext:value-type="float">
            <text:p>0,001481</text:p>
          </table:table-cell>
          <table:table-cell table:style-name="ce18" table:formula="of:=[.D$4]/[.$Q17]" office:value-type="float" office:value="0.00185185185185185" calcext:value-type="float">
            <text:p>0,001852</text:p>
          </table:table-cell>
          <table:table-cell table:style-name="ce11" table:formula="of:=[.E$4]/[.$Q17]" office:value-type="float" office:value="0.00037037037037037" calcext:value-type="float">
            <text:p>0,000370</text:p>
          </table:table-cell>
          <table:table-cell table:style-name="ce18" table:formula="of:=[.F$4]/[.$Q17]" office:value-type="float" office:value="0.00296296296296296" calcext:value-type="float">
            <text:p>0,002963</text:p>
          </table:table-cell>
          <table:table-cell table:style-name="ce11" table:formula="of:=[.G$4]/[.$Q17]" office:value-type="float" office:value="0.000185185185185185" calcext:value-type="float">
            <text:p>0,000185</text:p>
          </table:table-cell>
          <table:table-cell table:style-name="ce18" table:formula="of:=[.H$4]/[.$Q17]" office:value-type="float" office:value="0.00314814814814815" calcext:value-type="float">
            <text:p>0,003148</text:p>
          </table:table-cell>
          <table:table-cell table:style-name="ce18"/>
          <table:table-cell table:formula="of:=[.J$4]/[.$Q17]" office:value-type="float" office:value="0.000037037037037037" calcext:value-type="float">
            <text:p>0,000037</text:p>
          </table:table-cell>
          <table:table-cell table:style-name="ce18" table:formula="of:=[.K$4]/[.$Q17]" office:value-type="float" office:value="0.00166666666666667" calcext:value-type="float">
            <text:p>0,001667</text:p>
          </table:table-cell>
          <table:table-cell table:style-name="ce23" table:formula="of:=[.L$4]/[.$Q17]" office:value-type="float" office:value="0.00333333333333333" calcext:value-type="float">
            <text:p>0,003333</text:p>
          </table:table-cell>
          <table:table-cell table:style-name="ce18" table:formula="of:=[.M$4]/[.$Q17]" office:value-type="float" office:value="0.00666666666666667" calcext:value-type="float">
            <text:p>0,006667</text:p>
          </table:table-cell>
          <table:table-cell table:style-name="ce18" table:formula="of:=[.N$4]/[.$Q17]" office:value-type="float" office:value="0.01" calcext:value-type="float">
            <text:p>0,010000</text:p>
          </table:table-cell>
          <table:table-cell table:style-name="ce18" table:formula="of:=[.O$4]/[.$Q17]" office:value-type="float" office:value="0.0133333333333333" calcext:value-type="float">
            <text:p>0,013333</text:p>
          </table:table-cell>
          <table:table-cell table:style-name="ce172"/>
          <table:table-cell table:formula="of:=6*[.B17]" office:value-type="float" office:value="27000" calcext:value-type="float">
            <text:p>27000</text:p>
          </table:table-cell>
        </table:table-row>
        <table:table-row table:style-name="ro1">
          <table:table-cell/>
          <table:table-cell table:style-name="ce4" office:value-type="float" office:value="5000" calcext:value-type="float">
            <text:p>5000</text:p>
          </table:table-cell>
          <table:table-cell table:style-name="ce11" table:formula="of:=[.$C$4]/[.$Q18]" office:value-type="float" office:value="0.00133333333333333" calcext:value-type="float">
            <text:p>0,001333</text:p>
          </table:table-cell>
          <table:table-cell table:style-name="ce18" table:formula="of:=[.D$4]/[.$Q18]" office:value-type="float" office:value="0.00166666666666667" calcext:value-type="float">
            <text:p>0,001667</text:p>
          </table:table-cell>
          <table:table-cell table:style-name="ce11" table:formula="of:=[.E$4]/[.$Q18]" office:value-type="float" office:value="0.000333333333333333" calcext:value-type="float">
            <text:p>0,000333</text:p>
          </table:table-cell>
          <table:table-cell table:style-name="ce18" table:formula="of:=[.F$4]/[.$Q18]" office:value-type="float" office:value="0.00266666666666667" calcext:value-type="float">
            <text:p>0,002667</text:p>
          </table:table-cell>
          <table:table-cell table:style-name="ce11" table:formula="of:=[.G$4]/[.$Q18]" office:value-type="float" office:value="0.000166666666666667" calcext:value-type="float">
            <text:p>0,000167</text:p>
          </table:table-cell>
          <table:table-cell table:style-name="ce18" table:formula="of:=[.H$4]/[.$Q18]" office:value-type="float" office:value="0.00283333333333333" calcext:value-type="float">
            <text:p>0,002833</text:p>
          </table:table-cell>
          <table:table-cell table:style-name="ce18"/>
          <table:table-cell table:formula="of:=[.J$4]/[.$Q18]" office:value-type="float" office:value="0.0000333333333333333" calcext:value-type="float">
            <text:p>0,000033</text:p>
          </table:table-cell>
          <table:table-cell table:style-name="ce18" table:formula="of:=[.K$4]/[.$Q18]" office:value-type="float" office:value="0.0015" calcext:value-type="float">
            <text:p>0,001500</text:p>
          </table:table-cell>
          <table:table-cell table:style-name="ce23" table:formula="of:=[.L$4]/[.$Q18]" office:value-type="float" office:value="0.003" calcext:value-type="float">
            <text:p>0,003000</text:p>
          </table:table-cell>
          <table:table-cell table:style-name="ce18" table:formula="of:=[.M$4]/[.$Q18]" office:value-type="float" office:value="0.006" calcext:value-type="float">
            <text:p>0,006000</text:p>
          </table:table-cell>
          <table:table-cell table:style-name="ce18" table:formula="of:=[.N$4]/[.$Q18]" office:value-type="float" office:value="0.009" calcext:value-type="float">
            <text:p>0,009000</text:p>
          </table:table-cell>
          <table:table-cell table:style-name="ce18" table:formula="of:=[.O$4]/[.$Q18]" office:value-type="float" office:value="0.012" calcext:value-type="float">
            <text:p>0,012000</text:p>
          </table:table-cell>
          <table:table-cell table:style-name="ce172"/>
          <table:table-cell table:formula="of:=6*[.B18]" office:value-type="float" office:value="30000" calcext:value-type="float">
            <text:p>30000</text:p>
          </table:table-cell>
        </table:table-row>
        <table:table-row table:style-name="ro1">
          <table:table-cell/>
          <table:table-cell table:style-name="ce4" office:value-type="float" office:value="5500" calcext:value-type="float">
            <text:p>5500</text:p>
          </table:table-cell>
          <table:table-cell table:style-name="ce11" table:formula="of:=[.$C$4]/[.$Q19]" office:value-type="float" office:value="0.00121212121212121" calcext:value-type="float">
            <text:p>0,001212</text:p>
          </table:table-cell>
          <table:table-cell table:style-name="ce18" table:formula="of:=[.D$4]/[.$Q19]" office:value-type="float" office:value="0.00151515151515152" calcext:value-type="float">
            <text:p>0,001515</text:p>
          </table:table-cell>
          <table:table-cell table:style-name="ce11" table:formula="of:=[.E$4]/[.$Q19]" office:value-type="float" office:value="0.000303030303030303" calcext:value-type="float">
            <text:p>0,000303</text:p>
          </table:table-cell>
          <table:table-cell table:style-name="ce18" table:formula="of:=[.F$4]/[.$Q19]" office:value-type="float" office:value="0.00242424242424242" calcext:value-type="float">
            <text:p>0,002424</text:p>
          </table:table-cell>
          <table:table-cell table:style-name="ce11" table:formula="of:=[.G$4]/[.$Q19]" office:value-type="float" office:value="0.000151515151515152" calcext:value-type="float">
            <text:p>0,000152</text:p>
          </table:table-cell>
          <table:table-cell table:style-name="ce18" table:formula="of:=[.H$4]/[.$Q19]" office:value-type="float" office:value="0.00257575757575758" calcext:value-type="float">
            <text:p>0,002576</text:p>
          </table:table-cell>
          <table:table-cell table:style-name="ce18"/>
          <table:table-cell table:formula="of:=[.J$4]/[.$Q19]" office:value-type="float" office:value="0.0000303030303030303" calcext:value-type="float">
            <text:p>0,000030</text:p>
          </table:table-cell>
          <table:table-cell table:style-name="ce18" table:formula="of:=[.K$4]/[.$Q19]" office:value-type="float" office:value="0.00136363636363636" calcext:value-type="float">
            <text:p>0,001364</text:p>
          </table:table-cell>
          <table:table-cell table:style-name="ce23" table:formula="of:=[.L$4]/[.$Q19]" office:value-type="float" office:value="0.00272727272727273" calcext:value-type="float">
            <text:p>0,002727</text:p>
          </table:table-cell>
          <table:table-cell table:style-name="ce18" table:formula="of:=[.M$4]/[.$Q19]" office:value-type="float" office:value="0.00545454545454546" calcext:value-type="float">
            <text:p>0,005455</text:p>
          </table:table-cell>
          <table:table-cell table:style-name="ce18" table:formula="of:=[.N$4]/[.$Q19]" office:value-type="float" office:value="0.00818181818181818" calcext:value-type="float">
            <text:p>0,008182</text:p>
          </table:table-cell>
          <table:table-cell table:style-name="ce18" table:formula="of:=[.O$4]/[.$Q19]" office:value-type="float" office:value="0.0109090909090909" calcext:value-type="float">
            <text:p>0,010909</text:p>
          </table:table-cell>
          <table:table-cell table:style-name="ce172"/>
          <table:table-cell table:formula="of:=6*[.B19]" office:value-type="float" office:value="33000" calcext:value-type="float">
            <text:p>33000</text:p>
          </table:table-cell>
        </table:table-row>
        <table:table-row table:style-name="ro1">
          <table:table-cell/>
          <table:table-cell table:style-name="ce4" office:value-type="float" office:value="6000" calcext:value-type="float">
            <text:p>6000</text:p>
          </table:table-cell>
          <table:table-cell table:style-name="ce11" table:formula="of:=[.$C$4]/[.$Q20]" office:value-type="float" office:value="0.00111111111111111" calcext:value-type="float">
            <text:p>0,001111</text:p>
          </table:table-cell>
          <table:table-cell table:style-name="ce18" table:formula="of:=[.D$4]/[.$Q20]" office:value-type="float" office:value="0.00138888888888889" calcext:value-type="float">
            <text:p>0,001389</text:p>
          </table:table-cell>
          <table:table-cell table:style-name="ce11" table:formula="of:=[.E$4]/[.$Q20]" office:value-type="float" office:value="0.000277777777777778" calcext:value-type="float">
            <text:p>0,000278</text:p>
          </table:table-cell>
          <table:table-cell table:style-name="ce18" table:formula="of:=[.F$4]/[.$Q20]" office:value-type="float" office:value="0.00222222222222222" calcext:value-type="float">
            <text:p>0,002222</text:p>
          </table:table-cell>
          <table:table-cell table:style-name="ce11" table:formula="of:=[.G$4]/[.$Q20]" office:value-type="float" office:value="0.000138888888888889" calcext:value-type="float">
            <text:p>0,000139</text:p>
          </table:table-cell>
          <table:table-cell table:style-name="ce18" table:formula="of:=[.H$4]/[.$Q20]" office:value-type="float" office:value="0.00236111111111111" calcext:value-type="float">
            <text:p>0,002361</text:p>
          </table:table-cell>
          <table:table-cell table:style-name="ce18"/>
          <table:table-cell table:formula="of:=[.J$4]/[.$Q20]" office:value-type="float" office:value="0.0000277777777777778" calcext:value-type="float">
            <text:p>0,000028</text:p>
          </table:table-cell>
          <table:table-cell table:style-name="ce18" table:formula="of:=[.K$4]/[.$Q20]" office:value-type="float" office:value="0.00125" calcext:value-type="float">
            <text:p>0,001250</text:p>
          </table:table-cell>
          <table:table-cell table:style-name="ce23" table:formula="of:=[.L$4]/[.$Q20]" office:value-type="float" office:value="0.0025" calcext:value-type="float">
            <text:p>0,002500</text:p>
          </table:table-cell>
          <table:table-cell table:style-name="ce18" table:formula="of:=[.M$4]/[.$Q20]" office:value-type="float" office:value="0.005" calcext:value-type="float">
            <text:p>0,005000</text:p>
          </table:table-cell>
          <table:table-cell table:style-name="ce18" table:formula="of:=[.N$4]/[.$Q20]" office:value-type="float" office:value="0.0075" calcext:value-type="float">
            <text:p>0,007500</text:p>
          </table:table-cell>
          <table:table-cell table:style-name="ce18" table:formula="of:=[.O$4]/[.$Q20]" office:value-type="float" office:value="0.01" calcext:value-type="float">
            <text:p>0,010000</text:p>
          </table:table-cell>
          <table:table-cell table:style-name="ce172"/>
          <table:table-cell table:formula="of:=6*[.B20]" office:value-type="float" office:value="36000" calcext:value-type="float">
            <text:p>36000</text:p>
          </table:table-cell>
        </table:table-row>
        <table:table-row table:style-name="ro1">
          <table:table-cell/>
          <table:table-cell table:style-name="ce4" office:value-type="float" office:value="6500" calcext:value-type="float">
            <text:p>6500</text:p>
          </table:table-cell>
          <table:table-cell table:style-name="ce11" table:formula="of:=[.$C$4]/[.$Q21]" office:value-type="float" office:value="0.00102564102564103" calcext:value-type="float">
            <text:p>0,001026</text:p>
          </table:table-cell>
          <table:table-cell table:style-name="ce18" table:formula="of:=[.D$4]/[.$Q21]" office:value-type="float" office:value="0.00128205128205128" calcext:value-type="float">
            <text:p>0,001282</text:p>
          </table:table-cell>
          <table:table-cell table:style-name="ce11" table:formula="of:=[.E$4]/[.$Q21]" office:value-type="float" office:value="0.000256410256410256" calcext:value-type="float">
            <text:p>0,000256</text:p>
          </table:table-cell>
          <table:table-cell table:style-name="ce18" table:formula="of:=[.F$4]/[.$Q21]" office:value-type="float" office:value="0.00205128205128205" calcext:value-type="float">
            <text:p>0,002051</text:p>
          </table:table-cell>
          <table:table-cell table:style-name="ce11" table:formula="of:=[.G$4]/[.$Q21]" office:value-type="float" office:value="0.000128205128205128" calcext:value-type="float">
            <text:p>0,000128</text:p>
          </table:table-cell>
          <table:table-cell table:style-name="ce18" table:formula="of:=[.H$4]/[.$Q21]" office:value-type="float" office:value="0.00217948717948718" calcext:value-type="float">
            <text:p>0,002179</text:p>
          </table:table-cell>
          <table:table-cell table:style-name="ce18"/>
          <table:table-cell table:formula="of:=[.J$4]/[.$Q21]" office:value-type="float" office:value="0.0000256410256410256" calcext:value-type="float">
            <text:p>0,000026</text:p>
          </table:table-cell>
          <table:table-cell table:style-name="ce18" table:formula="of:=[.K$4]/[.$Q21]" office:value-type="float" office:value="0.00115384615384615" calcext:value-type="float">
            <text:p>0,001154</text:p>
          </table:table-cell>
          <table:table-cell table:style-name="ce23" table:formula="of:=[.L$4]/[.$Q21]" office:value-type="float" office:value="0.00230769230769231" calcext:value-type="float">
            <text:p>0,002308</text:p>
          </table:table-cell>
          <table:table-cell table:style-name="ce18" table:formula="of:=[.M$4]/[.$Q21]" office:value-type="float" office:value="0.00461538461538462" calcext:value-type="float">
            <text:p>0,004615</text:p>
          </table:table-cell>
          <table:table-cell table:style-name="ce18" table:formula="of:=[.N$4]/[.$Q21]" office:value-type="float" office:value="0.00692307692307692" calcext:value-type="float">
            <text:p>0,006923</text:p>
          </table:table-cell>
          <table:table-cell table:style-name="ce18" table:formula="of:=[.O$4]/[.$Q21]" office:value-type="float" office:value="0.00923076923076923" calcext:value-type="float">
            <text:p>0,009231</text:p>
          </table:table-cell>
          <table:table-cell table:style-name="ce172"/>
          <table:table-cell table:formula="of:=6*[.B21]" office:value-type="float" office:value="39000" calcext:value-type="float">
            <text:p>39000</text:p>
          </table:table-cell>
        </table:table-row>
        <table:table-row table:style-name="ro1">
          <table:table-cell/>
          <table:table-cell table:style-name="ce4" office:value-type="float" office:value="7000" calcext:value-type="float">
            <text:p>7000</text:p>
          </table:table-cell>
          <table:table-cell table:style-name="ce11" table:formula="of:=[.$C$4]/[.$Q22]" office:value-type="float" office:value="0.000952380952380952" calcext:value-type="float">
            <text:p>0,000952</text:p>
          </table:table-cell>
          <table:table-cell table:style-name="ce18" table:formula="of:=[.D$4]/[.$Q22]" office:value-type="float" office:value="0.00119047619047619" calcext:value-type="float">
            <text:p>0,001190</text:p>
          </table:table-cell>
          <table:table-cell table:style-name="ce11" table:formula="of:=[.E$4]/[.$Q22]" office:value-type="float" office:value="0.000238095238095238" calcext:value-type="float">
            <text:p>0,000238</text:p>
          </table:table-cell>
          <table:table-cell table:style-name="ce18" table:formula="of:=[.F$4]/[.$Q22]" office:value-type="float" office:value="0.0019047619047619" calcext:value-type="float">
            <text:p>0,001905</text:p>
          </table:table-cell>
          <table:table-cell table:style-name="ce11" table:formula="of:=[.G$4]/[.$Q22]" office:value-type="float" office:value="0.000119047619047619" calcext:value-type="float">
            <text:p>0,000119</text:p>
          </table:table-cell>
          <table:table-cell table:style-name="ce18" table:formula="of:=[.H$4]/[.$Q22]" office:value-type="float" office:value="0.00202380952380952" calcext:value-type="float">
            <text:p>0,002024</text:p>
          </table:table-cell>
          <table:table-cell table:style-name="ce18"/>
          <table:table-cell table:formula="of:=[.J$4]/[.$Q22]" office:value-type="float" office:value="0.0000238095238095238" calcext:value-type="float">
            <text:p>0,000024</text:p>
          </table:table-cell>
          <table:table-cell table:style-name="ce18" table:formula="of:=[.K$4]/[.$Q22]" office:value-type="float" office:value="0.00107142857142857" calcext:value-type="float">
            <text:p>0,001071</text:p>
          </table:table-cell>
          <table:table-cell table:style-name="ce23" table:formula="of:=[.L$4]/[.$Q22]" office:value-type="float" office:value="0.00214285714285714" calcext:value-type="float">
            <text:p>0,002143</text:p>
          </table:table-cell>
          <table:table-cell table:style-name="ce18" table:formula="of:=[.M$4]/[.$Q22]" office:value-type="float" office:value="0.00428571428571429" calcext:value-type="float">
            <text:p>0,004286</text:p>
          </table:table-cell>
          <table:table-cell table:style-name="ce18" table:formula="of:=[.N$4]/[.$Q22]" office:value-type="float" office:value="0.00642857142857143" calcext:value-type="float">
            <text:p>0,006429</text:p>
          </table:table-cell>
          <table:table-cell table:style-name="ce18" table:formula="of:=[.O$4]/[.$Q22]" office:value-type="float" office:value="0.00857142857142857" calcext:value-type="float">
            <text:p>0,008571</text:p>
          </table:table-cell>
          <table:table-cell table:style-name="ce172"/>
          <table:table-cell table:formula="of:=6*[.B22]" office:value-type="float" office:value="42000" calcext:value-type="float">
            <text:p>42000</text:p>
          </table:table-cell>
        </table:table-row>
        <table:table-row table:style-name="ro1">
          <table:table-cell/>
          <table:table-cell table:style-name="ce4" office:value-type="float" office:value="7500" calcext:value-type="float">
            <text:p>7500</text:p>
          </table:table-cell>
          <table:table-cell table:style-name="ce11" table:formula="of:=[.$C$4]/[.$Q23]" office:value-type="float" office:value="0.000888888888888889" calcext:value-type="float">
            <text:p>0,000889</text:p>
          </table:table-cell>
          <table:table-cell table:style-name="ce18" table:formula="of:=[.D$4]/[.$Q23]" office:value-type="float" office:value="0.00111111111111111" calcext:value-type="float">
            <text:p>0,001111</text:p>
          </table:table-cell>
          <table:table-cell table:style-name="ce11" table:formula="of:=[.E$4]/[.$Q23]" office:value-type="float" office:value="0.000222222222222222" calcext:value-type="float">
            <text:p>0,000222</text:p>
          </table:table-cell>
          <table:table-cell table:style-name="ce18" table:formula="of:=[.F$4]/[.$Q23]" office:value-type="float" office:value="0.00177777777777778" calcext:value-type="float">
            <text:p>0,001778</text:p>
          </table:table-cell>
          <table:table-cell table:style-name="ce11" table:formula="of:=[.G$4]/[.$Q23]" office:value-type="float" office:value="0.000111111111111111" calcext:value-type="float">
            <text:p>0,000111</text:p>
          </table:table-cell>
          <table:table-cell table:style-name="ce18" table:formula="of:=[.H$4]/[.$Q23]" office:value-type="float" office:value="0.00188888888888889" calcext:value-type="float">
            <text:p>0,001889</text:p>
          </table:table-cell>
          <table:table-cell table:style-name="ce18"/>
          <table:table-cell table:formula="of:=[.J$4]/[.$Q23]" office:value-type="float" office:value="0.0000222222222222222" calcext:value-type="float">
            <text:p>0,000022</text:p>
          </table:table-cell>
          <table:table-cell table:style-name="ce18" table:formula="of:=[.K$4]/[.$Q23]" office:value-type="float" office:value="0.001" calcext:value-type="float">
            <text:p>0,001000</text:p>
          </table:table-cell>
          <table:table-cell table:style-name="ce23" table:formula="of:=[.L$4]/[.$Q23]" office:value-type="float" office:value="0.002" calcext:value-type="float">
            <text:p>0,002000</text:p>
          </table:table-cell>
          <table:table-cell table:style-name="ce18" table:formula="of:=[.M$4]/[.$Q23]" office:value-type="float" office:value="0.004" calcext:value-type="float">
            <text:p>0,004000</text:p>
          </table:table-cell>
          <table:table-cell table:style-name="ce18" table:formula="of:=[.N$4]/[.$Q23]" office:value-type="float" office:value="0.006" calcext:value-type="float">
            <text:p>0,006000</text:p>
          </table:table-cell>
          <table:table-cell table:style-name="ce18" table:formula="of:=[.O$4]/[.$Q23]" office:value-type="float" office:value="0.008" calcext:value-type="float">
            <text:p>0,008000</text:p>
          </table:table-cell>
          <table:table-cell table:style-name="ce172"/>
          <table:table-cell table:formula="of:=6*[.B23]" office:value-type="float" office:value="45000" calcext:value-type="float">
            <text:p>45000</text:p>
          </table:table-cell>
        </table:table-row>
        <table:table-row table:style-name="ro1">
          <table:table-cell/>
          <table:table-cell table:style-name="ce4" office:value-type="float" office:value="8000" calcext:value-type="float">
            <text:p>8000</text:p>
          </table:table-cell>
          <table:table-cell table:style-name="ce11" table:formula="of:=[.$C$4]/[.$Q24]" office:value-type="float" office:value="0.000833333333333333" calcext:value-type="float">
            <text:p>0,000833</text:p>
          </table:table-cell>
          <table:table-cell table:style-name="ce18" table:formula="of:=[.D$4]/[.$Q24]" office:value-type="float" office:value="0.00104166666666667" calcext:value-type="float">
            <text:p>0,001042</text:p>
          </table:table-cell>
          <table:table-cell table:style-name="ce11" table:formula="of:=[.E$4]/[.$Q24]" office:value-type="float" office:value="0.000208333333333333" calcext:value-type="float">
            <text:p>0,000208</text:p>
          </table:table-cell>
          <table:table-cell table:style-name="ce18" table:formula="of:=[.F$4]/[.$Q24]" office:value-type="float" office:value="0.00166666666666667" calcext:value-type="float">
            <text:p>0,001667</text:p>
          </table:table-cell>
          <table:table-cell table:style-name="ce11" table:formula="of:=[.G$4]/[.$Q24]" office:value-type="float" office:value="0.000104166666666667" calcext:value-type="float">
            <text:p>0,000104</text:p>
          </table:table-cell>
          <table:table-cell table:style-name="ce18" table:formula="of:=[.H$4]/[.$Q24]" office:value-type="float" office:value="0.00177083333333333" calcext:value-type="float">
            <text:p>0,001771</text:p>
          </table:table-cell>
          <table:table-cell table:style-name="ce18"/>
          <table:table-cell table:formula="of:=[.J$4]/[.$Q24]" office:value-type="float" office:value="0.0000208333333333333" calcext:value-type="float">
            <text:p>0,000021</text:p>
          </table:table-cell>
          <table:table-cell table:style-name="ce18" table:formula="of:=[.K$4]/[.$Q24]" office:value-type="float" office:value="0.0009375" calcext:value-type="float">
            <text:p>0,000938</text:p>
          </table:table-cell>
          <table:table-cell table:style-name="ce23" table:formula="of:=[.L$4]/[.$Q24]" office:value-type="float" office:value="0.001875" calcext:value-type="float">
            <text:p>0,001875</text:p>
          </table:table-cell>
          <table:table-cell table:style-name="ce18" table:formula="of:=[.M$4]/[.$Q24]" office:value-type="float" office:value="0.00375" calcext:value-type="float">
            <text:p>0,003750</text:p>
          </table:table-cell>
          <table:table-cell table:style-name="ce18" table:formula="of:=[.N$4]/[.$Q24]" office:value-type="float" office:value="0.005625" calcext:value-type="float">
            <text:p>0,005625</text:p>
          </table:table-cell>
          <table:table-cell table:style-name="ce18" table:formula="of:=[.O$4]/[.$Q24]" office:value-type="float" office:value="0.0075" calcext:value-type="float">
            <text:p>0,007500</text:p>
          </table:table-cell>
          <table:table-cell table:style-name="ce172"/>
          <table:table-cell table:formula="of:=6*[.B24]" office:value-type="float" office:value="48000" calcext:value-type="float">
            <text:p>48000</text:p>
          </table:table-cell>
        </table:table-row>
        <table:table-row table:style-name="ro1">
          <table:table-cell/>
          <table:table-cell table:style-name="ce4" office:value-type="float" office:value="8500" calcext:value-type="float">
            <text:p>8500</text:p>
          </table:table-cell>
          <table:table-cell table:style-name="ce11" table:formula="of:=[.$C$4]/[.$Q25]" office:value-type="float" office:value="0.000784313725490196" calcext:value-type="float">
            <text:p>0,000784</text:p>
          </table:table-cell>
          <table:table-cell table:style-name="ce18" table:formula="of:=[.D$4]/[.$Q25]" office:value-type="float" office:value="0.000980392156862745" calcext:value-type="float">
            <text:p>0,000980</text:p>
          </table:table-cell>
          <table:table-cell table:style-name="ce11" table:formula="of:=[.E$4]/[.$Q25]" office:value-type="float" office:value="0.000196078431372549" calcext:value-type="float">
            <text:p>0,000196</text:p>
          </table:table-cell>
          <table:table-cell table:style-name="ce18" table:formula="of:=[.F$4]/[.$Q25]" office:value-type="float" office:value="0.00156862745098039" calcext:value-type="float">
            <text:p>0,001569</text:p>
          </table:table-cell>
          <table:table-cell table:style-name="ce19" table:formula="of:=[.G$4]/[.$Q25]" office:value-type="float" office:value="0.0000980392156862745" calcext:value-type="float">
            <text:p>0,000098</text:p>
          </table:table-cell>
          <table:table-cell table:style-name="ce18" table:formula="of:=[.H$4]/[.$Q25]" office:value-type="float" office:value="0.00166666666666667" calcext:value-type="float">
            <text:p>0,001667</text:p>
          </table:table-cell>
          <table:table-cell table:style-name="ce18"/>
          <table:table-cell table:formula="of:=[.J$4]/[.$Q25]" office:value-type="float" office:value="0.0000196078431372549" calcext:value-type="float">
            <text:p>0,000020</text:p>
          </table:table-cell>
          <table:table-cell table:style-name="ce18" table:formula="of:=[.K$4]/[.$Q25]" office:value-type="float" office:value="0.000882352941176471" calcext:value-type="float">
            <text:p>0,000882</text:p>
          </table:table-cell>
          <table:table-cell table:style-name="ce23" table:formula="of:=[.L$4]/[.$Q25]" office:value-type="float" office:value="0.00176470588235294" calcext:value-type="float">
            <text:p>0,001765</text:p>
          </table:table-cell>
          <table:table-cell table:style-name="ce18" table:formula="of:=[.M$4]/[.$Q25]" office:value-type="float" office:value="0.00352941176470588" calcext:value-type="float">
            <text:p>0,003529</text:p>
          </table:table-cell>
          <table:table-cell table:style-name="ce18" table:formula="of:=[.N$4]/[.$Q25]" office:value-type="float" office:value="0.00529411764705882" calcext:value-type="float">
            <text:p>0,005294</text:p>
          </table:table-cell>
          <table:table-cell table:style-name="ce18" table:formula="of:=[.O$4]/[.$Q25]" office:value-type="float" office:value="0.00705882352941176" calcext:value-type="float">
            <text:p>0,007059</text:p>
          </table:table-cell>
          <table:table-cell table:style-name="ce172"/>
          <table:table-cell table:formula="of:=6*[.B25]" office:value-type="float" office:value="51000" calcext:value-type="float">
            <text:p>51000</text:p>
          </table:table-cell>
        </table:table-row>
        <table:table-row table:style-name="ro1">
          <table:table-cell/>
          <table:table-cell table:style-name="ce4" office:value-type="float" office:value="9000" calcext:value-type="float">
            <text:p>9000</text:p>
          </table:table-cell>
          <table:table-cell table:style-name="ce11" table:formula="of:=[.$C$4]/[.$Q26]" office:value-type="float" office:value="0.000740740740740741" calcext:value-type="float">
            <text:p>0,000741</text:p>
          </table:table-cell>
          <table:table-cell table:style-name="ce18" table:formula="of:=[.D$4]/[.$Q26]" office:value-type="float" office:value="0.000925925925925926" calcext:value-type="float">
            <text:p>0,000926</text:p>
          </table:table-cell>
          <table:table-cell table:style-name="ce11" table:formula="of:=[.E$4]/[.$Q26]" office:value-type="float" office:value="0.000185185185185185" calcext:value-type="float">
            <text:p>0,000185</text:p>
          </table:table-cell>
          <table:table-cell table:style-name="ce18" table:formula="of:=[.F$4]/[.$Q26]" office:value-type="float" office:value="0.00148148148148148" calcext:value-type="float">
            <text:p>0,001481</text:p>
          </table:table-cell>
          <table:table-cell table:style-name="ce19" table:formula="of:=[.G$4]/[.$Q26]" office:value-type="float" office:value="0.0000925925925925926" calcext:value-type="float">
            <text:p>0,000093</text:p>
          </table:table-cell>
          <table:table-cell table:style-name="ce18" table:formula="of:=[.H$4]/[.$Q26]" office:value-type="float" office:value="0.00157407407407407" calcext:value-type="float">
            <text:p>0,001574</text:p>
          </table:table-cell>
          <table:table-cell table:style-name="ce18"/>
          <table:table-cell table:formula="of:=[.J$4]/[.$Q26]" office:value-type="float" office:value="0.0000185185185185185" calcext:value-type="float">
            <text:p>0,000019</text:p>
          </table:table-cell>
          <table:table-cell table:style-name="ce18" table:formula="of:=[.K$4]/[.$Q26]" office:value-type="float" office:value="0.000833333333333333" calcext:value-type="float">
            <text:p>0,000833</text:p>
          </table:table-cell>
          <table:table-cell table:style-name="ce23" table:formula="of:=[.L$4]/[.$Q26]" office:value-type="float" office:value="0.00166666666666667" calcext:value-type="float">
            <text:p>0,001667</text:p>
          </table:table-cell>
          <table:table-cell table:style-name="ce18" table:formula="of:=[.M$4]/[.$Q26]" office:value-type="float" office:value="0.00333333333333333" calcext:value-type="float">
            <text:p>0,003333</text:p>
          </table:table-cell>
          <table:table-cell table:style-name="ce18" table:formula="of:=[.N$4]/[.$Q26]" office:value-type="float" office:value="0.005" calcext:value-type="float">
            <text:p>0,005000</text:p>
          </table:table-cell>
          <table:table-cell table:style-name="ce18" table:formula="of:=[.O$4]/[.$Q26]" office:value-type="float" office:value="0.00666666666666667" calcext:value-type="float">
            <text:p>0,006667</text:p>
          </table:table-cell>
          <table:table-cell table:style-name="ce172"/>
          <table:table-cell table:formula="of:=6*[.B26]" office:value-type="float" office:value="54000" calcext:value-type="float">
            <text:p>54000</text:p>
          </table:table-cell>
        </table:table-row>
        <table:table-row table:style-name="ro1">
          <table:table-cell/>
          <table:table-cell table:style-name="ce4" office:value-type="float" office:value="9500" calcext:value-type="float">
            <text:p>9500</text:p>
          </table:table-cell>
          <table:table-cell table:style-name="ce11" table:formula="of:=[.$C$4]/[.$Q27]" office:value-type="float" office:value="0.000701754385964912" calcext:value-type="float">
            <text:p>0,000702</text:p>
          </table:table-cell>
          <table:table-cell table:style-name="ce18" table:formula="of:=[.D$4]/[.$Q27]" office:value-type="float" office:value="0.00087719298245614" calcext:value-type="float">
            <text:p>0,000877</text:p>
          </table:table-cell>
          <table:table-cell table:style-name="ce11" table:formula="of:=[.E$4]/[.$Q27]" office:value-type="float" office:value="0.000175438596491228" calcext:value-type="float">
            <text:p>0,000175</text:p>
          </table:table-cell>
          <table:table-cell table:style-name="ce18" table:formula="of:=[.F$4]/[.$Q27]" office:value-type="float" office:value="0.00140350877192982" calcext:value-type="float">
            <text:p>0,001404</text:p>
          </table:table-cell>
          <table:table-cell table:style-name="ce19" table:formula="of:=[.G$4]/[.$Q27]" office:value-type="float" office:value="0.000087719298245614" calcext:value-type="float">
            <text:p>0,000088</text:p>
          </table:table-cell>
          <table:table-cell table:style-name="ce18" table:formula="of:=[.H$4]/[.$Q27]" office:value-type="float" office:value="0.00149122807017544" calcext:value-type="float">
            <text:p>0,001491</text:p>
          </table:table-cell>
          <table:table-cell table:style-name="ce18"/>
          <table:table-cell table:formula="of:=[.J$4]/[.$Q27]" office:value-type="float" office:value="0.0000175438596491228" calcext:value-type="float">
            <text:p>0,000018</text:p>
          </table:table-cell>
          <table:table-cell table:style-name="ce18" table:formula="of:=[.K$4]/[.$Q27]" office:value-type="float" office:value="0.000789473684210526" calcext:value-type="float">
            <text:p>0,000789</text:p>
          </table:table-cell>
          <table:table-cell table:style-name="ce23" table:formula="of:=[.L$4]/[.$Q27]" office:value-type="float" office:value="0.00157894736842105" calcext:value-type="float">
            <text:p>0,001579</text:p>
          </table:table-cell>
          <table:table-cell table:style-name="ce18" table:formula="of:=[.M$4]/[.$Q27]" office:value-type="float" office:value="0.00315789473684211" calcext:value-type="float">
            <text:p>0,003158</text:p>
          </table:table-cell>
          <table:table-cell table:style-name="ce18" table:formula="of:=[.N$4]/[.$Q27]" office:value-type="float" office:value="0.00473684210526316" calcext:value-type="float">
            <text:p>0,004737</text:p>
          </table:table-cell>
          <table:table-cell table:style-name="ce18" table:formula="of:=[.O$4]/[.$Q27]" office:value-type="float" office:value="0.00631578947368421" calcext:value-type="float">
            <text:p>0,006316</text:p>
          </table:table-cell>
          <table:table-cell table:style-name="ce172"/>
          <table:table-cell table:formula="of:=6*[.B27]" office:value-type="float" office:value="57000" calcext:value-type="float">
            <text:p>57000</text:p>
          </table:table-cell>
        </table:table-row>
        <table:table-row table:style-name="ro1">
          <table:table-cell/>
          <table:table-cell table:style-name="ce4" office:value-type="float" office:value="10000" calcext:value-type="float">
            <text:p>10000</text:p>
          </table:table-cell>
          <table:table-cell table:style-name="ce11" table:formula="of:=[.$C$4]/[.$Q28]" office:value-type="float" office:value="0.000666666666666667" calcext:value-type="float">
            <text:p>0,000667</text:p>
          </table:table-cell>
          <table:table-cell table:style-name="ce18" table:formula="of:=[.D$4]/[.$Q28]" office:value-type="float" office:value="0.000833333333333333" calcext:value-type="float">
            <text:p>0,000833</text:p>
          </table:table-cell>
          <table:table-cell table:style-name="ce11" table:formula="of:=[.E$4]/[.$Q28]" office:value-type="float" office:value="0.000166666666666667" calcext:value-type="float">
            <text:p>0,000167</text:p>
          </table:table-cell>
          <table:table-cell table:style-name="ce18" table:formula="of:=[.F$4]/[.$Q28]" office:value-type="float" office:value="0.00133333333333333" calcext:value-type="float">
            <text:p>0,001333</text:p>
          </table:table-cell>
          <table:table-cell table:style-name="ce19" table:formula="of:=[.G$4]/[.$Q28]" office:value-type="float" office:value="0.0000833333333333333" calcext:value-type="float">
            <text:p>0,000083</text:p>
          </table:table-cell>
          <table:table-cell table:style-name="ce18" table:formula="of:=[.H$4]/[.$Q28]" office:value-type="float" office:value="0.00141666666666667" calcext:value-type="float">
            <text:p>0,001417</text:p>
          </table:table-cell>
          <table:table-cell table:style-name="ce18"/>
          <table:table-cell table:formula="of:=[.J$4]/[.$Q28]" office:value-type="float" office:value="0.0000166666666666667" calcext:value-type="float">
            <text:p>0,000017</text:p>
          </table:table-cell>
          <table:table-cell table:style-name="ce18" table:formula="of:=[.K$4]/[.$Q28]" office:value-type="float" office:value="0.00075" calcext:value-type="float">
            <text:p>0,000750</text:p>
          </table:table-cell>
          <table:table-cell table:style-name="ce23" table:formula="of:=[.L$4]/[.$Q28]" office:value-type="float" office:value="0.0015" calcext:value-type="float">
            <text:p>0,001500</text:p>
          </table:table-cell>
          <table:table-cell table:style-name="ce18" table:formula="of:=[.M$4]/[.$Q28]" office:value-type="float" office:value="0.003" calcext:value-type="float">
            <text:p>0,003000</text:p>
          </table:table-cell>
          <table:table-cell table:style-name="ce18" table:formula="of:=[.N$4]/[.$Q28]" office:value-type="float" office:value="0.0045" calcext:value-type="float">
            <text:p>0,004500</text:p>
          </table:table-cell>
          <table:table-cell table:style-name="ce18" table:formula="of:=[.O$4]/[.$Q28]" office:value-type="float" office:value="0.006" calcext:value-type="float">
            <text:p>0,006000</text:p>
          </table:table-cell>
          <table:table-cell table:style-name="ce172"/>
          <table:table-cell table:formula="of:=6*[.B28]" office:value-type="float" office:value="60000" calcext:value-type="float">
            <text:p>60000</text:p>
          </table:table-cell>
        </table:table-row>
        <table:table-row table:style-name="ro1" table:number-rows-repeated="5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3">
          <table:table-cell/>
          <table:table-cell table:style-name="Default"/>
          <table:table-cell table:style-name="ce7" office:value-type="string" calcext:value-type="string" table:number-columns-spanned="13" table:number-rows-spanned="1">
            <text:p>segment duration as a function of rpm (in timer ticks)</text:p>
          </table:table-cell>
          <table:covered-table-cell table:number-columns-repeated="12" table:style-name="Default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ps</text:p>
          </table:table-cell>
          <table:table-cell table:style-name="ce12" office:value-type="float" office:value="400" calcext:value-type="float">
            <text:p>400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4">
          <table:table-cell/>
          <table:table-cell table:style-name="ce5" office:value-type="string" calcext:value-type="string">
            <text:p>Clock (Mhz)</text:p>
          </table:table-cell>
          <table:table-cell table:style-name="ce13" office:value-type="float" office:value="100" calcext:value-type="float">
            <text:p>100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t1</text:p>
          </table:table-cell>
          <table:table-cell table:style-name="ce14" table:formula="of:=[.C36]/([.C37]*1000000)" office:value-type="float" office:value="0.000004" calcext:value-type="float">
            <text:p>4,00E-06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Max (#)</text:p>
          </table:table-cell>
          <table:table-cell table:style-name="ce15" table:formula="of:=2^16-1" office:value-type="float" office:value="65535" calcext:value-type="float">
            <text:p>65535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Max (s)</text:p>
          </table:table-cell>
          <table:table-cell table:style-name="ce80" table:formula="of:=[.C39]*[.C38]" office:value-type="float" office:value="0.26214" calcext:value-type="float">
            <text:p>0,2621400</text:p>
          </table:table-cell>
          <table:table-cell table:style-name="Default" table:number-columns-repeated="12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/>
        </table:table-row>
        <table:table-row table:style-name="ro1">
          <table:table-cell/>
          <table:table-cell table:formula="of:=[.B3]" office:value-type="string" office:string-value="rpm" calcext:value-type="string">
            <text:p>rpm</text:p>
          </table:table-cell>
          <table:table-cell table:style-name="ce173" table:formula="of:=[.C3]" office:value-type="string" office:string-value="А" calcext:value-type="string">
            <text:p>А</text:p>
          </table:table-cell>
          <table:table-cell table:style-name="ce173" table:formula="of:=[.D3]" office:value-type="string" office:string-value="Б" calcext:value-type="string">
            <text:p>Б</text:p>
          </table:table-cell>
          <table:table-cell table:style-name="ce173" table:formula="of:=[.E3]" office:value-type="string" office:string-value="В" calcext:value-type="string">
            <text:p>В</text:p>
          </table:table-cell>
          <table:table-cell table:style-name="ce173" table:formula="of:=[.F3]" office:value-type="string" office:string-value="Г" calcext:value-type="string">
            <text:p>Г</text:p>
          </table:table-cell>
          <table:table-cell table:style-name="ce173" table:formula="of:=[.G3]" office:value-type="string" office:string-value="Д" calcext:value-type="string">
            <text:p>Д</text:p>
          </table:table-cell>
          <table:table-cell table:style-name="ce173" table:formula="of:=[.H3]" office:value-type="string" office:string-value="Е" calcext:value-type="string">
            <text:p>Е</text:p>
          </table:table-cell>
          <table:table-cell table:style-name="ce173" table:number-columns-repeated="7"/>
          <table:table-cell/>
          <table:table-cell table:style-name="Default"/>
        </table:table-row>
        <table:table-row table:style-name="ro1">
          <table:table-cell/>
          <table:table-cell table:style-name="ce6" table:formula="of:=[.B4]" office:value-type="string" office:string-value="angle" calcext:value-type="string">
            <text:p>angle</text:p>
          </table:table-cell>
          <table:table-cell table:style-name="ce6" table:formula="of:=[.C4]" office:value-type="float" office:value="40" calcext:value-type="float">
            <text:p>40</text:p>
          </table:table-cell>
          <table:table-cell table:style-name="ce6" table:formula="of:=[.D4]" office:value-type="float" office:value="50" calcext:value-type="float">
            <text:p>50</text:p>
          </table:table-cell>
          <table:table-cell table:style-name="ce6" table:formula="of:=[.E4]" office:value-type="float" office:value="10" calcext:value-type="float">
            <text:p>10</text:p>
          </table:table-cell>
          <table:table-cell table:style-name="ce6" table:formula="of:=[.F4]" office:value-type="float" office:value="80" calcext:value-type="float">
            <text:p>80</text:p>
          </table:table-cell>
          <table:table-cell table:style-name="ce6" table:formula="of:=[.G4]" office:value-type="float" office:value="5" calcext:value-type="float">
            <text:p>5</text:p>
          </table:table-cell>
          <table:table-cell table:style-name="ce6" table:formula="of:=[.H4]" office:value-type="float" office:value="85" calcext:value-type="float">
            <text:p>85</text:p>
          </table:table-cell>
          <table:table-cell table:style-name="ce6"/>
          <table:table-cell table:style-name="ce6" table:formula="of:=[.J4]" office:value-type="float" office:value="1" calcext:value-type="float">
            <text:p>1</text:p>
          </table:table-cell>
          <table:table-cell table:style-name="ce6" table:formula="of:=[.K4]" office:value-type="float" office:value="45" calcext:value-type="float">
            <text:p>45</text:p>
          </table:table-cell>
          <table:table-cell table:style-name="ce6" table:formula="of:=[.L4]" office:value-type="float" office:value="90" calcext:value-type="float">
            <text:p>90</text:p>
          </table:table-cell>
          <table:table-cell table:style-name="ce6" table:formula="of:=[.M4]" office:value-type="float" office:value="180" calcext:value-type="float">
            <text:p>180</text:p>
          </table:table-cell>
          <table:table-cell table:style-name="ce6" table:formula="of:=[.N4]" office:value-type="float" office:value="270" calcext:value-type="float">
            <text:p>270</text:p>
          </table:table-cell>
          <table:table-cell table:style-name="ce6" table:formula="of:=[.O4]" office:value-type="float" office:value="360" calcext:value-type="float">
            <text:p>360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ce16" table:number-columns-repeated="13"/>
          <table:table-cell/>
          <table:table-cell table:style-name="Default"/>
        </table:table-row>
        <table:table-row table:style-name="ro1">
          <table:table-cell/>
          <table:table-cell table:formula="of:=[.B6]" office:value-type="float" office:value="100" calcext:value-type="float">
            <text:p>100</text:p>
          </table:table-cell>
          <table:table-cell table:formula="of:=[.C6]/[.$C$38]" office:value-type="float" office:value="16666.6666666667" calcext:value-type="float">
            <text:p>16667</text:p>
          </table:table-cell>
          <table:table-cell table:formula="of:=[.D6]/[.$C$38]" office:value-type="float" office:value="20833.3333333333" calcext:value-type="float">
            <text:p>20833</text:p>
          </table:table-cell>
          <table:table-cell table:formula="of:=[.E6]/[.$C$38]" office:value-type="float" office:value="4166.66666666668" calcext:value-type="float">
            <text:p>4167</text:p>
          </table:table-cell>
          <table:table-cell table:formula="of:=[.F6]/[.$C$38]" office:value-type="float" office:value="33333.3333333332" calcext:value-type="float">
            <text:p>33333</text:p>
          </table:table-cell>
          <table:table-cell table:formula="of:=[.G6]/[.$C$38]" office:value-type="float" office:value="2083.33333333333" calcext:value-type="float">
            <text:p>2083</text:p>
          </table:table-cell>
          <table:table-cell table:formula="of:=[.H6]/[.$C$38]" office:value-type="float" office:value="35416.6666666668" calcext:value-type="float">
            <text:p>35417</text:p>
          </table:table-cell>
          <table:table-cell/>
          <table:table-cell table:style-name="ce17" table:formula="of:=[.J6]/[.$C$38]" office:value-type="float" office:value="416.666666666668" calcext:value-type="float">
            <text:p>417</text:p>
          </table:table-cell>
          <table:table-cell table:formula="of:=[.K6]/[.$C$38]" office:value-type="float" office:value="18750" calcext:value-type="float">
            <text:p>18750</text:p>
          </table:table-cell>
          <table:table-cell table:formula="of:=[.L6]/[.$C$38]" office:value-type="float" office:value="37500" calcext:value-type="float">
            <text:p>37500</text:p>
          </table:table-cell>
          <table:table-cell table:formula="of:=[.M6]/[.$C$38]" office:value-type="float" office:value="75000" calcext:value-type="float">
            <text:p>75000</text:p>
          </table:table-cell>
          <table:table-cell table:formula="of:=[.N6]/[.$C$38]" office:value-type="float" office:value="112500" calcext:value-type="float">
            <text:p>112500</text:p>
          </table:table-cell>
          <table:table-cell table:formula="of:=[.O6]/[.$C$38]" office:value-type="float" office:value="150000" calcext:value-type="float">
            <text:p>150000</text:p>
          </table:table-cell>
          <table:table-cell table:style-name="ce196" table:number-columns-repeated="2"/>
        </table:table-row>
        <table:table-row table:style-name="ro1">
          <table:table-cell/>
          <table:table-cell table:formula="of:=[.B7]" office:value-type="float" office:value="350" calcext:value-type="float">
            <text:p>350</text:p>
          </table:table-cell>
          <table:table-cell table:formula="of:=[.C7]/[.$C$38]" office:value-type="float" office:value="4761.90476190478" calcext:value-type="float">
            <text:p>4762</text:p>
          </table:table-cell>
          <table:table-cell table:formula="of:=[.D7]/[.$C$38]" office:value-type="float" office:value="5952.38095238095" calcext:value-type="float">
            <text:p>5952</text:p>
          </table:table-cell>
          <table:table-cell table:formula="of:=[.E7]/[.$C$38]" office:value-type="float" office:value="1190.47619047619" calcext:value-type="float">
            <text:p>1190</text:p>
          </table:table-cell>
          <table:table-cell table:formula="of:=[.F7]/[.$C$38]" office:value-type="float" office:value="9523.80952380953" calcext:value-type="float">
            <text:p>9524</text:p>
          </table:table-cell>
          <table:table-cell table:formula="of:=[.G7]/[.$C$38]" office:value-type="float" office:value="595.238095238095" calcext:value-type="float">
            <text:p>595</text:p>
          </table:table-cell>
          <table:table-cell table:formula="of:=[.H7]/[.$C$38]" office:value-type="float" office:value="10119.0476190476" calcext:value-type="float">
            <text:p>10119</text:p>
          </table:table-cell>
          <table:table-cell/>
          <table:table-cell table:style-name="ce17" table:formula="of:=[.J7]/[.$C$38]" office:value-type="float" office:value="119.047619047619" calcext:value-type="float">
            <text:p>119</text:p>
          </table:table-cell>
          <table:table-cell table:formula="of:=[.K7]/[.$C$38]" office:value-type="float" office:value="5357.14285714285" calcext:value-type="float">
            <text:p>5357</text:p>
          </table:table-cell>
          <table:table-cell table:formula="of:=[.L7]/[.$C$38]" office:value-type="float" office:value="10714.2857142857" calcext:value-type="float">
            <text:p>10714</text:p>
          </table:table-cell>
          <table:table-cell table:formula="of:=[.M7]/[.$C$38]" office:value-type="float" office:value="21428.5714285714" calcext:value-type="float">
            <text:p>21429</text:p>
          </table:table-cell>
          <table:table-cell table:formula="of:=[.N7]/[.$C$38]" office:value-type="float" office:value="32142.8571428572" calcext:value-type="float">
            <text:p>32143</text:p>
          </table:table-cell>
          <table:table-cell table:formula="of:=[.O7]/[.$C$38]" office:value-type="float" office:value="42857.1428571428" calcext:value-type="float">
            <text:p>42857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8]" office:value-type="float" office:value="700" calcext:value-type="float">
            <text:p>700</text:p>
          </table:table-cell>
          <table:table-cell table:formula="of:=[.C8]/[.$C$38]" office:value-type="float" office:value="2380.95238095238" calcext:value-type="float">
            <text:p>2381</text:p>
          </table:table-cell>
          <table:table-cell table:formula="of:=[.D8]/[.$C$38]" office:value-type="float" office:value="2976.19047619047" calcext:value-type="float">
            <text:p>2976</text:p>
          </table:table-cell>
          <table:table-cell table:formula="of:=[.E8]/[.$C$38]" office:value-type="float" office:value="595.238095238095" calcext:value-type="float">
            <text:p>595</text:p>
          </table:table-cell>
          <table:table-cell table:formula="of:=[.F8]/[.$C$38]" office:value-type="float" office:value="4761.90476190478" calcext:value-type="float">
            <text:p>4762</text:p>
          </table:table-cell>
          <table:table-cell table:formula="of:=[.G8]/[.$C$38]" office:value-type="float" office:value="297.619047619048" calcext:value-type="float">
            <text:p>298</text:p>
          </table:table-cell>
          <table:table-cell table:formula="of:=[.H8]/[.$C$38]" office:value-type="float" office:value="5059.5238095238" calcext:value-type="float">
            <text:p>5060</text:p>
          </table:table-cell>
          <table:table-cell/>
          <table:table-cell table:style-name="ce17" table:formula="of:=[.J8]/[.$C$38]" office:value-type="float" office:value="59.5238095238095" calcext:value-type="float">
            <text:p>60</text:p>
          </table:table-cell>
          <table:table-cell table:formula="of:=[.K8]/[.$C$38]" office:value-type="float" office:value="2678.57142857143" calcext:value-type="float">
            <text:p>2679</text:p>
          </table:table-cell>
          <table:table-cell table:formula="of:=[.L8]/[.$C$38]" office:value-type="float" office:value="5357.14285714285" calcext:value-type="float">
            <text:p>5357</text:p>
          </table:table-cell>
          <table:table-cell table:formula="of:=[.M8]/[.$C$38]" office:value-type="float" office:value="10714.2857142857" calcext:value-type="float">
            <text:p>10714</text:p>
          </table:table-cell>
          <table:table-cell table:formula="of:=[.N8]/[.$C$38]" office:value-type="float" office:value="16071.4285714286" calcext:value-type="float">
            <text:p>16071</text:p>
          </table:table-cell>
          <table:table-cell table:formula="of:=[.O8]/[.$C$38]" office:value-type="float" office:value="21428.5714285714" calcext:value-type="float">
            <text:p>21429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9]" office:value-type="float" office:value="1000" calcext:value-type="float">
            <text:p>1000</text:p>
          </table:table-cell>
          <table:table-cell table:formula="of:=[.C9]/[.$C$38]" office:value-type="float" office:value="1666.66666666667" calcext:value-type="float">
            <text:p>1667</text:p>
          </table:table-cell>
          <table:table-cell table:formula="of:=[.D9]/[.$C$38]" office:value-type="float" office:value="2083.33333333333" calcext:value-type="float">
            <text:p>2083</text:p>
          </table:table-cell>
          <table:table-cell table:formula="of:=[.E9]/[.$C$38]" office:value-type="float" office:value="416.666666666668" calcext:value-type="float">
            <text:p>417</text:p>
          </table:table-cell>
          <table:table-cell table:formula="of:=[.F9]/[.$C$38]" office:value-type="float" office:value="3333.33333333332" calcext:value-type="float">
            <text:p>3333</text:p>
          </table:table-cell>
          <table:table-cell table:formula="of:=[.G9]/[.$C$38]" office:value-type="float" office:value="208.333333333333" calcext:value-type="float">
            <text:p>208</text:p>
          </table:table-cell>
          <table:table-cell table:formula="of:=[.H9]/[.$C$38]" office:value-type="float" office:value="3541.66666666667" calcext:value-type="float">
            <text:p>3542</text:p>
          </table:table-cell>
          <table:table-cell/>
          <table:table-cell table:style-name="ce17" table:formula="of:=[.J9]/[.$C$38]" office:value-type="float" office:value="41.6666666666668" calcext:value-type="float">
            <text:p>42</text:p>
          </table:table-cell>
          <table:table-cell table:formula="of:=[.K9]/[.$C$38]" office:value-type="float" office:value="1875" calcext:value-type="float">
            <text:p>1875</text:p>
          </table:table-cell>
          <table:table-cell table:formula="of:=[.L9]/[.$C$38]" office:value-type="float" office:value="3750" calcext:value-type="float">
            <text:p>3750</text:p>
          </table:table-cell>
          <table:table-cell table:formula="of:=[.M9]/[.$C$38]" office:value-type="float" office:value="7500" calcext:value-type="float">
            <text:p>7500</text:p>
          </table:table-cell>
          <table:table-cell table:formula="of:=[.N9]/[.$C$38]" office:value-type="float" office:value="11250" calcext:value-type="float">
            <text:p>11250</text:p>
          </table:table-cell>
          <table:table-cell table:formula="of:=[.O9]/[.$C$38]" office:value-type="float" office:value="15000" calcext:value-type="float">
            <text:p>15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0]" office:value-type="float" office:value="1350" calcext:value-type="float">
            <text:p>1350</text:p>
          </table:table-cell>
          <table:table-cell table:formula="of:=[.C10]/[.$C$38]" office:value-type="float" office:value="1234.56790123457" calcext:value-type="float">
            <text:p>1235</text:p>
          </table:table-cell>
          <table:table-cell table:formula="of:=[.D10]/[.$C$38]" office:value-type="float" office:value="1543.20987654321" calcext:value-type="float">
            <text:p>1543</text:p>
          </table:table-cell>
          <table:table-cell table:formula="of:=[.E10]/[.$C$38]" office:value-type="float" office:value="308.641975308643" calcext:value-type="float">
            <text:p>309</text:p>
          </table:table-cell>
          <table:table-cell table:formula="of:=[.F10]/[.$C$38]" office:value-type="float" office:value="2469.13580246914" calcext:value-type="float">
            <text:p>2469</text:p>
          </table:table-cell>
          <table:table-cell table:formula="of:=[.G10]/[.$C$38]" office:value-type="float" office:value="154.320987654321" calcext:value-type="float">
            <text:p>154</text:p>
          </table:table-cell>
          <table:table-cell table:formula="of:=[.H10]/[.$C$38]" office:value-type="float" office:value="2623.45679012345" calcext:value-type="float">
            <text:p>2623</text:p>
          </table:table-cell>
          <table:table-cell/>
          <table:table-cell table:style-name="ce17" table:formula="of:=[.J10]/[.$C$38]" office:value-type="float" office:value="30.8641975308643" calcext:value-type="float">
            <text:p>31</text:p>
          </table:table-cell>
          <table:table-cell table:formula="of:=[.K10]/[.$C$38]" office:value-type="float" office:value="1388.88888888889" calcext:value-type="float">
            <text:p>1389</text:p>
          </table:table-cell>
          <table:table-cell table:formula="of:=[.L10]/[.$C$38]" office:value-type="float" office:value="2777.77777777777" calcext:value-type="float">
            <text:p>2778</text:p>
          </table:table-cell>
          <table:table-cell table:formula="of:=[.M10]/[.$C$38]" office:value-type="float" office:value="5555.55555555555" calcext:value-type="float">
            <text:p>5556</text:p>
          </table:table-cell>
          <table:table-cell table:formula="of:=[.N10]/[.$C$38]" office:value-type="float" office:value="8333.33333333333" calcext:value-type="float">
            <text:p>8333</text:p>
          </table:table-cell>
          <table:table-cell table:formula="of:=[.O10]/[.$C$38]" office:value-type="float" office:value="11111.1111111111" calcext:value-type="float">
            <text:p>11111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1]" office:value-type="float" office:value="1500" calcext:value-type="float">
            <text:p>1500</text:p>
          </table:table-cell>
          <table:table-cell table:formula="of:=[.C11]/[.$C$38]" office:value-type="float" office:value="1111.11111111111" calcext:value-type="float">
            <text:p>1111</text:p>
          </table:table-cell>
          <table:table-cell table:formula="of:=[.D11]/[.$C$38]" office:value-type="float" office:value="1388.88888888889" calcext:value-type="float">
            <text:p>1389</text:p>
          </table:table-cell>
          <table:table-cell table:formula="of:=[.E11]/[.$C$38]" office:value-type="float" office:value="277.777777777778" calcext:value-type="float">
            <text:p>278</text:p>
          </table:table-cell>
          <table:table-cell table:formula="of:=[.F11]/[.$C$38]" office:value-type="float" office:value="2222.22222222222" calcext:value-type="float">
            <text:p>2222</text:p>
          </table:table-cell>
          <table:table-cell table:formula="of:=[.G11]/[.$C$38]" office:value-type="float" office:value="138.888888888889" calcext:value-type="float">
            <text:p>139</text:p>
          </table:table-cell>
          <table:table-cell table:formula="of:=[.H11]/[.$C$38]" office:value-type="float" office:value="2361.11111111111" calcext:value-type="float">
            <text:p>2361</text:p>
          </table:table-cell>
          <table:table-cell/>
          <table:table-cell table:style-name="ce17" table:formula="of:=[.J11]/[.$C$38]" office:value-type="float" office:value="27.7777777777778" calcext:value-type="float">
            <text:p>28</text:p>
          </table:table-cell>
          <table:table-cell table:formula="of:=[.K11]/[.$C$38]" office:value-type="float" office:value="1250" calcext:value-type="float">
            <text:p>1250</text:p>
          </table:table-cell>
          <table:table-cell table:formula="of:=[.L11]/[.$C$38]" office:value-type="float" office:value="2500" calcext:value-type="float">
            <text:p>2500</text:p>
          </table:table-cell>
          <table:table-cell table:formula="of:=[.M11]/[.$C$38]" office:value-type="float" office:value="5000" calcext:value-type="float">
            <text:p>5000</text:p>
          </table:table-cell>
          <table:table-cell table:formula="of:=[.N11]/[.$C$38]" office:value-type="float" office:value="7500" calcext:value-type="float">
            <text:p>7500</text:p>
          </table:table-cell>
          <table:table-cell table:formula="of:=[.O11]/[.$C$38]" office:value-type="float" office:value="10000" calcext:value-type="float">
            <text:p>10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2]" office:value-type="float" office:value="2000" calcext:value-type="float">
            <text:p>2000</text:p>
          </table:table-cell>
          <table:table-cell table:formula="of:=[.C12]/[.$C$38]" office:value-type="float" office:value="833.333333333333" calcext:value-type="float">
            <text:p>833</text:p>
          </table:table-cell>
          <table:table-cell table:formula="of:=[.D12]/[.$C$38]" office:value-type="float" office:value="1041.66666666667" calcext:value-type="float">
            <text:p>1042</text:p>
          </table:table-cell>
          <table:table-cell table:formula="of:=[.E12]/[.$C$38]" office:value-type="float" office:value="208.333333333333" calcext:value-type="float">
            <text:p>208</text:p>
          </table:table-cell>
          <table:table-cell table:formula="of:=[.F12]/[.$C$38]" office:value-type="float" office:value="1666.66666666667" calcext:value-type="float">
            <text:p>1667</text:p>
          </table:table-cell>
          <table:table-cell table:formula="of:=[.G12]/[.$C$38]" office:value-type="float" office:value="104.166666666667" calcext:value-type="float">
            <text:p>104</text:p>
          </table:table-cell>
          <table:table-cell table:formula="of:=[.H12]/[.$C$38]" office:value-type="float" office:value="1770.83333333333" calcext:value-type="float">
            <text:p>1771</text:p>
          </table:table-cell>
          <table:table-cell/>
          <table:table-cell table:style-name="ce17" table:formula="of:=[.J12]/[.$C$38]" office:value-type="float" office:value="20.8333333333333" calcext:value-type="float">
            <text:p>21</text:p>
          </table:table-cell>
          <table:table-cell table:formula="of:=[.K12]/[.$C$38]" office:value-type="float" office:value="937.5" calcext:value-type="float">
            <text:p>938</text:p>
          </table:table-cell>
          <table:table-cell table:formula="of:=[.L12]/[.$C$38]" office:value-type="float" office:value="1875" calcext:value-type="float">
            <text:p>1875</text:p>
          </table:table-cell>
          <table:table-cell table:formula="of:=[.M12]/[.$C$38]" office:value-type="float" office:value="3750" calcext:value-type="float">
            <text:p>3750</text:p>
          </table:table-cell>
          <table:table-cell table:formula="of:=[.N12]/[.$C$38]" office:value-type="float" office:value="5625" calcext:value-type="float">
            <text:p>5625</text:p>
          </table:table-cell>
          <table:table-cell table:formula="of:=[.O12]/[.$C$38]" office:value-type="float" office:value="7500" calcext:value-type="float">
            <text:p>75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3]" office:value-type="float" office:value="2500" calcext:value-type="float">
            <text:p>2500</text:p>
          </table:table-cell>
          <table:table-cell table:formula="of:=[.C13]/[.$C$38]" office:value-type="float" office:value="666.666666666668" calcext:value-type="float">
            <text:p>667</text:p>
          </table:table-cell>
          <table:table-cell table:formula="of:=[.D13]/[.$C$38]" office:value-type="float" office:value="833.333333333333" calcext:value-type="float">
            <text:p>833</text:p>
          </table:table-cell>
          <table:table-cell table:formula="of:=[.E13]/[.$C$38]" office:value-type="float" office:value="166.666666666667" calcext:value-type="float">
            <text:p>167</text:p>
          </table:table-cell>
          <table:table-cell table:formula="of:=[.F13]/[.$C$38]" office:value-type="float" office:value="1333.33333333333" calcext:value-type="float">
            <text:p>1333</text:p>
          </table:table-cell>
          <table:table-cell table:formula="of:=[.G13]/[.$C$38]" office:value-type="float" office:value="83.3333333333333" calcext:value-type="float">
            <text:p>83</text:p>
          </table:table-cell>
          <table:table-cell table:formula="of:=[.H13]/[.$C$38]" office:value-type="float" office:value="1416.66666666667" calcext:value-type="float">
            <text:p>1417</text:p>
          </table:table-cell>
          <table:table-cell/>
          <table:table-cell table:style-name="ce17" table:formula="of:=[.J13]/[.$C$38]" office:value-type="float" office:value="16.6666666666667" calcext:value-type="float">
            <text:p>17</text:p>
          </table:table-cell>
          <table:table-cell table:formula="of:=[.K13]/[.$C$38]" office:value-type="float" office:value="750" calcext:value-type="float">
            <text:p>750</text:p>
          </table:table-cell>
          <table:table-cell table:formula="of:=[.L13]/[.$C$38]" office:value-type="float" office:value="1500" calcext:value-type="float">
            <text:p>1500</text:p>
          </table:table-cell>
          <table:table-cell table:formula="of:=[.M13]/[.$C$38]" office:value-type="float" office:value="3000" calcext:value-type="float">
            <text:p>3000</text:p>
          </table:table-cell>
          <table:table-cell table:formula="of:=[.N13]/[.$C$38]" office:value-type="float" office:value="4500" calcext:value-type="float">
            <text:p>4500</text:p>
          </table:table-cell>
          <table:table-cell table:formula="of:=[.O13]/[.$C$38]" office:value-type="float" office:value="6000" calcext:value-type="float">
            <text:p>6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4]" office:value-type="float" office:value="3000" calcext:value-type="float">
            <text:p>3000</text:p>
          </table:table-cell>
          <table:table-cell table:formula="of:=[.C14]/[.$C$38]" office:value-type="float" office:value="555.555555555555" calcext:value-type="float">
            <text:p>556</text:p>
          </table:table-cell>
          <table:table-cell table:formula="of:=[.D14]/[.$C$38]" office:value-type="float" office:value="694.444444444445" calcext:value-type="float">
            <text:p>694</text:p>
          </table:table-cell>
          <table:table-cell table:formula="of:=[.E14]/[.$C$38]" office:value-type="float" office:value="138.888888888889" calcext:value-type="float">
            <text:p>139</text:p>
          </table:table-cell>
          <table:table-cell table:formula="of:=[.F14]/[.$C$38]" office:value-type="float" office:value="1111.11111111111" calcext:value-type="float">
            <text:p>1111</text:p>
          </table:table-cell>
          <table:table-cell table:formula="of:=[.G14]/[.$C$38]" office:value-type="float" office:value="69.4444444444445" calcext:value-type="float">
            <text:p>69</text:p>
          </table:table-cell>
          <table:table-cell table:formula="of:=[.H14]/[.$C$38]" office:value-type="float" office:value="1180.55555555556" calcext:value-type="float">
            <text:p>1181</text:p>
          </table:table-cell>
          <table:table-cell/>
          <table:table-cell table:style-name="ce17" table:formula="of:=[.J14]/[.$C$38]" office:value-type="float" office:value="13.8888888888889" calcext:value-type="float">
            <text:p>14</text:p>
          </table:table-cell>
          <table:table-cell table:formula="of:=[.K14]/[.$C$38]" office:value-type="float" office:value="625" calcext:value-type="float">
            <text:p>625</text:p>
          </table:table-cell>
          <table:table-cell table:formula="of:=[.L14]/[.$C$38]" office:value-type="float" office:value="1250" calcext:value-type="float">
            <text:p>1250</text:p>
          </table:table-cell>
          <table:table-cell table:formula="of:=[.M14]/[.$C$38]" office:value-type="float" office:value="2500" calcext:value-type="float">
            <text:p>2500</text:p>
          </table:table-cell>
          <table:table-cell table:formula="of:=[.N14]/[.$C$38]" office:value-type="float" office:value="3750" calcext:value-type="float">
            <text:p>3750</text:p>
          </table:table-cell>
          <table:table-cell table:formula="of:=[.O14]/[.$C$38]" office:value-type="float" office:value="5000" calcext:value-type="float">
            <text:p>5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5]" office:value-type="float" office:value="3500" calcext:value-type="float">
            <text:p>3500</text:p>
          </table:table-cell>
          <table:table-cell table:formula="of:=[.C15]/[.$C$38]" office:value-type="float" office:value="476.190476190475" calcext:value-type="float">
            <text:p>476</text:p>
          </table:table-cell>
          <table:table-cell table:formula="of:=[.D15]/[.$C$38]" office:value-type="float" office:value="595.238095238095" calcext:value-type="float">
            <text:p>595</text:p>
          </table:table-cell>
          <table:table-cell table:formula="of:=[.E15]/[.$C$38]" office:value-type="float" office:value="119.047619047619" calcext:value-type="float">
            <text:p>119</text:p>
          </table:table-cell>
          <table:table-cell table:formula="of:=[.F15]/[.$C$38]" office:value-type="float" office:value="952.380952380953" calcext:value-type="float">
            <text:p>952</text:p>
          </table:table-cell>
          <table:table-cell table:formula="of:=[.G15]/[.$C$38]" office:value-type="float" office:value="59.5238095238095" calcext:value-type="float">
            <text:p>60</text:p>
          </table:table-cell>
          <table:table-cell table:formula="of:=[.H15]/[.$C$38]" office:value-type="float" office:value="1011.90476190476" calcext:value-type="float">
            <text:p>1012</text:p>
          </table:table-cell>
          <table:table-cell/>
          <table:table-cell table:style-name="ce17" table:formula="of:=[.J15]/[.$C$38]" office:value-type="float" office:value="11.9047619047619" calcext:value-type="float">
            <text:p>12</text:p>
          </table:table-cell>
          <table:table-cell table:formula="of:=[.K15]/[.$C$38]" office:value-type="float" office:value="535.714285714285" calcext:value-type="float">
            <text:p>536</text:p>
          </table:table-cell>
          <table:table-cell table:formula="of:=[.L15]/[.$C$38]" office:value-type="float" office:value="1071.42857142857" calcext:value-type="float">
            <text:p>1071</text:p>
          </table:table-cell>
          <table:table-cell table:formula="of:=[.M15]/[.$C$38]" office:value-type="float" office:value="2142.85714285714" calcext:value-type="float">
            <text:p>2143</text:p>
          </table:table-cell>
          <table:table-cell table:formula="of:=[.N15]/[.$C$38]" office:value-type="float" office:value="3214.28571428572" calcext:value-type="float">
            <text:p>3214</text:p>
          </table:table-cell>
          <table:table-cell table:formula="of:=[.O15]/[.$C$38]" office:value-type="float" office:value="4285.71428571427" calcext:value-type="float">
            <text:p>4286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6]" office:value-type="float" office:value="4000" calcext:value-type="float">
            <text:p>4000</text:p>
          </table:table-cell>
          <table:table-cell table:formula="of:=[.C16]/[.$C$38]" office:value-type="float" office:value="416.666666666668" calcext:value-type="float">
            <text:p>417</text:p>
          </table:table-cell>
          <table:table-cell table:formula="of:=[.D16]/[.$C$38]" office:value-type="float" office:value="520.833333333333" calcext:value-type="float">
            <text:p>521</text:p>
          </table:table-cell>
          <table:table-cell table:formula="of:=[.E16]/[.$C$38]" office:value-type="float" office:value="104.166666666667" calcext:value-type="float">
            <text:p>104</text:p>
          </table:table-cell>
          <table:table-cell table:formula="of:=[.F16]/[.$C$38]" office:value-type="float" office:value="833.333333333333" calcext:value-type="float">
            <text:p>833</text:p>
          </table:table-cell>
          <table:table-cell table:formula="of:=[.G16]/[.$C$38]" office:value-type="float" office:value="52.0833333333333" calcext:value-type="float">
            <text:p>52</text:p>
          </table:table-cell>
          <table:table-cell table:formula="of:=[.H16]/[.$C$38]" office:value-type="float" office:value="885.416666666668" calcext:value-type="float">
            <text:p>885</text:p>
          </table:table-cell>
          <table:table-cell/>
          <table:table-cell table:style-name="ce17" table:formula="of:=[.J16]/[.$C$38]" office:value-type="float" office:value="10.4166666666667" calcext:value-type="float">
            <text:p>10</text:p>
          </table:table-cell>
          <table:table-cell table:formula="of:=[.K16]/[.$C$38]" office:value-type="float" office:value="468.75" calcext:value-type="float">
            <text:p>469</text:p>
          </table:table-cell>
          <table:table-cell table:formula="of:=[.L16]/[.$C$38]" office:value-type="float" office:value="937.5" calcext:value-type="float">
            <text:p>938</text:p>
          </table:table-cell>
          <table:table-cell table:formula="of:=[.M16]/[.$C$38]" office:value-type="float" office:value="1875" calcext:value-type="float">
            <text:p>1875</text:p>
          </table:table-cell>
          <table:table-cell table:formula="of:=[.N16]/[.$C$38]" office:value-type="float" office:value="2812.5" calcext:value-type="float">
            <text:p>2813</text:p>
          </table:table-cell>
          <table:table-cell table:formula="of:=[.O16]/[.$C$38]" office:value-type="float" office:value="3750" calcext:value-type="float">
            <text:p>375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7]" office:value-type="float" office:value="4500" calcext:value-type="float">
            <text:p>4500</text:p>
          </table:table-cell>
          <table:table-cell table:formula="of:=[.C17]/[.$C$38]" office:value-type="float" office:value="370.37037037037" calcext:value-type="float">
            <text:p>370</text:p>
          </table:table-cell>
          <table:table-cell table:formula="of:=[.D17]/[.$C$38]" office:value-type="float" office:value="462.962962962963" calcext:value-type="float">
            <text:p>463</text:p>
          </table:table-cell>
          <table:table-cell table:formula="of:=[.E17]/[.$C$38]" office:value-type="float" office:value="92.5925925925925" calcext:value-type="float">
            <text:p>93</text:p>
          </table:table-cell>
          <table:table-cell table:formula="of:=[.F17]/[.$C$38]" office:value-type="float" office:value="740.74074074074" calcext:value-type="float">
            <text:p>741</text:p>
          </table:table-cell>
          <table:table-cell table:formula="of:=[.G17]/[.$C$38]" office:value-type="float" office:value="46.2962962962963" calcext:value-type="float">
            <text:p>46</text:p>
          </table:table-cell>
          <table:table-cell table:formula="of:=[.H17]/[.$C$38]" office:value-type="float" office:value="787.037037037038" calcext:value-type="float">
            <text:p>787</text:p>
          </table:table-cell>
          <table:table-cell/>
          <table:table-cell table:style-name="ce17" table:formula="of:=[.J17]/[.$C$38]" office:value-type="float" office:value="9.25925925925925" calcext:value-type="float">
            <text:p>9</text:p>
          </table:table-cell>
          <table:table-cell table:formula="of:=[.K17]/[.$C$38]" office:value-type="float" office:value="416.666666666668" calcext:value-type="float">
            <text:p>417</text:p>
          </table:table-cell>
          <table:table-cell table:formula="of:=[.L17]/[.$C$38]" office:value-type="float" office:value="833.333333333333" calcext:value-type="float">
            <text:p>833</text:p>
          </table:table-cell>
          <table:table-cell table:formula="of:=[.M17]/[.$C$38]" office:value-type="float" office:value="1666.66666666667" calcext:value-type="float">
            <text:p>1667</text:p>
          </table:table-cell>
          <table:table-cell table:formula="of:=[.N17]/[.$C$38]" office:value-type="float" office:value="2500" calcext:value-type="float">
            <text:p>2500</text:p>
          </table:table-cell>
          <table:table-cell table:formula="of:=[.O17]/[.$C$38]" office:value-type="float" office:value="3333.33333333332" calcext:value-type="float">
            <text:p>3333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8]" office:value-type="float" office:value="5000" calcext:value-type="float">
            <text:p>5000</text:p>
          </table:table-cell>
          <table:table-cell table:formula="of:=[.C18]/[.$C$38]" office:value-type="float" office:value="333.333333333332" calcext:value-type="float">
            <text:p>333</text:p>
          </table:table-cell>
          <table:table-cell table:formula="of:=[.D18]/[.$C$38]" office:value-type="float" office:value="416.666666666668" calcext:value-type="float">
            <text:p>417</text:p>
          </table:table-cell>
          <table:table-cell table:formula="of:=[.E18]/[.$C$38]" office:value-type="float" office:value="83.3333333333333" calcext:value-type="float">
            <text:p>83</text:p>
          </table:table-cell>
          <table:table-cell table:formula="of:=[.F18]/[.$C$38]" office:value-type="float" office:value="666.666666666668" calcext:value-type="float">
            <text:p>667</text:p>
          </table:table-cell>
          <table:table-cell table:formula="of:=[.G18]/[.$C$38]" office:value-type="float" office:value="41.6666666666668" calcext:value-type="float">
            <text:p>42</text:p>
          </table:table-cell>
          <table:table-cell table:formula="of:=[.H18]/[.$C$38]" office:value-type="float" office:value="708.333333333333" calcext:value-type="float">
            <text:p>708</text:p>
          </table:table-cell>
          <table:table-cell/>
          <table:table-cell table:style-name="ce17" table:formula="of:=[.J18]/[.$C$38]" office:value-type="float" office:value="8.33333333333333" calcext:value-type="float">
            <text:p>8</text:p>
          </table:table-cell>
          <table:table-cell table:formula="of:=[.K18]/[.$C$38]" office:value-type="float" office:value="375" calcext:value-type="float">
            <text:p>375</text:p>
          </table:table-cell>
          <table:table-cell table:formula="of:=[.L18]/[.$C$38]" office:value-type="float" office:value="750" calcext:value-type="float">
            <text:p>750</text:p>
          </table:table-cell>
          <table:table-cell table:formula="of:=[.M18]/[.$C$38]" office:value-type="float" office:value="1500" calcext:value-type="float">
            <text:p>1500</text:p>
          </table:table-cell>
          <table:table-cell table:formula="of:=[.N18]/[.$C$38]" office:value-type="float" office:value="2250" calcext:value-type="float">
            <text:p>2250</text:p>
          </table:table-cell>
          <table:table-cell table:formula="of:=[.O18]/[.$C$38]" office:value-type="float" office:value="3000" calcext:value-type="float">
            <text:p>3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19]" office:value-type="float" office:value="5500" calcext:value-type="float">
            <text:p>5500</text:p>
          </table:table-cell>
          <table:table-cell table:formula="of:=[.C19]/[.$C$38]" office:value-type="float" office:value="303.030303030303" calcext:value-type="float">
            <text:p>303</text:p>
          </table:table-cell>
          <table:table-cell table:formula="of:=[.D19]/[.$C$38]" office:value-type="float" office:value="378.78787878788" calcext:value-type="float">
            <text:p>379</text:p>
          </table:table-cell>
          <table:table-cell table:formula="of:=[.E19]/[.$C$38]" office:value-type="float" office:value="75.7575757575758" calcext:value-type="float">
            <text:p>76</text:p>
          </table:table-cell>
          <table:table-cell table:formula="of:=[.F19]/[.$C$38]" office:value-type="float" office:value="606.060606060605" calcext:value-type="float">
            <text:p>606</text:p>
          </table:table-cell>
          <table:table-cell table:formula="of:=[.G19]/[.$C$38]" office:value-type="float" office:value="37.878787878788" calcext:value-type="float">
            <text:p>38</text:p>
          </table:table-cell>
          <table:table-cell table:formula="of:=[.H19]/[.$C$38]" office:value-type="float" office:value="643.939393939395" calcext:value-type="float">
            <text:p>644</text:p>
          </table:table-cell>
          <table:table-cell/>
          <table:table-cell table:style-name="ce17" table:formula="of:=[.J19]/[.$C$38]" office:value-type="float" office:value="7.57575757575758" calcext:value-type="float">
            <text:p>8</text:p>
          </table:table-cell>
          <table:table-cell table:formula="of:=[.K19]/[.$C$38]" office:value-type="float" office:value="340.90909090909" calcext:value-type="float">
            <text:p>341</text:p>
          </table:table-cell>
          <table:table-cell table:formula="of:=[.L19]/[.$C$38]" office:value-type="float" office:value="681.818181818183" calcext:value-type="float">
            <text:p>682</text:p>
          </table:table-cell>
          <table:table-cell table:formula="of:=[.M19]/[.$C$38]" office:value-type="float" office:value="1363.63636363637" calcext:value-type="float">
            <text:p>1364</text:p>
          </table:table-cell>
          <table:table-cell table:formula="of:=[.N19]/[.$C$38]" office:value-type="float" office:value="2045.45454545455" calcext:value-type="float">
            <text:p>2045</text:p>
          </table:table-cell>
          <table:table-cell table:formula="of:=[.O19]/[.$C$38]" office:value-type="float" office:value="2727.27272727273" calcext:value-type="float">
            <text:p>2727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0]" office:value-type="float" office:value="6000" calcext:value-type="float">
            <text:p>6000</text:p>
          </table:table-cell>
          <table:table-cell table:formula="of:=[.C20]/[.$C$38]" office:value-type="float" office:value="277.777777777778" calcext:value-type="float">
            <text:p>278</text:p>
          </table:table-cell>
          <table:table-cell table:formula="of:=[.D20]/[.$C$38]" office:value-type="float" office:value="347.222222222222" calcext:value-type="float">
            <text:p>347</text:p>
          </table:table-cell>
          <table:table-cell table:formula="of:=[.E20]/[.$C$38]" office:value-type="float" office:value="69.4444444444445" calcext:value-type="float">
            <text:p>69</text:p>
          </table:table-cell>
          <table:table-cell table:formula="of:=[.F20]/[.$C$38]" office:value-type="float" office:value="555.555555555555" calcext:value-type="float">
            <text:p>556</text:p>
          </table:table-cell>
          <table:table-cell table:formula="of:=[.G20]/[.$C$38]" office:value-type="float" office:value="34.7222222222222" calcext:value-type="float">
            <text:p>35</text:p>
          </table:table-cell>
          <table:table-cell table:formula="of:=[.H20]/[.$C$38]" office:value-type="float" office:value="590.277777777778" calcext:value-type="float">
            <text:p>590</text:p>
          </table:table-cell>
          <table:table-cell/>
          <table:table-cell table:style-name="ce17" table:formula="of:=[.J20]/[.$C$38]" office:value-type="float" office:value="6.94444444444445" calcext:value-type="float">
            <text:p>7</text:p>
          </table:table-cell>
          <table:table-cell table:formula="of:=[.K20]/[.$C$38]" office:value-type="float" office:value="312.5" calcext:value-type="float">
            <text:p>313</text:p>
          </table:table-cell>
          <table:table-cell table:formula="of:=[.L20]/[.$C$38]" office:value-type="float" office:value="625" calcext:value-type="float">
            <text:p>625</text:p>
          </table:table-cell>
          <table:table-cell table:formula="of:=[.M20]/[.$C$38]" office:value-type="float" office:value="1250" calcext:value-type="float">
            <text:p>1250</text:p>
          </table:table-cell>
          <table:table-cell table:formula="of:=[.N20]/[.$C$38]" office:value-type="float" office:value="1875" calcext:value-type="float">
            <text:p>1875</text:p>
          </table:table-cell>
          <table:table-cell table:formula="of:=[.O20]/[.$C$38]" office:value-type="float" office:value="2500" calcext:value-type="float">
            <text:p>25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1]" office:value-type="float" office:value="6500" calcext:value-type="float">
            <text:p>6500</text:p>
          </table:table-cell>
          <table:table-cell table:formula="of:=[.C21]/[.$C$38]" office:value-type="float" office:value="256.410256410257" calcext:value-type="float">
            <text:p>256</text:p>
          </table:table-cell>
          <table:table-cell table:formula="of:=[.D21]/[.$C$38]" office:value-type="float" office:value="320.51282051282" calcext:value-type="float">
            <text:p>321</text:p>
          </table:table-cell>
          <table:table-cell table:formula="of:=[.E21]/[.$C$38]" office:value-type="float" office:value="64.102564102564" calcext:value-type="float">
            <text:p>64</text:p>
          </table:table-cell>
          <table:table-cell table:formula="of:=[.F21]/[.$C$38]" office:value-type="float" office:value="512.820512820513" calcext:value-type="float">
            <text:p>513</text:p>
          </table:table-cell>
          <table:table-cell table:formula="of:=[.G21]/[.$C$38]" office:value-type="float" office:value="32.051282051282" calcext:value-type="float">
            <text:p>32</text:p>
          </table:table-cell>
          <table:table-cell table:formula="of:=[.H21]/[.$C$38]" office:value-type="float" office:value="544.871794871795" calcext:value-type="float">
            <text:p>545</text:p>
          </table:table-cell>
          <table:table-cell/>
          <table:table-cell table:style-name="ce17" table:formula="of:=[.J21]/[.$C$38]" office:value-type="float" office:value="6.4102564102564" calcext:value-type="float">
            <text:p>6</text:p>
          </table:table-cell>
          <table:table-cell table:formula="of:=[.K21]/[.$C$38]" office:value-type="float" office:value="288.461538461538" calcext:value-type="float">
            <text:p>288</text:p>
          </table:table-cell>
          <table:table-cell table:formula="of:=[.L21]/[.$C$38]" office:value-type="float" office:value="576.923076923078" calcext:value-type="float">
            <text:p>577</text:p>
          </table:table-cell>
          <table:table-cell table:formula="of:=[.M21]/[.$C$38]" office:value-type="float" office:value="1153.84615384616" calcext:value-type="float">
            <text:p>1154</text:p>
          </table:table-cell>
          <table:table-cell table:formula="of:=[.N21]/[.$C$38]" office:value-type="float" office:value="1730.76923076923" calcext:value-type="float">
            <text:p>1731</text:p>
          </table:table-cell>
          <table:table-cell table:formula="of:=[.O21]/[.$C$38]" office:value-type="float" office:value="2307.69230769231" calcext:value-type="float">
            <text:p>2308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2]" office:value-type="float" office:value="7000" calcext:value-type="float">
            <text:p>7000</text:p>
          </table:table-cell>
          <table:table-cell table:formula="of:=[.C22]/[.$C$38]" office:value-type="float" office:value="238.095238095238" calcext:value-type="float">
            <text:p>238</text:p>
          </table:table-cell>
          <table:table-cell table:formula="of:=[.D22]/[.$C$38]" office:value-type="float" office:value="297.619047619048" calcext:value-type="float">
            <text:p>298</text:p>
          </table:table-cell>
          <table:table-cell table:formula="of:=[.E22]/[.$C$38]" office:value-type="float" office:value="59.5238095238095" calcext:value-type="float">
            <text:p>60</text:p>
          </table:table-cell>
          <table:table-cell table:formula="of:=[.F22]/[.$C$38]" office:value-type="float" office:value="476.190476190475" calcext:value-type="float">
            <text:p>476</text:p>
          </table:table-cell>
          <table:table-cell table:formula="of:=[.G22]/[.$C$38]" office:value-type="float" office:value="29.7619047619048" calcext:value-type="float">
            <text:p>30</text:p>
          </table:table-cell>
          <table:table-cell table:formula="of:=[.H22]/[.$C$38]" office:value-type="float" office:value="505.95238095238" calcext:value-type="float">
            <text:p>506</text:p>
          </table:table-cell>
          <table:table-cell/>
          <table:table-cell table:style-name="ce17" table:formula="of:=[.J22]/[.$C$38]" office:value-type="float" office:value="5.95238095238095" calcext:value-type="float">
            <text:p>6</text:p>
          </table:table-cell>
          <table:table-cell table:formula="of:=[.K22]/[.$C$38]" office:value-type="float" office:value="267.857142857143" calcext:value-type="float">
            <text:p>268</text:p>
          </table:table-cell>
          <table:table-cell table:formula="of:=[.L22]/[.$C$38]" office:value-type="float" office:value="535.714285714285" calcext:value-type="float">
            <text:p>536</text:p>
          </table:table-cell>
          <table:table-cell table:formula="of:=[.M22]/[.$C$38]" office:value-type="float" office:value="1071.42857142857" calcext:value-type="float">
            <text:p>1071</text:p>
          </table:table-cell>
          <table:table-cell table:formula="of:=[.N22]/[.$C$38]" office:value-type="float" office:value="1607.14285714286" calcext:value-type="float">
            <text:p>1607</text:p>
          </table:table-cell>
          <table:table-cell table:formula="of:=[.O22]/[.$C$38]" office:value-type="float" office:value="2142.85714285714" calcext:value-type="float">
            <text:p>2143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3]" office:value-type="float" office:value="7500" calcext:value-type="float">
            <text:p>7500</text:p>
          </table:table-cell>
          <table:table-cell table:formula="of:=[.C23]/[.$C$38]" office:value-type="float" office:value="222.222222222222" calcext:value-type="float">
            <text:p>222</text:p>
          </table:table-cell>
          <table:table-cell table:formula="of:=[.D23]/[.$C$38]" office:value-type="float" office:value="277.777777777778" calcext:value-type="float">
            <text:p>278</text:p>
          </table:table-cell>
          <table:table-cell table:formula="of:=[.E23]/[.$C$38]" office:value-type="float" office:value="55.5555555555555" calcext:value-type="float">
            <text:p>56</text:p>
          </table:table-cell>
          <table:table-cell table:formula="of:=[.F23]/[.$C$38]" office:value-type="float" office:value="444.444444444445" calcext:value-type="float">
            <text:p>444</text:p>
          </table:table-cell>
          <table:table-cell table:formula="of:=[.G23]/[.$C$38]" office:value-type="float" office:value="27.7777777777778" calcext:value-type="float">
            <text:p>28</text:p>
          </table:table-cell>
          <table:table-cell table:formula="of:=[.H23]/[.$C$38]" office:value-type="float" office:value="472.222222222223" calcext:value-type="float">
            <text:p>472</text:p>
          </table:table-cell>
          <table:table-cell/>
          <table:table-cell table:style-name="ce17" table:formula="of:=[.J23]/[.$C$38]" office:value-type="float" office:value="5.55555555555555" calcext:value-type="float">
            <text:p>6</text:p>
          </table:table-cell>
          <table:table-cell table:formula="of:=[.K23]/[.$C$38]" office:value-type="float" office:value="250" calcext:value-type="float">
            <text:p>250</text:p>
          </table:table-cell>
          <table:table-cell table:formula="of:=[.L23]/[.$C$38]" office:value-type="float" office:value="500" calcext:value-type="float">
            <text:p>500</text:p>
          </table:table-cell>
          <table:table-cell table:formula="of:=[.M23]/[.$C$38]" office:value-type="float" office:value="1000" calcext:value-type="float">
            <text:p>1000</text:p>
          </table:table-cell>
          <table:table-cell table:formula="of:=[.N23]/[.$C$38]" office:value-type="float" office:value="1500" calcext:value-type="float">
            <text:p>1500</text:p>
          </table:table-cell>
          <table:table-cell table:formula="of:=[.O23]/[.$C$38]" office:value-type="float" office:value="2000" calcext:value-type="float">
            <text:p>2000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4]" office:value-type="float" office:value="8000" calcext:value-type="float">
            <text:p>8000</text:p>
          </table:table-cell>
          <table:table-cell table:formula="of:=[.C24]/[.$C$38]" office:value-type="float" office:value="208.333333333333" calcext:value-type="float">
            <text:p>208</text:p>
          </table:table-cell>
          <table:table-cell table:formula="of:=[.D24]/[.$C$38]" office:value-type="float" office:value="260.416666666668" calcext:value-type="float">
            <text:p>260</text:p>
          </table:table-cell>
          <table:table-cell table:formula="of:=[.E24]/[.$C$38]" office:value-type="float" office:value="52.0833333333333" calcext:value-type="float">
            <text:p>52</text:p>
          </table:table-cell>
          <table:table-cell table:formula="of:=[.F24]/[.$C$38]" office:value-type="float" office:value="416.666666666668" calcext:value-type="float">
            <text:p>417</text:p>
          </table:table-cell>
          <table:table-cell table:formula="of:=[.G24]/[.$C$38]" office:value-type="float" office:value="26.0416666666668" calcext:value-type="float">
            <text:p>26</text:p>
          </table:table-cell>
          <table:table-cell table:formula="of:=[.H24]/[.$C$38]" office:value-type="float" office:value="442.708333333333" calcext:value-type="float">
            <text:p>443</text:p>
          </table:table-cell>
          <table:table-cell/>
          <table:table-cell table:style-name="ce17" table:formula="of:=[.J24]/[.$C$38]" office:value-type="float" office:value="5.20833333333333" calcext:value-type="float">
            <text:p>5</text:p>
          </table:table-cell>
          <table:table-cell table:formula="of:=[.K24]/[.$C$38]" office:value-type="float" office:value="234.375" calcext:value-type="float">
            <text:p>234</text:p>
          </table:table-cell>
          <table:table-cell table:formula="of:=[.L24]/[.$C$38]" office:value-type="float" office:value="468.75" calcext:value-type="float">
            <text:p>469</text:p>
          </table:table-cell>
          <table:table-cell table:formula="of:=[.M24]/[.$C$38]" office:value-type="float" office:value="937.5" calcext:value-type="float">
            <text:p>938</text:p>
          </table:table-cell>
          <table:table-cell table:formula="of:=[.N24]/[.$C$38]" office:value-type="float" office:value="1406.25" calcext:value-type="float">
            <text:p>1406</text:p>
          </table:table-cell>
          <table:table-cell table:formula="of:=[.O24]/[.$C$38]" office:value-type="float" office:value="1875" calcext:value-type="float">
            <text:p>1875</text:p>
          </table:table-cell>
          <table:table-cell/>
          <table:table-cell table:style-name="ce199"/>
        </table:table-row>
        <table:table-row table:style-name="ro1">
          <table:table-cell/>
          <table:table-cell table:formula="of:=[.B25]" office:value-type="float" office:value="8500" calcext:value-type="float">
            <text:p>8500</text:p>
          </table:table-cell>
          <table:table-cell table:formula="of:=[.C25]/[.$C$38]" office:value-type="float" office:value="196.078431372549" calcext:value-type="float">
            <text:p>196</text:p>
          </table:table-cell>
          <table:table-cell table:formula="of:=[.D25]/[.$C$38]" office:value-type="float" office:value="245.098039215686" calcext:value-type="float">
            <text:p>245</text:p>
          </table:table-cell>
          <table:table-cell table:formula="of:=[.E25]/[.$C$38]" office:value-type="float" office:value="49.0196078431373" calcext:value-type="float">
            <text:p>49</text:p>
          </table:table-cell>
          <table:table-cell table:formula="of:=[.F25]/[.$C$38]" office:value-type="float" office:value="392.156862745098" calcext:value-type="float">
            <text:p>392</text:p>
          </table:table-cell>
          <table:table-cell table:formula="of:=[.G25]/[.$C$38]" office:value-type="float" office:value="24.5098039215686" calcext:value-type="float">
            <text:p>25</text:p>
          </table:table-cell>
          <table:table-cell table:formula="of:=[.H25]/[.$C$38]" office:value-type="float" office:value="416.666666666668" calcext:value-type="float">
            <text:p>417</text:p>
          </table:table-cell>
          <table:table-cell/>
          <table:table-cell table:style-name="ce17" table:formula="of:=[.J25]/[.$C$38]" office:value-type="float" office:value="4.90196078431373" calcext:value-type="float">
            <text:p>5</text:p>
          </table:table-cell>
          <table:table-cell table:formula="of:=[.K25]/[.$C$38]" office:value-type="float" office:value="220.588235294118" calcext:value-type="float">
            <text:p>221</text:p>
          </table:table-cell>
          <table:table-cell table:formula="of:=[.L25]/[.$C$38]" office:value-type="float" office:value="441.176470588235" calcext:value-type="float">
            <text:p>441</text:p>
          </table:table-cell>
          <table:table-cell table:formula="of:=[.M25]/[.$C$38]" office:value-type="float" office:value="882.35294117647" calcext:value-type="float">
            <text:p>882</text:p>
          </table:table-cell>
          <table:table-cell table:formula="of:=[.N25]/[.$C$38]" office:value-type="float" office:value="1323.52941176471" calcext:value-type="float">
            <text:p>1324</text:p>
          </table:table-cell>
          <table:table-cell table:formula="of:=[.O25]/[.$C$38]" office:value-type="float" office:value="1764.70588235294" calcext:value-type="float">
            <text:p>1765</text:p>
          </table:table-cell>
          <table:table-cell/>
          <table:table-cell table:style-name="Default"/>
        </table:table-row>
        <table:table-row table:style-name="ro1">
          <table:table-cell/>
          <table:table-cell table:formula="of:=[.B26]" office:value-type="float" office:value="9000" calcext:value-type="float">
            <text:p>9000</text:p>
          </table:table-cell>
          <table:table-cell table:formula="of:=[.C26]/[.$C$38]" office:value-type="float" office:value="185.185185185185" calcext:value-type="float">
            <text:p>185</text:p>
          </table:table-cell>
          <table:table-cell table:formula="of:=[.D26]/[.$C$38]" office:value-type="float" office:value="231.481481481482" calcext:value-type="float">
            <text:p>231</text:p>
          </table:table-cell>
          <table:table-cell table:formula="of:=[.E26]/[.$C$38]" office:value-type="float" office:value="46.2962962962963" calcext:value-type="float">
            <text:p>46</text:p>
          </table:table-cell>
          <table:table-cell table:formula="of:=[.F26]/[.$C$38]" office:value-type="float" office:value="370.37037037037" calcext:value-type="float">
            <text:p>370</text:p>
          </table:table-cell>
          <table:table-cell table:formula="of:=[.G26]/[.$C$38]" office:value-type="float" office:value="23.1481481481482" calcext:value-type="float">
            <text:p>23</text:p>
          </table:table-cell>
          <table:table-cell table:formula="of:=[.H26]/[.$C$38]" office:value-type="float" office:value="393.518518518518" calcext:value-type="float">
            <text:p>394</text:p>
          </table:table-cell>
          <table:table-cell/>
          <table:table-cell table:style-name="ce17" table:formula="of:=[.J26]/[.$C$38]" office:value-type="float" office:value="4.62962962962962" calcext:value-type="float">
            <text:p>5</text:p>
          </table:table-cell>
          <table:table-cell table:formula="of:=[.K26]/[.$C$38]" office:value-type="float" office:value="208.333333333333" calcext:value-type="float">
            <text:p>208</text:p>
          </table:table-cell>
          <table:table-cell table:formula="of:=[.L26]/[.$C$38]" office:value-type="float" office:value="416.666666666668" calcext:value-type="float">
            <text:p>417</text:p>
          </table:table-cell>
          <table:table-cell table:formula="of:=[.M26]/[.$C$38]" office:value-type="float" office:value="833.333333333333" calcext:value-type="float">
            <text:p>833</text:p>
          </table:table-cell>
          <table:table-cell table:formula="of:=[.N26]/[.$C$38]" office:value-type="float" office:value="1250" calcext:value-type="float">
            <text:p>1250</text:p>
          </table:table-cell>
          <table:table-cell table:formula="of:=[.O26]/[.$C$38]" office:value-type="float" office:value="1666.66666666667" calcext:value-type="float">
            <text:p>1667</text:p>
          </table:table-cell>
          <table:table-cell/>
          <table:table-cell table:style-name="Default"/>
        </table:table-row>
        <table:table-row table:style-name="ro1">
          <table:table-cell/>
          <table:table-cell table:formula="of:=[.B27]" office:value-type="float" office:value="9500" calcext:value-type="float">
            <text:p>9500</text:p>
          </table:table-cell>
          <table:table-cell table:formula="of:=[.C27]/[.$C$38]" office:value-type="float" office:value="175.438596491228" calcext:value-type="float">
            <text:p>175</text:p>
          </table:table-cell>
          <table:table-cell table:formula="of:=[.D27]/[.$C$38]" office:value-type="float" office:value="219.298245614035" calcext:value-type="float">
            <text:p>219</text:p>
          </table:table-cell>
          <table:table-cell table:formula="of:=[.E27]/[.$C$38]" office:value-type="float" office:value="43.859649122807" calcext:value-type="float">
            <text:p>44</text:p>
          </table:table-cell>
          <table:table-cell table:formula="of:=[.F27]/[.$C$38]" office:value-type="float" office:value="350.877192982455" calcext:value-type="float">
            <text:p>351</text:p>
          </table:table-cell>
          <table:table-cell table:formula="of:=[.G27]/[.$C$38]" office:value-type="float" office:value="21.9298245614035" calcext:value-type="float">
            <text:p>22</text:p>
          </table:table-cell>
          <table:table-cell table:formula="of:=[.H27]/[.$C$38]" office:value-type="float" office:value="372.80701754386" calcext:value-type="float">
            <text:p>373</text:p>
          </table:table-cell>
          <table:table-cell/>
          <table:table-cell table:style-name="ce17" table:formula="of:=[.J27]/[.$C$38]" office:value-type="float" office:value="4.3859649122807" calcext:value-type="float">
            <text:p>4</text:p>
          </table:table-cell>
          <table:table-cell table:formula="of:=[.K27]/[.$C$38]" office:value-type="float" office:value="197.368421052632" calcext:value-type="float">
            <text:p>197</text:p>
          </table:table-cell>
          <table:table-cell table:formula="of:=[.L27]/[.$C$38]" office:value-type="float" office:value="394.736842105263" calcext:value-type="float">
            <text:p>395</text:p>
          </table:table-cell>
          <table:table-cell table:formula="of:=[.M27]/[.$C$38]" office:value-type="float" office:value="789.473684210528" calcext:value-type="float">
            <text:p>789</text:p>
          </table:table-cell>
          <table:table-cell table:formula="of:=[.N27]/[.$C$38]" office:value-type="float" office:value="1184.21052631579" calcext:value-type="float">
            <text:p>1184</text:p>
          </table:table-cell>
          <table:table-cell table:formula="of:=[.O27]/[.$C$38]" office:value-type="float" office:value="1578.94736842105" calcext:value-type="float">
            <text:p>1579</text:p>
          </table:table-cell>
          <table:table-cell/>
          <table:table-cell table:style-name="Default"/>
        </table:table-row>
        <table:table-row table:style-name="ro1">
          <table:table-cell/>
          <table:table-cell table:formula="of:=[.B28]" office:value-type="float" office:value="10000" calcext:value-type="float">
            <text:p>10000</text:p>
          </table:table-cell>
          <table:table-cell table:formula="of:=[.C28]/[.$C$38]" office:value-type="float" office:value="166.666666666667" calcext:value-type="float">
            <text:p>167</text:p>
          </table:table-cell>
          <table:table-cell table:formula="of:=[.D28]/[.$C$38]" office:value-type="float" office:value="208.333333333333" calcext:value-type="float">
            <text:p>208</text:p>
          </table:table-cell>
          <table:table-cell table:formula="of:=[.E28]/[.$C$38]" office:value-type="float" office:value="41.6666666666668" calcext:value-type="float">
            <text:p>42</text:p>
          </table:table-cell>
          <table:table-cell table:formula="of:=[.F28]/[.$C$38]" office:value-type="float" office:value="333.333333333332" calcext:value-type="float">
            <text:p>333</text:p>
          </table:table-cell>
          <table:table-cell table:formula="of:=[.G28]/[.$C$38]" office:value-type="float" office:value="20.8333333333333" calcext:value-type="float">
            <text:p>21</text:p>
          </table:table-cell>
          <table:table-cell table:formula="of:=[.H28]/[.$C$38]" office:value-type="float" office:value="354.166666666668" calcext:value-type="float">
            <text:p>354</text:p>
          </table:table-cell>
          <table:table-cell/>
          <table:table-cell table:style-name="ce17" table:formula="of:=[.J28]/[.$C$38]" office:value-type="float" office:value="4.16666666666668" calcext:value-type="float">
            <text:p>4</text:p>
          </table:table-cell>
          <table:table-cell table:formula="of:=[.K28]/[.$C$38]" office:value-type="float" office:value="187.5" calcext:value-type="float">
            <text:p>188</text:p>
          </table:table-cell>
          <table:table-cell table:formula="of:=[.L28]/[.$C$38]" office:value-type="float" office:value="375" calcext:value-type="float">
            <text:p>375</text:p>
          </table:table-cell>
          <table:table-cell table:formula="of:=[.M28]/[.$C$38]" office:value-type="float" office:value="750" calcext:value-type="float">
            <text:p>750</text:p>
          </table:table-cell>
          <table:table-cell table:formula="of:=[.N28]/[.$C$38]" office:value-type="float" office:value="1125" calcext:value-type="float">
            <text:p>1125</text:p>
          </table:table-cell>
          <table:table-cell table:formula="of:=[.O28]/[.$C$38]" office:value-type="float" office:value="1500" calcext:value-type="float">
            <text:p>1500</text:p>
          </table:table-cell>
          <table:table-cell/>
          <table:table-cell table:style-name="Default"/>
        </table:table-row>
        <calcext:conditional-formats>
          <calcext:conditional-format calcext:target-range-address="general.C45:general.O67">
            <calcext:condition calcext:apply-style-name="Untitled1" calcext:value="&gt;=[$general.$C$39]" calcext:base-cell-address="general.C45"/>
          </calcext:conditional-format>
        </calcext:conditional-formats>
      </table:table>
      <table:table table:name="timers" table:style-name="ta1" table:print="false">
        <table:table-column table:style-name="co6" table:default-cell-style-name="Default"/>
        <table:table-column table:style-name="co6" table:default-cell-style-name="ce20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row table:style-name="ro5" table:number-rows-repeated="2">
          <table:table-cell/>
          <table:table-cell table:style-name="Default"/>
          <table:table-cell table:number-columns-repeated="7"/>
        </table:table-row>
        <table:table-row table:style-name="ro5">
          <table:table-cell/>
          <table:table-cell table:style-name="Default"/>
          <table:table-cell table:style-name="ce201" office:value-type="string" calcext:value-type="string">
            <text:p>f in Hz</text:p>
          </table:table-cell>
          <table:table-cell table:style-name="ce204" office:value-type="float" office:value="16000000" calcext:value-type="float">
            <text:p>16000000</text:p>
          </table:table-cell>
          <table:table-cell/>
          <table:table-cell table:style-name="ce205"/>
          <table:table-cell table:style-name="ce200"/>
          <table:table-cell/>
          <table:table-cell table:style-name="ce206" office:value-type="float" office:value="72000000" calcext:value-type="float">
            <text:p>72000000</text:p>
          </table:table-cell>
        </table:table-row>
        <table:table-row table:style-name="ro5">
          <table:table-cell/>
          <table:table-cell table:style-name="Default"/>
          <table:table-cell table:number-columns-repeated="7"/>
        </table:table-row>
        <table:table-row table:style-name="ro5">
          <table:table-cell office:value-type="string" calcext:value-type="string" table:number-columns-spanned="1" table:number-rows-spanned="5">
            <text:p>16 bit</text:p>
          </table:table-cell>
          <table:table-cell office:value-type="string" calcext:value-type="string">
            <text:p>ps</text:p>
          </table:table-cell>
          <table:table-cell table:style-name="ce202" office:value-type="float" office:value="1" calcext:value-type="float">
            <text:p>1</text:p>
          </table:table-cell>
          <table:table-cell table:style-name="ce202" office:value-type="float" office:value="8" calcext:value-type="float">
            <text:p>8</text:p>
          </table:table-cell>
          <table:table-cell table:style-name="ce202" office:value-type="float" office:value="64" calcext:value-type="float">
            <text:p>64</text:p>
          </table:table-cell>
          <table:table-cell table:style-name="ce202" office:value-type="float" office:value="256" calcext:value-type="float">
            <text:p>256</text:p>
          </table:table-cell>
          <table:table-cell table:style-name="ce202" office:value-type="float" office:value="1024" calcext:value-type="float">
            <text:p>1024</text:p>
          </table:table-cell>
          <table:table-cell/>
          <table:table-cell table:style-name="ce207" office:value-type="float" office:value="50" calcext:value-type="float">
            <text:p>50</text:p>
          </table:table-cell>
        </table:table-row>
        <table:table-row table:style-name="ro5">
          <table:covered-table-cell/>
          <table:table-cell office:value-type="string" calcext:value-type="string">
            <text:p>T</text:p>
          </table:table-cell>
          <table:table-cell table:style-name="ce203" table:formula="of:=[.C5]/[.$D$3]" office:value-type="float" office:value="0.0000000625" calcext:value-type="float">
            <text:p>0,00000006</text:p>
          </table:table-cell>
          <table:table-cell table:style-name="ce203" table:formula="of:=[.D5]/[.$D$3]" office:value-type="float" office:value="0.0000005" calcext:value-type="float">
            <text:p>0,00000050</text:p>
          </table:table-cell>
          <table:table-cell table:style-name="ce203" table:formula="of:=[.E5]/[.$D$3]" office:value-type="float" office:value="0.000004" calcext:value-type="float">
            <text:p>0,00000400</text:p>
          </table:table-cell>
          <table:table-cell table:style-name="ce203" table:formula="of:=[.F5]/[.$D$3]" office:value-type="float" office:value="0.000016" calcext:value-type="float">
            <text:p>0,00001600</text:p>
          </table:table-cell>
          <table:table-cell table:style-name="ce203" table:formula="of:=[.G5]/[.$D$3]" office:value-type="float" office:value="0.000064" calcext:value-type="float">
            <text:p>0,00006400</text:p>
          </table:table-cell>
          <table:table-cell table:style-name="ce203"/>
          <table:table-cell table:style-name="ce208" table:formula="of:=[.I5]/[.$I$3]" office:value-type="float" office:value="0.000000694444444444445" calcext:value-type="float">
            <text:p>0,000000694</text:p>
          </table:table-cell>
        </table:table-row>
        <table:table-row table:style-name="ro5">
          <table:covered-table-cell/>
          <table:table-cell office:value-type="string" calcext:value-type="string">
            <text:p>t_max</text:p>
          </table:table-cell>
          <table:table-cell table:style-name="ce203" table:formula="of:=[.C6]*((2^16) -1)" office:value-type="float" office:value="0.0040959375" calcext:value-type="float">
            <text:p>0,00409594</text:p>
          </table:table-cell>
          <table:table-cell table:style-name="ce203" table:formula="of:=[.D6]*((2^16) -1)" office:value-type="float" office:value="0.0327675" calcext:value-type="float">
            <text:p>0,03276750</text:p>
          </table:table-cell>
          <table:table-cell table:style-name="ce203" table:formula="of:=[.E6]*((2^16) -1)" office:value-type="float" office:value="0.26214" calcext:value-type="float">
            <text:p>0,26214000</text:p>
          </table:table-cell>
          <table:table-cell table:style-name="ce203" table:formula="of:=[.F6]*((2^16) -1)" office:value-type="float" office:value="1.04856" calcext:value-type="float">
            <text:p>1,04856000</text:p>
          </table:table-cell>
          <table:table-cell table:style-name="ce203" table:formula="of:=[.G6]*((2^16) -1)" office:value-type="float" office:value="4.19424" calcext:value-type="float">
            <text:p>4,19424000</text:p>
          </table:table-cell>
          <table:table-cell table:style-name="ce203"/>
          <table:table-cell table:style-name="ce208" table:formula="of:=[.I6]*((2^16) -1)" office:value-type="float" office:value="0.0455104166666667" calcext:value-type="float">
            <text:p>0,045510417</text:p>
          </table:table-cell>
        </table:table-row>
        <table:table-row table:style-name="ro5">
          <table:covered-table-cell/>
          <table:table-cell office:value-type="string" calcext:value-type="string">
            <text:p>r_min</text:p>
          </table:table-cell>
          <table:table-cell table:style-name="ce200" table:formula="of:=51000*[.C6]" office:value-type="float" office:value="0.0031875" calcext:value-type="float">
            <text:p>0,0031875</text:p>
          </table:table-cell>
          <table:table-cell table:style-name="ce200" table:formula="of:=51000*[.D6]" office:value-type="float" office:value="0.0255" calcext:value-type="float">
            <text:p>0,0255</text:p>
          </table:table-cell>
          <table:table-cell table:style-name="ce200" table:formula="of:=51000*[.E6]" office:value-type="float" office:value="0.204" calcext:value-type="float">
            <text:p>0,204</text:p>
          </table:table-cell>
          <table:table-cell table:style-name="ce200" table:formula="of:=51000*[.F6]" office:value-type="float" office:value="0.816" calcext:value-type="float">
            <text:p>0,816</text:p>
          </table:table-cell>
          <table:table-cell table:style-name="ce200" table:formula="of:=51000*[.G6]" office:value-type="float" office:value="3.264" calcext:value-type="float">
            <text:p>3,264</text:p>
          </table:table-cell>
          <table:table-cell table:style-name="ce200"/>
          <table:table-cell table:style-name="ce208" table:formula="of:=51000*[.I6]" office:value-type="float" office:value="0.0354166666666667" calcext:value-type="float">
            <text:p>0,035416667</text:p>
          </table:table-cell>
        </table:table-row>
        <table:table-row table:style-name="ro5">
          <table:covered-table-cell/>
          <table:table-cell office:value-type="string" calcext:value-type="string">
            <text:p>r_avg</text:p>
          </table:table-cell>
          <table:table-cell table:style-name="ce200" table:formula="of:=30000*[.C6]" office:value-type="float" office:value="0.001875" calcext:value-type="float">
            <text:p>0,001875</text:p>
          </table:table-cell>
          <table:table-cell table:style-name="ce200" table:formula="of:=30000*[.D6]" office:value-type="float" office:value="0.015" calcext:value-type="float">
            <text:p>0,015</text:p>
          </table:table-cell>
          <table:table-cell table:style-name="ce200" table:formula="of:=30000*[.E6]" office:value-type="float" office:value="0.12" calcext:value-type="float">
            <text:p>0,12</text:p>
          </table:table-cell>
          <table:table-cell table:style-name="ce200" table:formula="of:=30000*[.F6]" office:value-type="float" office:value="0.48" calcext:value-type="float">
            <text:p>0,48</text:p>
          </table:table-cell>
          <table:table-cell table:style-name="ce200" table:formula="of:=30000*[.G6]" office:value-type="float" office:value="1.92" calcext:value-type="float">
            <text:p>1,92</text:p>
          </table:table-cell>
          <table:table-cell table:style-name="ce200"/>
          <table:table-cell table:style-name="ce208" table:formula="of:=30000*[.I6]" office:value-type="float" office:value="0.0208333333333333" calcext:value-type="float">
            <text:p>0,020833333</text:p>
          </table:table-cell>
        </table:table-row>
        <table:table-row table:style-name="ro5" table:number-rows-repeated="2">
          <table:table-cell/>
          <table:table-cell table:style-name="Default"/>
          <table:table-cell table:number-columns-repeated="7"/>
        </table:table-row>
        <table:table-row table:style-name="ro5">
          <table:table-cell office:value-type="string" calcext:value-type="string" table:number-columns-spanned="1" table:number-rows-spanned="5">
            <text:p>8 bit</text:p>
          </table:table-cell>
          <table:table-cell office:value-type="string" calcext:value-type="string">
            <text:p>ps</text:p>
          </table:table-cell>
          <table:table-cell table:style-name="ce202" office:value-type="float" office:value="1" calcext:value-type="float">
            <text:p>1</text:p>
          </table:table-cell>
          <table:table-cell table:style-name="ce202" office:value-type="float" office:value="8" calcext:value-type="float">
            <text:p>8</text:p>
          </table:table-cell>
          <table:table-cell table:style-name="ce202" office:value-type="float" office:value="64" calcext:value-type="float">
            <text:p>64</text:p>
          </table:table-cell>
          <table:table-cell table:style-name="ce202" office:value-type="float" office:value="256" calcext:value-type="float">
            <text:p>256</text:p>
          </table:table-cell>
          <table:table-cell table:style-name="ce202" office:value-type="float" office:value="1024" calcext:value-type="float">
            <text:p>1024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T</text:p>
          </table:table-cell>
          <table:table-cell table:style-name="ce203" table:formula="of:=[.C12]/[.$D$3]" office:value-type="float" office:value="0.0000000625" calcext:value-type="float">
            <text:p>0,00000006</text:p>
          </table:table-cell>
          <table:table-cell table:style-name="ce203" table:formula="of:=[.D12]/[.$D$3]" office:value-type="float" office:value="0.0000005" calcext:value-type="float">
            <text:p>0,00000050</text:p>
          </table:table-cell>
          <table:table-cell table:style-name="ce203" table:formula="of:=[.E12]/[.$D$3]" office:value-type="float" office:value="0.000004" calcext:value-type="float">
            <text:p>0,00000400</text:p>
          </table:table-cell>
          <table:table-cell table:style-name="ce203" table:formula="of:=[.F12]/[.$D$3]" office:value-type="float" office:value="0.000016" calcext:value-type="float">
            <text:p>0,00001600</text:p>
          </table:table-cell>
          <table:table-cell table:style-name="ce203" table:formula="of:=[.G12]/[.$D$3]" office:value-type="float" office:value="0.000064" calcext:value-type="float">
            <text:p>0,00006400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t_max</text:p>
          </table:table-cell>
          <table:table-cell table:style-name="ce203" table:formula="of:=[.C13]*((2^8) -1)" office:value-type="float" office:value="0.0000159375" calcext:value-type="float">
            <text:p>0,00001594</text:p>
          </table:table-cell>
          <table:table-cell table:style-name="ce203" table:formula="of:=[.D13]*((2^8) -1)" office:value-type="float" office:value="0.0001275" calcext:value-type="float">
            <text:p>0,00012750</text:p>
          </table:table-cell>
          <table:table-cell table:style-name="ce203" table:formula="of:=[.E13]*((2^8) -1)" office:value-type="float" office:value="0.00102" calcext:value-type="float">
            <text:p>0,00102000</text:p>
          </table:table-cell>
          <table:table-cell table:style-name="ce203" table:formula="of:=[.F13]*((2^8) -1)" office:value-type="float" office:value="0.00408" calcext:value-type="float">
            <text:p>0,00408000</text:p>
          </table:table-cell>
          <table:table-cell table:style-name="ce203" table:formula="of:=[.G13]*((2^8) -1)" office:value-type="float" office:value="0.01632" calcext:value-type="float">
            <text:p>0,01632000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r_min</text:p>
          </table:table-cell>
          <table:table-cell table:style-name="ce200" table:formula="of:=51000*[.C13]" office:value-type="float" office:value="0.0031875" calcext:value-type="float">
            <text:p>0,0031875</text:p>
          </table:table-cell>
          <table:table-cell table:style-name="ce200" table:formula="of:=51000*[.D13]" office:value-type="float" office:value="0.0255" calcext:value-type="float">
            <text:p>0,0255</text:p>
          </table:table-cell>
          <table:table-cell table:style-name="ce200" table:formula="of:=51000*[.E13]" office:value-type="float" office:value="0.204" calcext:value-type="float">
            <text:p>0,204</text:p>
          </table:table-cell>
          <table:table-cell table:style-name="ce200" table:formula="of:=51000*[.F13]" office:value-type="float" office:value="0.816" calcext:value-type="float">
            <text:p>0,816</text:p>
          </table:table-cell>
          <table:table-cell table:style-name="ce200" table:formula="of:=51000*[.G13]" office:value-type="float" office:value="3.264" calcext:value-type="float">
            <text:p>3,264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r_avg</text:p>
          </table:table-cell>
          <table:table-cell table:style-name="ce200" table:formula="of:=30000*[.C13]" office:value-type="float" office:value="0.001875" calcext:value-type="float">
            <text:p>0,001875</text:p>
          </table:table-cell>
          <table:table-cell table:style-name="ce200" table:formula="of:=30000*[.D13]" office:value-type="float" office:value="0.015" calcext:value-type="float">
            <text:p>0,015</text:p>
          </table:table-cell>
          <table:table-cell table:style-name="ce200" table:formula="of:=30000*[.E13]" office:value-type="float" office:value="0.12" calcext:value-type="float">
            <text:p>0,12</text:p>
          </table:table-cell>
          <table:table-cell table:style-name="ce200" table:formula="of:=30000*[.F13]" office:value-type="float" office:value="0.48" calcext:value-type="float">
            <text:p>0,48</text:p>
          </table:table-cell>
          <table:table-cell table:style-name="ce200" table:formula="of:=30000*[.G13]" office:value-type="float" office:value="1.92" calcext:value-type="float">
            <text:p>1,92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6" table:number-columns-repeated="3" table:default-cell-style-name="Default"/>
        <table:table-row table:style-name="ro5" table:number-rows-repeated="3">
          <table:table-cell table:number-columns-repeated="3"/>
        </table:table-row>
        <table:table-row table:style-name="ro5">
          <table:table-cell office:value-type="string" calcext:value-type="string">
            <text:p>rpm</text:p>
          </table:table-cell>
          <table:table-cell office:value-type="float" office:value="300" calcext:value-type="float">
            <text:p>300</text:p>
          </table:table-cell>
          <table:table-cell office:value-type="float" office:value="1350" calcext:value-type="float">
            <text:p>1350</text:p>
          </table:table-cell>
        </table:table-row>
        <table:table-row table:style-name="ro5">
          <table:table-cell office:value-type="string" calcext:value-type="string">
            <text:p>omega</text:p>
          </table:table-cell>
          <table:table-cell table:formula="of:=[.B4]*6" office:value-type="float" office:value="1800" calcext:value-type="float">
            <text:p>1800</text:p>
          </table:table-cell>
          <table:table-cell table:formula="of:=[.C4]*6" office:value-type="float" office:value="8100" calcext:value-type="float">
            <text:p>8100</text:p>
          </table:table-cell>
        </table:table-row>
        <table:table-row table:style-name="ro5" table:number-rows-repeated="2">
          <table:table-cell table:number-columns-repeated="3"/>
        </table:table-row>
        <table:table-row table:style-name="ro5"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B8]+[.A9]*2" office:value-type="float" office:value="308" calcext:value-type="float">
            <text:p>308</text:p>
          </table:table-cell>
          <table:table-cell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B9]+[.A10]*2" office:value-type="float" office:value="318" calcext:value-type="float">
            <text:p>318</text:p>
          </table:table-cell>
          <table:table-cell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B10]+[.A11]*2" office:value-type="float" office:value="330" calcext:value-type="float">
            <text:p>330</text:p>
          </table:table-cell>
          <table:table-cell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B11]+[.A12]*2" office:value-type="float" office:value="344" calcext:value-type="float">
            <text:p>344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B12]+[.A13]*2" office:value-type="float" office:value="360" calcext:value-type="float">
            <text:p>360</text:p>
          </table:table-cell>
          <table:table-cell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B13]+[.A14]*2" office:value-type="float" office:value="378" calcext:value-type="float">
            <text:p>378</text:p>
          </table:table-cell>
          <table:table-cell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B14]+[.A15]*2" office:value-type="float" office:value="398" calcext:value-type="float">
            <text:p>398</text:p>
          </table:table-cell>
          <table:table-cell/>
        </table:table-row>
        <table:table-row table:style-name="ro5">
          <table:table-cell office:value-type="float" office:value="11" calcext:value-type="float">
            <text:p>11</text:p>
          </table:table-cell>
          <table:table-cell table:formula="of:=[.B15]+[.A16]*2" office:value-type="float" office:value="420" calcext:value-type="float">
            <text:p>420</text:p>
          </table:table-cell>
          <table:table-cell/>
        </table:table-row>
        <table:table-row table:style-name="ro5">
          <table:table-cell office:value-type="float" office:value="12" calcext:value-type="float">
            <text:p>12</text:p>
          </table:table-cell>
          <table:table-cell table:formula="of:=[.B16]+[.A17]*2" office:value-type="float" office:value="444" calcext:value-type="float">
            <text:p>444</text:p>
          </table:table-cell>
          <table:table-cell/>
        </table:table-row>
        <table:table-row table:style-name="ro5">
          <table:table-cell office:value-type="float" office:value="13" calcext:value-type="float">
            <text:p>13</text:p>
          </table:table-cell>
          <table:table-cell table:formula="of:=[.B17]+[.A18]*2" office:value-type="float" office:value="470" calcext:value-type="float">
            <text:p>470</text:p>
          </table:table-cell>
          <table:table-cell/>
        </table:table-row>
        <table:table-row table:style-name="ro5">
          <table:table-cell office:value-type="float" office:value="14" calcext:value-type="float">
            <text:p>14</text:p>
          </table:table-cell>
          <table:table-cell table:formula="of:=[.B18]+[.A19]*2" office:value-type="float" office:value="498" calcext:value-type="float">
            <text:p>498</text:p>
          </table:table-cell>
          <table:table-cell/>
        </table:table-row>
        <table:table-row table:style-name="ro5">
          <table:table-cell office:value-type="float" office:value="15" calcext:value-type="float">
            <text:p>15</text:p>
          </table:table-cell>
          <table:table-cell table:formula="of:=[.B19]+[.A20]*2" office:value-type="float" office:value="528" calcext:value-type="float">
            <text:p>528</text:p>
          </table:table-cell>
          <table:table-cell/>
        </table:table-row>
        <table:table-row table:style-name="ro5">
          <table:table-cell office:value-type="float" office:value="16" calcext:value-type="float">
            <text:p>16</text:p>
          </table:table-cell>
          <table:table-cell table:formula="of:=[.B20]+[.A21]*2" office:value-type="float" office:value="560" calcext:value-type="float">
            <text:p>560</text:p>
          </table:table-cell>
          <table:table-cell/>
        </table:table-row>
        <table:table-row table:style-name="ro5">
          <table:table-cell office:value-type="float" office:value="17" calcext:value-type="float">
            <text:p>17</text:p>
          </table:table-cell>
          <table:table-cell table:formula="of:=[.B21]+[.A22]*2" office:value-type="float" office:value="594" calcext:value-type="float">
            <text:p>594</text:p>
          </table:table-cell>
          <table:table-cell/>
        </table:table-row>
        <table:table-row table:style-name="ro5">
          <table:table-cell office:value-type="float" office:value="18" calcext:value-type="float">
            <text:p>18</text:p>
          </table:table-cell>
          <table:table-cell table:formula="of:=[.B22]+[.A23]*2" office:value-type="float" office:value="630" calcext:value-type="float">
            <text:p>630</text:p>
          </table:table-cell>
          <table:table-cell/>
        </table:table-row>
        <table:table-row table:style-name="ro5">
          <table:table-cell office:value-type="float" office:value="19" calcext:value-type="float">
            <text:p>19</text:p>
          </table:table-cell>
          <table:table-cell table:formula="of:=[.B23]+[.A24]*2" office:value-type="float" office:value="668" calcext:value-type="float">
            <text:p>668</text:p>
          </table:table-cell>
          <table:table-cell/>
        </table:table-row>
        <table:table-row table:style-name="ro5">
          <table:table-cell office:value-type="float" office:value="20" calcext:value-type="float">
            <text:p>20</text:p>
          </table:table-cell>
          <table:table-cell table:formula="of:=[.B24]+[.A25]*2" office:value-type="float" office:value="708" calcext:value-type="float">
            <text:p>708</text:p>
          </table:table-cell>
          <table:table-cell/>
        </table:table-row>
        <table:table-row table:style-name="ro5">
          <table:table-cell office:value-type="float" office:value="21" calcext:value-type="float">
            <text:p>21</text:p>
          </table:table-cell>
          <table:table-cell table:formula="of:=[.B25]+[.A26]*2" office:value-type="float" office:value="750" calcext:value-type="float">
            <text:p>750</text:p>
          </table:table-cell>
          <table:table-cell/>
        </table:table-row>
        <table:table-row table:style-name="ro5">
          <table:table-cell office:value-type="float" office:value="22" calcext:value-type="float">
            <text:p>22</text:p>
          </table:table-cell>
          <table:table-cell table:formula="of:=[.B26]+[.A27]*2" office:value-type="float" office:value="794" calcext:value-type="float">
            <text:p>794</text:p>
          </table:table-cell>
          <table:table-cell/>
        </table:table-row>
        <table:table-row table:style-name="ro5">
          <table:table-cell office:value-type="float" office:value="23" calcext:value-type="float">
            <text:p>23</text:p>
          </table:table-cell>
          <table:table-cell table:formula="of:=[.B27]+[.A28]*2" office:value-type="float" office:value="840" calcext:value-type="float">
            <text:p>840</text:p>
          </table:table-cell>
          <table:table-cell/>
        </table:table-row>
        <table:table-row table:style-name="ro5">
          <table:table-cell office:value-type="float" office:value="24" calcext:value-type="float">
            <text:p>24</text:p>
          </table:table-cell>
          <table:table-cell table:formula="of:=[.B28]+[.A29]*2" office:value-type="float" office:value="888" calcext:value-type="float">
            <text:p>888</text:p>
          </table:table-cell>
          <table:table-cell/>
        </table:table-row>
        <table:table-row table:style-name="ro5">
          <table:table-cell office:value-type="float" office:value="25" calcext:value-type="float">
            <text:p>25</text:p>
          </table:table-cell>
          <table:table-cell table:formula="of:=[.B29]+[.A30]*2" office:value-type="float" office:value="938" calcext:value-type="float">
            <text:p>938</text:p>
          </table:table-cell>
          <table:table-cell/>
        </table:table-row>
        <table:table-row table:style-name="ro5">
          <table:table-cell office:value-type="float" office:value="26" calcext:value-type="float">
            <text:p>26</text:p>
          </table:table-cell>
          <table:table-cell table:formula="of:=[.B30]+[.A31]*2" office:value-type="float" office:value="990" calcext:value-type="float">
            <text:p>990</text:p>
          </table:table-cell>
          <table:table-cell/>
        </table:table-row>
        <table:table-row table:style-name="ro5">
          <table:table-cell office:value-type="float" office:value="27" calcext:value-type="float">
            <text:p>27</text:p>
          </table:table-cell>
          <table:table-cell table:formula="of:=[.B31]+[.A32]*2" office:value-type="float" office:value="1044" calcext:value-type="float">
            <text:p>1044</text:p>
          </table:table-cell>
          <table:table-cell/>
        </table:table-row>
        <table:table-row table:style-name="ro5">
          <table:table-cell office:value-type="float" office:value="28" calcext:value-type="float">
            <text:p>28</text:p>
          </table:table-cell>
          <table:table-cell table:formula="of:=[.B32]+[.A33]*2" office:value-type="float" office:value="1100" calcext:value-type="float">
            <text:p>1100</text:p>
          </table:table-cell>
          <table:table-cell/>
        </table:table-row>
        <table:table-row table:style-name="ro5">
          <table:table-cell office:value-type="float" office:value="29" calcext:value-type="float">
            <text:p>29</text:p>
          </table:table-cell>
          <table:table-cell table:formula="of:=[.B33]+[.A34]*2" office:value-type="float" office:value="1158" calcext:value-type="float">
            <text:p>1158</text:p>
          </table:table-cell>
          <table:table-cell/>
        </table:table-row>
        <table:table-row table:style-name="ro5">
          <table:table-cell office:value-type="float" office:value="30" calcext:value-type="float">
            <text:p>30</text:p>
          </table:table-cell>
          <table:table-cell table:formula="of:=[.B34]+[.A35]*2" office:value-type="float" office:value="1218" calcext:value-type="float">
            <text:p>1218</text:p>
          </table:table-cell>
          <table:table-cell/>
        </table:table-row>
        <table:table-row table:style-name="ro5">
          <table:table-cell office:value-type="float" office:value="31" calcext:value-type="float">
            <text:p>31</text:p>
          </table:table-cell>
          <table:table-cell table:formula="of:=[.B35]+[.A36]*2" office:value-type="float" office:value="1280" calcext:value-type="float">
            <text:p>1280</text:p>
          </table:table-cell>
          <table:table-cell/>
        </table:table-row>
        <table:table-row table:style-name="ro5">
          <table:table-cell office:value-type="float" office:value="32" calcext:value-type="float">
            <text:p>32</text:p>
          </table:table-cell>
          <table:table-cell table:formula="of:=[.B36]+[.A37]*2" office:value-type="float" office:value="1344" calcext:value-type="float">
            <text:p>1344</text:p>
          </table:table-cell>
          <table:table-cell/>
        </table:table-row>
        <table:table-row table:style-name="ro5">
          <table:table-cell office:value-type="float" office:value="33" calcext:value-type="float">
            <text:p>33</text:p>
          </table:table-cell>
          <table:table-cell table:formula="of:=[.B37]+[.A38]*2" office:value-type="float" office:value="1410" calcext:value-type="float">
            <text:p>1410</text:p>
          </table:table-cell>
          <table:table-cell/>
        </table:table-row>
        <table:table-row table:style-name="ro5">
          <table:table-cell office:value-type="float" office:value="34" calcext:value-type="float">
            <text:p>34</text:p>
          </table:table-cell>
          <table:table-cell table:formula="of:=[.B38]+[.A39]*2" office:value-type="float" office:value="1478" calcext:value-type="float">
            <text:p>1478</text:p>
          </table:table-cell>
          <table:table-cell/>
        </table:table-row>
        <table:table-row table:style-name="ro5">
          <table:table-cell office:value-type="float" office:value="35" calcext:value-type="float">
            <text:p>35</text:p>
          </table:table-cell>
          <table:table-cell table:formula="of:=[.B39]+[.A40]*2" office:value-type="float" office:value="1548" calcext:value-type="float">
            <text:p>1548</text:p>
          </table:table-cell>
          <table:table-cell/>
        </table:table-row>
        <table:table-row table:style-name="ro5">
          <table:table-cell office:value-type="float" office:value="36" calcext:value-type="float">
            <text:p>36</text:p>
          </table:table-cell>
          <table:table-cell table:formula="of:=[.B40]+[.A41]*2" office:value-type="float" office:value="1620" calcext:value-type="float">
            <text:p>1620</text:p>
          </table:table-cell>
          <table:table-cell/>
        </table:table-row>
        <table:table-row table:style-name="ro5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5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5"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5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5"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5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5"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5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5">
          <table:table-cell office:value-type="float" office:value="45" calcext:value-type="float">
            <text:p>45</text:p>
          </table:table-cell>
          <table:table-cell table:number-columns-repeated="2"/>
        </table:table-row>
      </table:table>
      <table:table table:name="advance" table:style-name="ta1" table:print="false">
        <table:table-column table:style-name="co6" table:default-cell-style-name="Default"/>
        <table:table-column table:style-name="co6" table:default-cell-style-name="ce199"/>
        <table:table-column table:style-name="co6" table:number-columns-repeated="2" table:default-cell-style-name="ce212"/>
        <table:table-column table:style-name="co6" table:number-columns-repeated="2" table:default-cell-style-name="ce220"/>
        <table:table-column table:style-name="co6" table:default-cell-style-name="ce221"/>
        <table:table-column table:style-name="co6" table:default-cell-style-name="ce199"/>
        <table:table-column table:style-name="co6" table:number-columns-repeated="4" table:default-cell-style-name="Default"/>
        <table:table-row table:style-name="ro5">
          <table:table-cell/>
          <table:table-cell table:style-name="Default" table:number-columns-repeated="7"/>
          <table:table-cell table:number-columns-repeated="4"/>
        </table:table-row>
        <table:table-row table:style-name="ro5">
          <table:table-cell/>
          <table:table-cell table:style-name="Default" office:value-type="string" calcext:value-type="string">
            <text:p>ps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/>
          <table:table-cell table:style-name="Default" office:value-type="string" calcext:value-type="string" table:number-columns-spanned="2" table:number-rows-spanned="1">
            <text:p>trigger base advance in °</text:p>
          </table:table-cell>
          <table:covered-table-cell table:style-name="Default"/>
          <table:table-cell table:style-name="ce204" office:value-type="float" office:value="60" calcext:value-type="float">
            <text:p>60</text:p>
          </table:table-cell>
          <table:table-cell table:style-name="Default"/>
          <table:table-cell table:number-columns-repeated="4"/>
        </table:table-row>
        <table:table-row table:style-name="ro5">
          <table:table-cell/>
          <table:table-cell table:style-name="Default" office:value-type="string" calcext:value-type="string">
            <text:p>t1</text:p>
          </table:table-cell>
          <table:table-cell table:style-name="Default" table:formula="of:=[.C2]/[timers.D3]" office:value-type="float" office:value="0.000016" calcext:value-type="float">
            <text:p>1,6E-05</text:p>
          </table:table-cell>
          <table:table-cell table:style-name="Default" table:number-columns-repeated="5"/>
          <table:table-cell table:number-columns-repeated="4"/>
        </table:table-row>
        <table:table-row table:style-name="ro5">
          <table:table-cell/>
          <table:table-cell table:style-name="Default"/>
          <table:table-cell table:style-name="ce200" office:value-type="string" calcext:value-type="string" table:number-columns-spanned="4" table:number-rows-spanned="1">
            <text:p>advance in °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4"/>
        </table:table-row>
        <table:table-row table:style-name="ro5">
          <table:table-cell/>
          <table:table-cell table:style-name="ce209" office:value-type="string" calcext:value-type="string">
            <text:p>rpm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float" office:value="12" calcext:value-type="float">
            <text:p>12</text:p>
          </table:table-cell>
          <table:table-cell table:style-name="ce209" office:value-type="float" office:value="24" calcext:value-type="float">
            <text:p>24</text:p>
          </table:table-cell>
          <table:table-cell table:style-name="ce209" office:value-type="float" office:value="38" calcext:value-type="float">
            <text:p>38</text:p>
          </table:table-cell>
          <table:table-cell table:style-name="ce209"/>
          <table:table-cell table:style-name="Default"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style-name="ce210" table:formula="of:=[.$G$2]-[.C5]" office:value-type="float" office:value="57" calcext:value-type="float">
            <text:p>57</text:p>
          </table:table-cell>
          <table:table-cell table:style-name="ce210" table:formula="of:=[.$G$2]-[.D5]" office:value-type="float" office:value="48" calcext:value-type="float">
            <text:p>48</text:p>
          </table:table-cell>
          <table:table-cell table:style-name="ce210" table:formula="of:=[.$G$2]-[.E5]" office:value-type="float" office:value="36" calcext:value-type="float">
            <text:p>36</text:p>
          </table:table-cell>
          <table:table-cell table:style-name="ce210" table:formula="of:=[.$G$2]-[.F5]" office:value-type="float" office:value="22" calcext:value-type="float">
            <text:p>22</text:p>
          </table:table-cell>
          <table:table-cell table:style-name="ce210"/>
          <table:table-cell table:style-name="Default"/>
          <table:table-cell table:number-columns-repeated="4"/>
        </table:table-row>
        <table:table-row table:style-name="ro5">
          <table:table-cell/>
          <table:table-cell office:value-type="float" office:value="350" calcext:value-type="float">
            <text:p>350</text:p>
          </table:table-cell>
          <table:table-cell table:style-name="ce211" table:formula="of:=[.$C$6]/[.$H7]" office:value-type="float" office:value="0.0271428571428571" calcext:value-type="float">
            <text:p>0,027143</text:p>
          </table:table-cell>
          <table:table-cell table:style-name="ce211" table:formula="of:=[.$D$6]/[.$H7]" office:value-type="float" office:value="0.0228571428571429" calcext:value-type="float">
            <text:p>0,022857</text:p>
          </table:table-cell>
          <table:table-cell table:style-name="ce211" table:formula="of:=[.$E$6]/[.$H7]" office:value-type="float" office:value="0.0171428571428571" calcext:value-type="float">
            <text:p>0,017143</text:p>
          </table:table-cell>
          <table:table-cell table:style-name="ce211" table:formula="of:=[.$F$6]/[.$H7]" office:value-type="float" office:value="0.0104761904761905" calcext:value-type="float">
            <text:p>0,010476</text:p>
          </table:table-cell>
          <table:table-cell/>
          <table:table-cell table:style-name="ce196" table:formula="of:=6*[.B7]" office:value-type="float" office:value="2100" calcext:value-type="float">
            <text:p>2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" calcext:value-type="float">
            <text:p>700</text:p>
          </table:table-cell>
          <table:table-cell table:style-name="ce211" table:formula="of:=[.$C$6]/[.$H8]" office:value-type="float" office:value="0.0135714285714286" calcext:value-type="float">
            <text:p>0,013571</text:p>
          </table:table-cell>
          <table:table-cell table:style-name="ce211" table:formula="of:=[.$D$6]/[.$H8]" office:value-type="float" office:value="0.0114285714285714" calcext:value-type="float">
            <text:p>0,011429</text:p>
          </table:table-cell>
          <table:table-cell table:style-name="ce211" table:formula="of:=[.$E$6]/[.$H8]" office:value-type="float" office:value="0.00857142857142857" calcext:value-type="float">
            <text:p>0,008571</text:p>
          </table:table-cell>
          <table:table-cell table:style-name="ce211" table:formula="of:=[.$F$6]/[.$H8]" office:value-type="float" office:value="0.00523809523809524" calcext:value-type="float">
            <text:p>0,005238</text:p>
          </table:table-cell>
          <table:table-cell/>
          <table:table-cell table:formula="of:=6*[.B8]" office:value-type="float" office:value="4200" calcext:value-type="float">
            <text:p>42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000" calcext:value-type="float">
            <text:p>1000</text:p>
          </table:table-cell>
          <table:table-cell table:style-name="ce211" table:formula="of:=[.$C$6]/[.$H9]" office:value-type="float" office:value="0.0095" calcext:value-type="float">
            <text:p>0,009500</text:p>
          </table:table-cell>
          <table:table-cell table:style-name="ce211" table:formula="of:=[.$D$6]/[.$H9]" office:value-type="float" office:value="0.008" calcext:value-type="float">
            <text:p>0,008000</text:p>
          </table:table-cell>
          <table:table-cell table:style-name="ce211" table:formula="of:=[.$E$6]/[.$H9]" office:value-type="float" office:value="0.006" calcext:value-type="float">
            <text:p>0,006000</text:p>
          </table:table-cell>
          <table:table-cell table:style-name="ce211" table:formula="of:=[.$F$6]/[.$H9]" office:value-type="float" office:value="0.00366666666666667" calcext:value-type="float">
            <text:p>0,003667</text:p>
          </table:table-cell>
          <table:table-cell/>
          <table:table-cell table:formula="of:=6*[.B9]" office:value-type="float" office:value="6000" calcext:value-type="float">
            <text:p>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350" calcext:value-type="float">
            <text:p>1350</text:p>
          </table:table-cell>
          <table:table-cell table:style-name="ce211" table:formula="of:=[.$C$6]/[.$H10]" office:value-type="float" office:value="0.00703703703703704" calcext:value-type="float">
            <text:p>0,007037</text:p>
          </table:table-cell>
          <table:table-cell table:style-name="ce211" table:formula="of:=[.$D$6]/[.$H10]" office:value-type="float" office:value="0.00592592592592593" calcext:value-type="float">
            <text:p>0,005926</text:p>
          </table:table-cell>
          <table:table-cell table:style-name="ce211" table:formula="of:=[.$E$6]/[.$H10]" office:value-type="float" office:value="0.00444444444444444" calcext:value-type="float">
            <text:p>0,004444</text:p>
          </table:table-cell>
          <table:table-cell table:style-name="ce211" table:formula="of:=[.$F$6]/[.$H10]" office:value-type="float" office:value="0.00271604938271605" calcext:value-type="float">
            <text:p>0,002716</text:p>
          </table:table-cell>
          <table:table-cell/>
          <table:table-cell table:formula="of:=6*[.B10]" office:value-type="float" office:value="8100" calcext:value-type="float">
            <text:p>8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500" calcext:value-type="float">
            <text:p>1500</text:p>
          </table:table-cell>
          <table:table-cell table:style-name="ce211" table:formula="of:=[.$C$6]/[.$H11]" office:value-type="float" office:value="0.00633333333333333" calcext:value-type="float">
            <text:p>0,006333</text:p>
          </table:table-cell>
          <table:table-cell table:style-name="ce211" table:formula="of:=[.$D$6]/[.$H11]" office:value-type="float" office:value="0.00533333333333333" calcext:value-type="float">
            <text:p>0,005333</text:p>
          </table:table-cell>
          <table:table-cell table:style-name="ce211" table:formula="of:=[.$E$6]/[.$H11]" office:value-type="float" office:value="0.004" calcext:value-type="float">
            <text:p>0,004000</text:p>
          </table:table-cell>
          <table:table-cell table:style-name="ce211" table:formula="of:=[.$F$6]/[.$H11]" office:value-type="float" office:value="0.00244444444444444" calcext:value-type="float">
            <text:p>0,002444</text:p>
          </table:table-cell>
          <table:table-cell/>
          <table:table-cell table:formula="of:=6*[.B11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000" calcext:value-type="float">
            <text:p>2000</text:p>
          </table:table-cell>
          <table:table-cell table:style-name="ce211" table:formula="of:=[.$C$6]/[.$H12]" office:value-type="float" office:value="0.00475" calcext:value-type="float">
            <text:p>0,004750</text:p>
          </table:table-cell>
          <table:table-cell table:style-name="ce211" table:formula="of:=[.$D$6]/[.$H12]" office:value-type="float" office:value="0.004" calcext:value-type="float">
            <text:p>0,004000</text:p>
          </table:table-cell>
          <table:table-cell table:style-name="ce211" table:formula="of:=[.$E$6]/[.$H12]" office:value-type="float" office:value="0.003" calcext:value-type="float">
            <text:p>0,003000</text:p>
          </table:table-cell>
          <table:table-cell table:style-name="ce211" table:formula="of:=[.$F$6]/[.$H12]" office:value-type="float" office:value="0.00183333333333333" calcext:value-type="float">
            <text:p>0,001833</text:p>
          </table:table-cell>
          <table:table-cell/>
          <table:table-cell table:formula="of:=6*[.B12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500" calcext:value-type="float">
            <text:p>2500</text:p>
          </table:table-cell>
          <table:table-cell table:style-name="ce211" table:formula="of:=[.$C$6]/[.$H13]" office:value-type="float" office:value="0.0038" calcext:value-type="float">
            <text:p>0,003800</text:p>
          </table:table-cell>
          <table:table-cell table:style-name="ce211" table:formula="of:=[.$D$6]/[.$H13]" office:value-type="float" office:value="0.0032" calcext:value-type="float">
            <text:p>0,003200</text:p>
          </table:table-cell>
          <table:table-cell table:style-name="ce211" table:formula="of:=[.$E$6]/[.$H13]" office:value-type="float" office:value="0.0024" calcext:value-type="float">
            <text:p>0,002400</text:p>
          </table:table-cell>
          <table:table-cell table:style-name="ce211" table:formula="of:=[.$F$6]/[.$H13]" office:value-type="float" office:value="0.00146666666666667" calcext:value-type="float">
            <text:p>0,001467</text:p>
          </table:table-cell>
          <table:table-cell/>
          <table:table-cell table:formula="of:=6*[.B13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formula="of:=[.$C$6]/[.$H14]" office:value-type="float" office:value="0.00316666666666667" calcext:value-type="float">
            <text:p>0,003167</text:p>
          </table:table-cell>
          <table:table-cell table:formula="of:=[.$D$6]/[.$H14]" office:value-type="float" office:value="0.00266666666666667" calcext:value-type="float">
            <text:p>0,002667</text:p>
          </table:table-cell>
          <table:table-cell table:style-name="ce219" table:formula="of:=[.$E$6]/[.$H14]" office:value-type="float" office:value="0.002" calcext:value-type="float">
            <text:p>0,002000</text:p>
          </table:table-cell>
          <table:table-cell table:style-name="ce212" table:formula="of:=[.$F$6]/[.$H14]" office:value-type="float" office:value="0.00122222222222222" calcext:value-type="float">
            <text:p>0,001222</text:p>
          </table:table-cell>
          <table:table-cell/>
          <table:table-cell table:formula="of:=6*[.B14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formula="of:=[.$C$6]/[.$H15]" office:value-type="float" office:value="0.00271428571428571" calcext:value-type="float">
            <text:p>0,002714</text:p>
          </table:table-cell>
          <table:table-cell table:formula="of:=[.$D$6]/[.$H15]" office:value-type="float" office:value="0.00228571428571429" calcext:value-type="float">
            <text:p>0,002286</text:p>
          </table:table-cell>
          <table:table-cell table:style-name="ce219" table:formula="of:=[.$E$6]/[.$H15]" office:value-type="float" office:value="0.00171428571428571" calcext:value-type="float">
            <text:p>0,001714</text:p>
          </table:table-cell>
          <table:table-cell table:style-name="ce212" table:formula="of:=[.$F$6]/[.$H15]" office:value-type="float" office:value="0.00104761904761905" calcext:value-type="float">
            <text:p>0,001048</text:p>
          </table:table-cell>
          <table:table-cell/>
          <table:table-cell table:formula="of:=6*[.B15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formula="of:=[.$C$6]/[.$H16]" office:value-type="float" office:value="0.002375" calcext:value-type="float">
            <text:p>0,002375</text:p>
          </table:table-cell>
          <table:table-cell table:formula="of:=[.$D$6]/[.$H16]" office:value-type="float" office:value="0.002" calcext:value-type="float">
            <text:p>0,002000</text:p>
          </table:table-cell>
          <table:table-cell table:style-name="ce219" table:formula="of:=[.$E$6]/[.$H16]" office:value-type="float" office:value="0.0015" calcext:value-type="float">
            <text:p>0,001500</text:p>
          </table:table-cell>
          <table:table-cell table:style-name="ce212" table:formula="of:=[.$F$6]/[.$H16]" office:value-type="float" office:value="0.000916666666666667" calcext:value-type="float">
            <text:p>0,000917</text:p>
          </table:table-cell>
          <table:table-cell/>
          <table:table-cell table:formula="of:=6*[.B16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formula="of:=[.$C$6]/[.$H17]" office:value-type="float" office:value="0.00211111111111111" calcext:value-type="float">
            <text:p>0,002111</text:p>
          </table:table-cell>
          <table:table-cell table:formula="of:=[.$D$6]/[.$H17]" office:value-type="float" office:value="0.00177777777777778" calcext:value-type="float">
            <text:p>0,001778</text:p>
          </table:table-cell>
          <table:table-cell table:style-name="ce219" table:formula="of:=[.$E$6]/[.$H17]" office:value-type="float" office:value="0.00133333333333333" calcext:value-type="float">
            <text:p>0,001333</text:p>
          </table:table-cell>
          <table:table-cell table:style-name="ce212" table:formula="of:=[.$F$6]/[.$H17]" office:value-type="float" office:value="0.000814814814814815" calcext:value-type="float">
            <text:p>0,000815</text:p>
          </table:table-cell>
          <table:table-cell/>
          <table:table-cell table:formula="of:=6*[.B17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formula="of:=[.$C$6]/[.$H18]" office:value-type="float" office:value="0.0019" calcext:value-type="float">
            <text:p>0,001900</text:p>
          </table:table-cell>
          <table:table-cell table:formula="of:=[.$D$6]/[.$H18]" office:value-type="float" office:value="0.0016" calcext:value-type="float">
            <text:p>0,001600</text:p>
          </table:table-cell>
          <table:table-cell table:style-name="ce219" table:formula="of:=[.$E$6]/[.$H18]" office:value-type="float" office:value="0.0012" calcext:value-type="float">
            <text:p>0,001200</text:p>
          </table:table-cell>
          <table:table-cell table:style-name="ce212" table:formula="of:=[.$F$6]/[.$H18]" office:value-type="float" office:value="0.000733333333333333" calcext:value-type="float">
            <text:p>0,000733</text:p>
          </table:table-cell>
          <table:table-cell/>
          <table:table-cell table:formula="of:=6*[.B18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formula="of:=[.$C$6]/[.$H19]" office:value-type="float" office:value="0.00172727272727273" calcext:value-type="float">
            <text:p>0,001727</text:p>
          </table:table-cell>
          <table:table-cell table:formula="of:=[.$D$6]/[.$H19]" office:value-type="float" office:value="0.00145454545454545" calcext:value-type="float">
            <text:p>0,001455</text:p>
          </table:table-cell>
          <table:table-cell table:style-name="ce212" table:formula="of:=[.$E$6]/[.$H19]" office:value-type="float" office:value="0.00109090909090909" calcext:value-type="float">
            <text:p>0,001091</text:p>
          </table:table-cell>
          <table:table-cell table:style-name="ce219" table:formula="of:=[.$F$6]/[.$H19]" office:value-type="float" office:value="0.000666666666666667" calcext:value-type="float">
            <text:p>0,000667</text:p>
          </table:table-cell>
          <table:table-cell/>
          <table:table-cell table:formula="of:=6*[.B19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formula="of:=[.$C$6]/[.$H20]" office:value-type="float" office:value="0.00158333333333333" calcext:value-type="float">
            <text:p>0,001583</text:p>
          </table:table-cell>
          <table:table-cell table:formula="of:=[.$D$6]/[.$H20]" office:value-type="float" office:value="0.00133333333333333" calcext:value-type="float">
            <text:p>0,001333</text:p>
          </table:table-cell>
          <table:table-cell table:style-name="ce212" table:formula="of:=[.$E$6]/[.$H20]" office:value-type="float" office:value="0.001" calcext:value-type="float">
            <text:p>0,001000</text:p>
          </table:table-cell>
          <table:table-cell table:style-name="ce219" table:formula="of:=[.$F$6]/[.$H20]" office:value-type="float" office:value="0.000611111111111111" calcext:value-type="float">
            <text:p>0,000611</text:p>
          </table:table-cell>
          <table:table-cell/>
          <table:table-cell table:formula="of:=6*[.B20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formula="of:=[.$C$6]/[.$H21]" office:value-type="float" office:value="0.00146153846153846" calcext:value-type="float">
            <text:p>0,001462</text:p>
          </table:table-cell>
          <table:table-cell table:formula="of:=[.$D$6]/[.$H21]" office:value-type="float" office:value="0.00123076923076923" calcext:value-type="float">
            <text:p>0,001231</text:p>
          </table:table-cell>
          <table:table-cell table:style-name="ce212" table:formula="of:=[.$E$6]/[.$H21]" office:value-type="float" office:value="0.000923076923076923" calcext:value-type="float">
            <text:p>0,000923</text:p>
          </table:table-cell>
          <table:table-cell table:style-name="ce219" table:formula="of:=[.$F$6]/[.$H21]" office:value-type="float" office:value="0.000564102564102564" calcext:value-type="float">
            <text:p>0,000564</text:p>
          </table:table-cell>
          <table:table-cell/>
          <table:table-cell table:formula="of:=6*[.B21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formula="of:=[.$C$6]/[.$H22]" office:value-type="float" office:value="0.00135714285714286" calcext:value-type="float">
            <text:p>0,001357</text:p>
          </table:table-cell>
          <table:table-cell table:formula="of:=[.$D$6]/[.$H22]" office:value-type="float" office:value="0.00114285714285714" calcext:value-type="float">
            <text:p>0,001143</text:p>
          </table:table-cell>
          <table:table-cell table:style-name="ce212" table:formula="of:=[.$E$6]/[.$H22]" office:value-type="float" office:value="0.000857142857142857" calcext:value-type="float">
            <text:p>0,000857</text:p>
          </table:table-cell>
          <table:table-cell table:style-name="ce219" table:formula="of:=[.$F$6]/[.$H22]" office:value-type="float" office:value="0.000523809523809524" calcext:value-type="float">
            <text:p>0,000524</text:p>
          </table:table-cell>
          <table:table-cell/>
          <table:table-cell table:formula="of:=6*[.B22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formula="of:=[.$C$6]/[.$H23]" office:value-type="float" office:value="0.00126666666666667" calcext:value-type="float">
            <text:p>0,001267</text:p>
          </table:table-cell>
          <table:table-cell table:formula="of:=[.$D$6]/[.$H23]" office:value-type="float" office:value="0.00106666666666667" calcext:value-type="float">
            <text:p>0,001067</text:p>
          </table:table-cell>
          <table:table-cell table:style-name="ce212" table:formula="of:=[.$E$6]/[.$H23]" office:value-type="float" office:value="0.0008" calcext:value-type="float">
            <text:p>0,000800</text:p>
          </table:table-cell>
          <table:table-cell table:style-name="ce219" table:formula="of:=[.$F$6]/[.$H23]" office:value-type="float" office:value="0.000488888888888889" calcext:value-type="float">
            <text:p>0,000489</text:p>
          </table:table-cell>
          <table:table-cell/>
          <table:table-cell table:formula="of:=6*[.B23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formula="of:=[.$C$6]/[.$H24]" office:value-type="float" office:value="0.0011875" calcext:value-type="float">
            <text:p>0,001188</text:p>
          </table:table-cell>
          <table:table-cell table:formula="of:=[.$D$6]/[.$H24]" office:value-type="float" office:value="0.001" calcext:value-type="float">
            <text:p>0,001000</text:p>
          </table:table-cell>
          <table:table-cell table:style-name="ce212" table:formula="of:=[.$E$6]/[.$H24]" office:value-type="float" office:value="0.00075" calcext:value-type="float">
            <text:p>0,000750</text:p>
          </table:table-cell>
          <table:table-cell table:style-name="ce219" table:formula="of:=[.$F$6]/[.$H24]" office:value-type="float" office:value="0.000458333333333333" calcext:value-type="float">
            <text:p>0,000458</text:p>
          </table:table-cell>
          <table:table-cell/>
          <table:table-cell table:formula="of:=6*[.B24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formula="of:=[.$C$6]/[.$H25]" office:value-type="float" office:value="0.00111764705882353" calcext:value-type="float">
            <text:p>0,001118</text:p>
          </table:table-cell>
          <table:table-cell table:formula="of:=[.$D$6]/[.$H25]" office:value-type="float" office:value="0.000941176470588235" calcext:value-type="float">
            <text:p>0,000941</text:p>
          </table:table-cell>
          <table:table-cell table:style-name="ce212" table:formula="of:=[.$E$6]/[.$H25]" office:value-type="float" office:value="0.000705882352941176" calcext:value-type="float">
            <text:p>0,000706</text:p>
          </table:table-cell>
          <table:table-cell table:style-name="ce219" table:formula="of:=[.$F$6]/[.$H25]" office:value-type="float" office:value="0.000431372549019608" calcext:value-type="float">
            <text:p>0,000431</text:p>
          </table:table-cell>
          <table:table-cell/>
          <table:table-cell table:formula="of:=6*[.B25]" office:value-type="float" office:value="51000" calcext:value-type="float">
            <text:p>51000</text:p>
          </table:table-cell>
          <table:table-cell table:number-columns-repeated="4"/>
        </table:table-row>
        <table:table-row table:style-name="ro5" table:number-rows-repeated="4">
          <table:table-cell/>
          <table:table-cell table:style-name="Default" table:number-columns-repeated="7"/>
          <table:table-cell table:number-columns-repeated="4"/>
        </table:table-row>
        <table:table-row table:style-name="ro5">
          <table:table-cell/>
          <table:table-cell table:style-name="Default"/>
          <table:table-cell table:style-name="ce200" office:value-type="string" calcext:value-type="string" table:number-columns-spanned="4" table:number-rows-spanned="1">
            <text:p>advance in °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4"/>
        </table:table-row>
        <table:table-row table:style-name="ro5">
          <table:table-cell/>
          <table:table-cell table:style-name="ce209" office:value-type="string" calcext:value-type="string">
            <text:p>rpm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float" office:value="14" calcext:value-type="float">
            <text:p>14</text:p>
          </table:table-cell>
          <table:table-cell table:style-name="ce209" office:value-type="float" office:value="24" calcext:value-type="float">
            <text:p>24</text:p>
          </table:table-cell>
          <table:table-cell table:style-name="ce209" office:value-type="float" office:value="38" calcext:value-type="float">
            <text:p>38</text:p>
          </table:table-cell>
          <table:table-cell table:style-name="ce209"/>
          <table:table-cell table:style-name="Default"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style-name="ce210" table:formula="of:=[.$G$2]-[.C31]" office:value-type="float" office:value="57" calcext:value-type="float">
            <text:p>57</text:p>
          </table:table-cell>
          <table:table-cell table:style-name="ce210" table:formula="of:=[.$G$2]-[.D31]" office:value-type="float" office:value="46" calcext:value-type="float">
            <text:p>46</text:p>
          </table:table-cell>
          <table:table-cell table:style-name="ce210" table:formula="of:=[.$G$2]-[.E31]" office:value-type="float" office:value="36" calcext:value-type="float">
            <text:p>36</text:p>
          </table:table-cell>
          <table:table-cell table:style-name="ce210" table:formula="of:=[.$G$2]-[.F31]" office:value-type="float" office:value="22" calcext:value-type="float">
            <text:p>22</text:p>
          </table:table-cell>
          <table:table-cell table:style-name="ce210"/>
          <table:table-cell table:style-name="Default"/>
          <table:table-cell table:number-columns-repeated="4"/>
        </table:table-row>
        <table:table-row table:style-name="ro5">
          <table:table-cell/>
          <table:table-cell office:value-type="float" office:value="350" calcext:value-type="float">
            <text:p>350</text:p>
          </table:table-cell>
          <table:table-cell table:style-name="ce213" table:formula="of:=[.C7]/[.$C$3]" office:value-type="float" office:value="1696.42857142857" calcext:value-type="float">
            <text:p>1696</text:p>
          </table:table-cell>
          <table:table-cell table:style-name="ce213" table:formula="of:=[.D7]/[.$C$3]" office:value-type="float" office:value="1428.57142857143" calcext:value-type="float">
            <text:p>1429</text:p>
          </table:table-cell>
          <table:table-cell table:style-name="ce213" table:formula="of:=[.E7]/[.$C$3]" office:value-type="float" office:value="1071.42857142857" calcext:value-type="float">
            <text:p>1071</text:p>
          </table:table-cell>
          <table:table-cell table:style-name="ce213" table:formula="of:=[.F7]/[.$C$3]" office:value-type="float" office:value="654.761904761905" calcext:value-type="float">
            <text:p>655</text:p>
          </table:table-cell>
          <table:table-cell/>
          <table:table-cell table:style-name="ce196" table:formula="of:=6*[.B33]" office:value-type="float" office:value="2100" calcext:value-type="float">
            <text:p>2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" calcext:value-type="float">
            <text:p>700</text:p>
          </table:table-cell>
          <table:table-cell table:style-name="ce213" table:formula="of:=[.C8]/[.$C$3]" office:value-type="float" office:value="848.214285714286" calcext:value-type="float">
            <text:p>848</text:p>
          </table:table-cell>
          <table:table-cell table:style-name="ce213" table:formula="of:=[.D8]/[.$C$3]" office:value-type="float" office:value="714.285714285714" calcext:value-type="float">
            <text:p>714</text:p>
          </table:table-cell>
          <table:table-cell table:style-name="ce213" table:formula="of:=[.E8]/[.$C$3]" office:value-type="float" office:value="535.714285714286" calcext:value-type="float">
            <text:p>536</text:p>
          </table:table-cell>
          <table:table-cell table:style-name="ce213" table:formula="of:=[.F8]/[.$C$3]" office:value-type="float" office:value="327.380952380952" calcext:value-type="float">
            <text:p>327</text:p>
          </table:table-cell>
          <table:table-cell/>
          <table:table-cell table:formula="of:=6*[.B34]" office:value-type="float" office:value="4200" calcext:value-type="float">
            <text:p>42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000" calcext:value-type="float">
            <text:p>1000</text:p>
          </table:table-cell>
          <table:table-cell table:style-name="ce213" table:formula="of:=[.C9]/[.$C$3]" office:value-type="float" office:value="593.75" calcext:value-type="float">
            <text:p>594</text:p>
          </table:table-cell>
          <table:table-cell table:style-name="ce213" table:formula="of:=[.D9]/[.$C$3]" office:value-type="float" office:value="500" calcext:value-type="float">
            <text:p>500</text:p>
          </table:table-cell>
          <table:table-cell table:style-name="ce213" table:formula="of:=[.E9]/[.$C$3]" office:value-type="float" office:value="375" calcext:value-type="float">
            <text:p>375</text:p>
          </table:table-cell>
          <table:table-cell table:style-name="ce213" table:formula="of:=[.F9]/[.$C$3]" office:value-type="float" office:value="229.166666666667" calcext:value-type="float">
            <text:p>229</text:p>
          </table:table-cell>
          <table:table-cell/>
          <table:table-cell table:formula="of:=6*[.B35]" office:value-type="float" office:value="6000" calcext:value-type="float">
            <text:p>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350" calcext:value-type="float">
            <text:p>1350</text:p>
          </table:table-cell>
          <table:table-cell table:style-name="ce213" table:formula="of:=[.C10]/[.$C$3]" office:value-type="float" office:value="439.814814814815" calcext:value-type="float">
            <text:p>440</text:p>
          </table:table-cell>
          <table:table-cell table:style-name="ce213" table:formula="of:=[.D10]/[.$C$3]" office:value-type="float" office:value="370.37037037037" calcext:value-type="float">
            <text:p>370</text:p>
          </table:table-cell>
          <table:table-cell table:style-name="ce213" table:formula="of:=[.E10]/[.$C$3]" office:value-type="float" office:value="277.777777777778" calcext:value-type="float">
            <text:p>278</text:p>
          </table:table-cell>
          <table:table-cell table:style-name="ce213" table:formula="of:=[.F10]/[.$C$3]" office:value-type="float" office:value="169.753086419753" calcext:value-type="float">
            <text:p>170</text:p>
          </table:table-cell>
          <table:table-cell/>
          <table:table-cell table:formula="of:=6*[.B36]" office:value-type="float" office:value="8100" calcext:value-type="float">
            <text:p>81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1500" calcext:value-type="float">
            <text:p>1500</text:p>
          </table:table-cell>
          <table:table-cell table:style-name="ce213" table:formula="of:=[.C11]/[.$C$3]" office:value-type="float" office:value="395.833333333333" calcext:value-type="float">
            <text:p>396</text:p>
          </table:table-cell>
          <table:table-cell table:style-name="ce213" table:formula="of:=[.D11]/[.$C$3]" office:value-type="float" office:value="333.333333333333" calcext:value-type="float">
            <text:p>333</text:p>
          </table:table-cell>
          <table:table-cell table:style-name="ce213" table:formula="of:=[.E11]/[.$C$3]" office:value-type="float" office:value="250" calcext:value-type="float">
            <text:p>250</text:p>
          </table:table-cell>
          <table:table-cell table:style-name="ce213" table:formula="of:=[.F11]/[.$C$3]" office:value-type="float" office:value="152.777777777778" calcext:value-type="float">
            <text:p>153</text:p>
          </table:table-cell>
          <table:table-cell/>
          <table:table-cell table:formula="of:=6*[.B37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000" calcext:value-type="float">
            <text:p>2000</text:p>
          </table:table-cell>
          <table:table-cell table:style-name="ce213" table:formula="of:=[.C12]/[.$C$3]" office:value-type="float" office:value="296.875" calcext:value-type="float">
            <text:p>297</text:p>
          </table:table-cell>
          <table:table-cell table:style-name="ce213" table:formula="of:=[.D12]/[.$C$3]" office:value-type="float" office:value="250" calcext:value-type="float">
            <text:p>250</text:p>
          </table:table-cell>
          <table:table-cell table:style-name="ce213" table:formula="of:=[.E12]/[.$C$3]" office:value-type="float" office:value="187.5" calcext:value-type="float">
            <text:p>188</text:p>
          </table:table-cell>
          <table:table-cell table:style-name="ce213" table:formula="of:=[.F12]/[.$C$3]" office:value-type="float" office:value="114.583333333333" calcext:value-type="float">
            <text:p>115</text:p>
          </table:table-cell>
          <table:table-cell/>
          <table:table-cell table:formula="of:=6*[.B38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500" calcext:value-type="float">
            <text:p>2500</text:p>
          </table:table-cell>
          <table:table-cell table:style-name="ce213" table:formula="of:=[.C13]/[.$C$3]" office:value-type="float" office:value="237.5" calcext:value-type="float">
            <text:p>238</text:p>
          </table:table-cell>
          <table:table-cell table:style-name="ce213" table:formula="of:=[.D13]/[.$C$3]" office:value-type="float" office:value="200" calcext:value-type="float">
            <text:p>200</text:p>
          </table:table-cell>
          <table:table-cell table:style-name="ce213" table:formula="of:=[.E13]/[.$C$3]" office:value-type="float" office:value="150" calcext:value-type="float">
            <text:p>150</text:p>
          </table:table-cell>
          <table:table-cell table:style-name="ce213" table:formula="of:=[.F13]/[.$C$3]" office:value-type="float" office:value="91.6666666666667" calcext:value-type="float">
            <text:p>92</text:p>
          </table:table-cell>
          <table:table-cell/>
          <table:table-cell table:formula="of:=6*[.B39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style-name="ce214" table:formula="of:=[.C14]/[.$C$3]" office:value-type="float" office:value="197.916666666667" calcext:value-type="float">
            <text:p>198</text:p>
          </table:table-cell>
          <table:table-cell table:style-name="ce214" table:formula="of:=[.D14]/[.$C$3]" office:value-type="float" office:value="166.666666666667" calcext:value-type="float">
            <text:p>167</text:p>
          </table:table-cell>
          <table:table-cell table:style-name="ce217" table:formula="of:=[.E14]/[.$C$3]" office:value-type="float" office:value="125" calcext:value-type="float">
            <text:p>125</text:p>
          </table:table-cell>
          <table:table-cell table:formula="of:=[.F14]/[.$C$3]" office:value-type="float" office:value="76.3888888888889" calcext:value-type="float">
            <text:p>76</text:p>
          </table:table-cell>
          <table:table-cell/>
          <table:table-cell table:formula="of:=6*[.B40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style-name="ce214" table:formula="of:=[.C15]/[.$C$3]" office:value-type="float" office:value="169.642857142857" calcext:value-type="float">
            <text:p>170</text:p>
          </table:table-cell>
          <table:table-cell table:style-name="ce214" table:formula="of:=[.D15]/[.$C$3]" office:value-type="float" office:value="142.857142857143" calcext:value-type="float">
            <text:p>143</text:p>
          </table:table-cell>
          <table:table-cell table:style-name="ce217" table:formula="of:=[.E15]/[.$C$3]" office:value-type="float" office:value="107.142857142857" calcext:value-type="float">
            <text:p>107</text:p>
          </table:table-cell>
          <table:table-cell table:formula="of:=[.F15]/[.$C$3]" office:value-type="float" office:value="65.4761904761905" calcext:value-type="float">
            <text:p>65</text:p>
          </table:table-cell>
          <table:table-cell/>
          <table:table-cell table:formula="of:=6*[.B41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style-name="ce214" table:formula="of:=[.C16]/[.$C$3]" office:value-type="float" office:value="148.4375" calcext:value-type="float">
            <text:p>148</text:p>
          </table:table-cell>
          <table:table-cell table:style-name="ce214" table:formula="of:=[.D16]/[.$C$3]" office:value-type="float" office:value="125" calcext:value-type="float">
            <text:p>125</text:p>
          </table:table-cell>
          <table:table-cell table:style-name="ce217" table:formula="of:=[.E16]/[.$C$3]" office:value-type="float" office:value="93.75" calcext:value-type="float">
            <text:p>94</text:p>
          </table:table-cell>
          <table:table-cell table:formula="of:=[.F16]/[.$C$3]" office:value-type="float" office:value="57.2916666666667" calcext:value-type="float">
            <text:p>57</text:p>
          </table:table-cell>
          <table:table-cell/>
          <table:table-cell table:formula="of:=6*[.B42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style-name="ce214" table:formula="of:=[.C17]/[.$C$3]" office:value-type="float" office:value="131.944444444444" calcext:value-type="float">
            <text:p>132</text:p>
          </table:table-cell>
          <table:table-cell table:style-name="ce214" table:formula="of:=[.D17]/[.$C$3]" office:value-type="float" office:value="111.111111111111" calcext:value-type="float">
            <text:p>111</text:p>
          </table:table-cell>
          <table:table-cell table:style-name="ce217" table:formula="of:=[.E17]/[.$C$3]" office:value-type="float" office:value="83.3333333333333" calcext:value-type="float">
            <text:p>83</text:p>
          </table:table-cell>
          <table:table-cell table:formula="of:=[.F17]/[.$C$3]" office:value-type="float" office:value="50.9259259259259" calcext:value-type="float">
            <text:p>51</text:p>
          </table:table-cell>
          <table:table-cell/>
          <table:table-cell table:formula="of:=6*[.B43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style-name="ce214" table:formula="of:=[.C18]/[.$C$3]" office:value-type="float" office:value="118.75" calcext:value-type="float">
            <text:p>119</text:p>
          </table:table-cell>
          <table:table-cell table:style-name="ce214" table:formula="of:=[.D18]/[.$C$3]" office:value-type="float" office:value="100" calcext:value-type="float">
            <text:p>100</text:p>
          </table:table-cell>
          <table:table-cell table:style-name="ce217" table:formula="of:=[.E18]/[.$C$3]" office:value-type="float" office:value="75" calcext:value-type="float">
            <text:p>75</text:p>
          </table:table-cell>
          <table:table-cell table:formula="of:=[.F18]/[.$C$3]" office:value-type="float" office:value="45.8333333333333" calcext:value-type="float">
            <text:p>46</text:p>
          </table:table-cell>
          <table:table-cell/>
          <table:table-cell table:formula="of:=6*[.B44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style-name="ce214" table:formula="of:=[.C19]/[.$C$3]" office:value-type="float" office:value="107.954545454545" calcext:value-type="float">
            <text:p>108</text:p>
          </table:table-cell>
          <table:table-cell table:style-name="ce214" table:formula="of:=[.D19]/[.$C$3]" office:value-type="float" office:value="90.9090909090909" calcext:value-type="float">
            <text:p>91</text:p>
          </table:table-cell>
          <table:table-cell table:formula="of:=[.E19]/[.$C$3]" office:value-type="float" office:value="68.1818181818182" calcext:value-type="float">
            <text:p>68</text:p>
          </table:table-cell>
          <table:table-cell table:style-name="ce217" table:formula="of:=[.F19]/[.$C$3]" office:value-type="float" office:value="41.6666666666667" calcext:value-type="float">
            <text:p>42</text:p>
          </table:table-cell>
          <table:table-cell/>
          <table:table-cell table:formula="of:=6*[.B45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style-name="ce214" table:formula="of:=[.C20]/[.$C$3]" office:value-type="float" office:value="98.9583333333333" calcext:value-type="float">
            <text:p>99</text:p>
          </table:table-cell>
          <table:table-cell table:style-name="ce214" table:formula="of:=[.D20]/[.$C$3]" office:value-type="float" office:value="83.3333333333333" calcext:value-type="float">
            <text:p>83</text:p>
          </table:table-cell>
          <table:table-cell table:formula="of:=[.E20]/[.$C$3]" office:value-type="float" office:value="62.5" calcext:value-type="float">
            <text:p>63</text:p>
          </table:table-cell>
          <table:table-cell table:style-name="ce217" table:formula="of:=[.F20]/[.$C$3]" office:value-type="float" office:value="38.1944444444444" calcext:value-type="float">
            <text:p>38</text:p>
          </table:table-cell>
          <table:table-cell/>
          <table:table-cell table:formula="of:=6*[.B46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style-name="ce214" table:formula="of:=[.C21]/[.$C$3]" office:value-type="float" office:value="91.3461538461539" calcext:value-type="float">
            <text:p>91</text:p>
          </table:table-cell>
          <table:table-cell table:style-name="ce214" table:formula="of:=[.D21]/[.$C$3]" office:value-type="float" office:value="76.9230769230769" calcext:value-type="float">
            <text:p>77</text:p>
          </table:table-cell>
          <table:table-cell table:formula="of:=[.E21]/[.$C$3]" office:value-type="float" office:value="57.6923076923077" calcext:value-type="float">
            <text:p>58</text:p>
          </table:table-cell>
          <table:table-cell table:style-name="ce217" table:formula="of:=[.F21]/[.$C$3]" office:value-type="float" office:value="35.2564102564103" calcext:value-type="float">
            <text:p>35</text:p>
          </table:table-cell>
          <table:table-cell/>
          <table:table-cell table:formula="of:=6*[.B47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style-name="ce214" table:formula="of:=[.C22]/[.$C$3]" office:value-type="float" office:value="84.8214285714286" calcext:value-type="float">
            <text:p>85</text:p>
          </table:table-cell>
          <table:table-cell table:style-name="ce214" table:formula="of:=[.D22]/[.$C$3]" office:value-type="float" office:value="71.4285714285714" calcext:value-type="float">
            <text:p>71</text:p>
          </table:table-cell>
          <table:table-cell table:formula="of:=[.E22]/[.$C$3]" office:value-type="float" office:value="53.5714285714286" calcext:value-type="float">
            <text:p>54</text:p>
          </table:table-cell>
          <table:table-cell table:style-name="ce217" table:formula="of:=[.F22]/[.$C$3]" office:value-type="float" office:value="32.7380952380952" calcext:value-type="float">
            <text:p>33</text:p>
          </table:table-cell>
          <table:table-cell/>
          <table:table-cell table:formula="of:=6*[.B48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style-name="ce214" table:formula="of:=[.C23]/[.$C$3]" office:value-type="float" office:value="79.1666666666667" calcext:value-type="float">
            <text:p>79</text:p>
          </table:table-cell>
          <table:table-cell table:style-name="ce214" table:formula="of:=[.D23]/[.$C$3]" office:value-type="float" office:value="66.6666666666667" calcext:value-type="float">
            <text:p>67</text:p>
          </table:table-cell>
          <table:table-cell table:formula="of:=[.E23]/[.$C$3]" office:value-type="float" office:value="50" calcext:value-type="float">
            <text:p>50</text:p>
          </table:table-cell>
          <table:table-cell table:style-name="ce217" table:formula="of:=[.F23]/[.$C$3]" office:value-type="float" office:value="30.5555555555556" calcext:value-type="float">
            <text:p>31</text:p>
          </table:table-cell>
          <table:table-cell/>
          <table:table-cell table:formula="of:=6*[.B49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style-name="ce214" table:formula="of:=[.C24]/[.$C$3]" office:value-type="float" office:value="74.21875" calcext:value-type="float">
            <text:p>74</text:p>
          </table:table-cell>
          <table:table-cell table:style-name="ce214" table:formula="of:=[.D24]/[.$C$3]" office:value-type="float" office:value="62.5" calcext:value-type="float">
            <text:p>63</text:p>
          </table:table-cell>
          <table:table-cell table:formula="of:=[.E24]/[.$C$3]" office:value-type="float" office:value="46.875" calcext:value-type="float">
            <text:p>47</text:p>
          </table:table-cell>
          <table:table-cell table:style-name="ce217" table:formula="of:=[.F24]/[.$C$3]" office:value-type="float" office:value="28.6458333333333" calcext:value-type="float">
            <text:p>29</text:p>
          </table:table-cell>
          <table:table-cell/>
          <table:table-cell table:formula="of:=6*[.B50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style-name="ce214" table:formula="of:=[.C25]/[.$C$3]" office:value-type="float" office:value="69.8529411764706" calcext:value-type="float">
            <text:p>70</text:p>
          </table:table-cell>
          <table:table-cell table:style-name="ce214" table:formula="of:=[.D25]/[.$C$3]" office:value-type="float" office:value="58.8235294117647" calcext:value-type="float">
            <text:p>59</text:p>
          </table:table-cell>
          <table:table-cell table:formula="of:=[.E25]/[.$C$3]" office:value-type="float" office:value="44.1176470588235" calcext:value-type="float">
            <text:p>44</text:p>
          </table:table-cell>
          <table:table-cell table:style-name="ce217" table:formula="of:=[.F25]/[.$C$3]" office:value-type="float" office:value="26.9607843137255" calcext:value-type="float">
            <text:p>27</text:p>
          </table:table-cell>
          <table:table-cell/>
          <table:table-cell table:formula="of:=6*[.B51]" office:value-type="float" office:value="51000" calcext:value-type="float">
            <text:p>51000</text:p>
          </table:table-cell>
          <table:table-cell table:number-columns-repeated="4"/>
        </table:table-row>
        <table:table-row table:style-name="ro5" table:number-rows-repeated="3">
          <table:table-cell/>
          <table:table-cell table:style-name="Default" table:number-columns-repeated="7"/>
          <table:table-cell table:number-columns-repeated="4"/>
        </table:table-row>
        <table:table-row table:style-name="ro5">
          <table:table-cell/>
          <table:table-cell table:style-name="ce209" office:value-type="string" calcext:value-type="string">
            <text:p>rpm</text:p>
          </table:table-cell>
          <table:table-cell table:style-name="ce209" office:value-type="string" calcext:value-type="string">
            <text:p>d_max</text:p>
          </table:table-cell>
          <table:table-cell table:style-name="ce209" office:value-type="string" calcext:value-type="string">
            <text:p>adv_min</text:p>
          </table:table-cell>
          <table:table-cell table:style-name="ce209" table:number-columns-repeated="3"/>
          <table:table-cell table:style-name="Default"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style-name="ce210" table:number-columns-repeated="5"/>
          <table:table-cell table:style-name="Default"/>
          <table:table-cell/>
          <table:table-cell table:style-name="ce222" office:value-type="string" calcext:value-type="string" table:number-columns-spanned="3" table:number-rows-spanned="5">
            <text:p>result: (no dynamic advance until 2500rpm) → with trigger on Position A2 (60° BDC) any advance can be realised</text:p>
          </table:table-cell>
          <table:covered-table-cell table:number-columns-repeated="2"/>
        </table:table-row>
        <table:table-row table:style-name="ro5">
          <table:table-cell/>
          <table:table-cell office:value-type="float" office:value="350" calcext:value-type="float">
            <text:p>350</text:p>
          </table:table-cell>
          <table:table-cell table:style-name="ce215" table:formula="of:=[.H57]*((2^8)-1)*[.$C$3]" office:value-type="float" office:value="8.568" calcext:value-type="float">
            <text:p>9</text:p>
          </table:table-cell>
          <table:table-cell table:style-name="ce218" table:formula="of:=[.$G$2]-[.C57]" office:value-type="float" office:value="51.432" calcext:value-type="float">
            <text:p>51</text:p>
          </table:table-cell>
          <table:table-cell table:style-name="ce214"/>
          <table:table-cell table:number-columns-repeated="2"/>
          <table:table-cell table:style-name="ce196" table:formula="of:=6*[.B57]" office:value-type="float" office:value="2100" calcext:value-type="float">
            <text:p>21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700" calcext:value-type="float">
            <text:p>700</text:p>
          </table:table-cell>
          <table:table-cell table:style-name="ce215" table:formula="of:=[.H58]*((2^8)-1)*[.$C$3]" office:value-type="float" office:value="17.136" calcext:value-type="float">
            <text:p>17</text:p>
          </table:table-cell>
          <table:table-cell table:style-name="ce218" table:formula="of:=[.$G$2]-[.C58]" office:value-type="float" office:value="42.864" calcext:value-type="float">
            <text:p>43</text:p>
          </table:table-cell>
          <table:table-cell table:style-name="ce214"/>
          <table:table-cell table:number-columns-repeated="2"/>
          <table:table-cell table:formula="of:=6*[.B58]" office:value-type="float" office:value="4200" calcext:value-type="float">
            <text:p>42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1000" calcext:value-type="float">
            <text:p>1000</text:p>
          </table:table-cell>
          <table:table-cell table:style-name="ce215" table:formula="of:=[.H59]*((2^8)-1)*[.$C$3]" office:value-type="float" office:value="24.48" calcext:value-type="float">
            <text:p>24</text:p>
          </table:table-cell>
          <table:table-cell table:style-name="ce218" table:formula="of:=[.$G$2]-[.C59]" office:value-type="float" office:value="35.52" calcext:value-type="float">
            <text:p>36</text:p>
          </table:table-cell>
          <table:table-cell table:style-name="ce214"/>
          <table:table-cell table:number-columns-repeated="2"/>
          <table:table-cell table:formula="of:=6*[.B59]" office:value-type="float" office:value="6000" calcext:value-type="float">
            <text:p>60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1350" calcext:value-type="float">
            <text:p>1350</text:p>
          </table:table-cell>
          <table:table-cell table:style-name="ce215" table:formula="of:=[.H60]*((2^8)-1)*[.$C$3]" office:value-type="float" office:value="33.048" calcext:value-type="float">
            <text:p>33</text:p>
          </table:table-cell>
          <table:table-cell table:style-name="ce218" table:formula="of:=[.$G$2]-[.C60]" office:value-type="float" office:value="26.952" calcext:value-type="float">
            <text:p>27</text:p>
          </table:table-cell>
          <table:table-cell table:style-name="ce214"/>
          <table:table-cell table:number-columns-repeated="2"/>
          <table:table-cell table:formula="of:=6*[.B60]" office:value-type="float" office:value="8100" calcext:value-type="float">
            <text:p>8100</text:p>
          </table:table-cell>
          <table:table-cell/>
          <table:covered-table-cell table:number-columns-repeated="3"/>
        </table:table-row>
        <table:table-row table:style-name="ro5">
          <table:table-cell/>
          <table:table-cell office:value-type="float" office:value="1500" calcext:value-type="float">
            <text:p>1500</text:p>
          </table:table-cell>
          <table:table-cell table:style-name="ce215" table:formula="of:=[.H61]*((2^8)-1)*[.$C$3]" office:value-type="float" office:value="36.72" calcext:value-type="float">
            <text:p>37</text:p>
          </table:table-cell>
          <table:table-cell table:style-name="ce218" table:formula="of:=[.$G$2]-[.C61]" office:value-type="float" office:value="23.28" calcext:value-type="float">
            <text:p>23</text:p>
          </table:table-cell>
          <table:table-cell table:style-name="ce214"/>
          <table:table-cell table:number-columns-repeated="2"/>
          <table:table-cell table:formula="of:=6*[.B61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000" calcext:value-type="float">
            <text:p>2000</text:p>
          </table:table-cell>
          <table:table-cell table:style-name="ce215" table:formula="of:=[.H62]*((2^8)-1)*[.$C$3]" office:value-type="float" office:value="48.96" calcext:value-type="float">
            <text:p>49</text:p>
          </table:table-cell>
          <table:table-cell table:style-name="ce218" table:formula="of:=[.$G$2]-[.C62]" office:value-type="float" office:value="11.04" calcext:value-type="float">
            <text:p>11</text:p>
          </table:table-cell>
          <table:table-cell table:style-name="ce214"/>
          <table:table-cell table:number-columns-repeated="2"/>
          <table:table-cell table:formula="of:=6*[.B62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2500" calcext:value-type="float">
            <text:p>2500</text:p>
          </table:table-cell>
          <table:table-cell table:style-name="ce216" table:formula="of:=[.H63]*((2^8)-1)*[.$C$3]" office:value-type="float" office:value="61.2" calcext:value-type="float">
            <text:p>61</text:p>
          </table:table-cell>
          <table:table-cell table:style-name="ce216" table:formula="of:=[.$G$2]-[.C63]" office:value-type="float" office:value="-1.2" calcext:value-type="float">
            <text:p>-1</text:p>
          </table:table-cell>
          <table:table-cell table:style-name="ce214"/>
          <table:table-cell table:number-columns-repeated="2"/>
          <table:table-cell table:formula="of:=6*[.B63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style-name="ce217" table:formula="of:=[.H64]*((2^8)-1)*[.$C$3]" office:value-type="float" office:value="73.44" calcext:value-type="float">
            <text:p>73</text:p>
          </table:table-cell>
          <table:table-cell table:style-name="ce217" table:formula="of:=[.$G$2]-[.C64]" office:value-type="float" office:value="-13.44" calcext:value-type="float">
            <text:p>-13</text:p>
          </table:table-cell>
          <table:table-cell table:style-name="ce217"/>
          <table:table-cell table:number-columns-repeated="2"/>
          <table:table-cell table:formula="of:=6*[.B64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style-name="ce217" table:formula="of:=[.H65]*((2^8)-1)*[.$C$3]" office:value-type="float" office:value="85.68" calcext:value-type="float">
            <text:p>86</text:p>
          </table:table-cell>
          <table:table-cell table:style-name="ce217" table:formula="of:=[.$G$2]-[.C65]" office:value-type="float" office:value="-25.68" calcext:value-type="float">
            <text:p>-26</text:p>
          </table:table-cell>
          <table:table-cell table:style-name="ce217"/>
          <table:table-cell table:number-columns-repeated="2"/>
          <table:table-cell table:formula="of:=6*[.B65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style-name="ce217" table:formula="of:=[.H66]*((2^8)-1)*[.$C$3]" office:value-type="float" office:value="97.92" calcext:value-type="float">
            <text:p>98</text:p>
          </table:table-cell>
          <table:table-cell table:style-name="ce217" table:formula="of:=[.$G$2]-[.C66]" office:value-type="float" office:value="-37.92" calcext:value-type="float">
            <text:p>-38</text:p>
          </table:table-cell>
          <table:table-cell table:style-name="ce217"/>
          <table:table-cell table:number-columns-repeated="2"/>
          <table:table-cell table:formula="of:=6*[.B66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style-name="ce217" table:formula="of:=[.H67]*((2^8)-1)*[.$C$3]" office:value-type="float" office:value="110.16" calcext:value-type="float">
            <text:p>110</text:p>
          </table:table-cell>
          <table:table-cell table:style-name="ce217" table:formula="of:=[.$G$2]-[.C67]" office:value-type="float" office:value="-50.16" calcext:value-type="float">
            <text:p>-50</text:p>
          </table:table-cell>
          <table:table-cell table:style-name="ce217"/>
          <table:table-cell table:number-columns-repeated="2"/>
          <table:table-cell table:formula="of:=6*[.B67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style-name="ce217" table:formula="of:=[.H68]*((2^8)-1)*[.$C$3]" office:value-type="float" office:value="122.4" calcext:value-type="float">
            <text:p>122</text:p>
          </table:table-cell>
          <table:table-cell table:style-name="ce217" table:formula="of:=[.$G$2]-[.C68]" office:value-type="float" office:value="-62.4" calcext:value-type="float">
            <text:p>-62</text:p>
          </table:table-cell>
          <table:table-cell table:style-name="ce217"/>
          <table:table-cell table:number-columns-repeated="2"/>
          <table:table-cell table:formula="of:=6*[.B68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style-name="ce217" table:formula="of:=[.H69]*((2^8)-1)*[.$C$3]" office:value-type="float" office:value="134.64" calcext:value-type="float">
            <text:p>135</text:p>
          </table:table-cell>
          <table:table-cell table:style-name="ce217" table:formula="of:=[.$G$2]-[.C69]" office:value-type="float" office:value="-74.64" calcext:value-type="float">
            <text:p>-75</text:p>
          </table:table-cell>
          <table:table-cell/>
          <table:table-cell table:style-name="ce217"/>
          <table:table-cell/>
          <table:table-cell table:formula="of:=6*[.B69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style-name="ce217" table:formula="of:=[.H70]*((2^8)-1)*[.$C$3]" office:value-type="float" office:value="146.88" calcext:value-type="float">
            <text:p>147</text:p>
          </table:table-cell>
          <table:table-cell table:style-name="ce217" table:formula="of:=[.$G$2]-[.C70]" office:value-type="float" office:value="-86.88" calcext:value-type="float">
            <text:p>-87</text:p>
          </table:table-cell>
          <table:table-cell/>
          <table:table-cell table:style-name="ce217"/>
          <table:table-cell/>
          <table:table-cell table:formula="of:=6*[.B70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style-name="ce217" table:formula="of:=[.H71]*((2^8)-1)*[.$C$3]" office:value-type="float" office:value="159.12" calcext:value-type="float">
            <text:p>159</text:p>
          </table:table-cell>
          <table:table-cell table:style-name="ce217" table:formula="of:=[.$G$2]-[.C71]" office:value-type="float" office:value="-99.12" calcext:value-type="float">
            <text:p>-99</text:p>
          </table:table-cell>
          <table:table-cell/>
          <table:table-cell table:style-name="ce217"/>
          <table:table-cell/>
          <table:table-cell table:formula="of:=6*[.B71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style-name="ce217" table:formula="of:=[.H72]*((2^8)-1)*[.$C$3]" office:value-type="float" office:value="171.36" calcext:value-type="float">
            <text:p>171</text:p>
          </table:table-cell>
          <table:table-cell table:style-name="ce217" table:formula="of:=[.$G$2]-[.C72]" office:value-type="float" office:value="-111.36" calcext:value-type="float">
            <text:p>-111</text:p>
          </table:table-cell>
          <table:table-cell/>
          <table:table-cell table:style-name="ce217"/>
          <table:table-cell/>
          <table:table-cell table:formula="of:=6*[.B72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style-name="ce217" table:formula="of:=[.H73]*((2^8)-1)*[.$C$3]" office:value-type="float" office:value="183.6" calcext:value-type="float">
            <text:p>184</text:p>
          </table:table-cell>
          <table:table-cell table:style-name="ce217" table:formula="of:=[.$G$2]-[.C73]" office:value-type="float" office:value="-123.6" calcext:value-type="float">
            <text:p>-124</text:p>
          </table:table-cell>
          <table:table-cell/>
          <table:table-cell table:style-name="ce217"/>
          <table:table-cell/>
          <table:table-cell table:formula="of:=6*[.B73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style-name="ce217" table:formula="of:=[.H74]*((2^8)-1)*[.$C$3]" office:value-type="float" office:value="195.84" calcext:value-type="float">
            <text:p>196</text:p>
          </table:table-cell>
          <table:table-cell table:style-name="ce217" table:formula="of:=[.$G$2]-[.C74]" office:value-type="float" office:value="-135.84" calcext:value-type="float">
            <text:p>-136</text:p>
          </table:table-cell>
          <table:table-cell/>
          <table:table-cell table:style-name="ce217"/>
          <table:table-cell/>
          <table:table-cell table:formula="of:=6*[.B74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style-name="ce217" table:formula="of:=[.H75]*((2^8)-1)*[.$C$3]" office:value-type="float" office:value="208.08" calcext:value-type="float">
            <text:p>208</text:p>
          </table:table-cell>
          <table:table-cell table:style-name="ce217" table:formula="of:=[.$G$2]-[.C75]" office:value-type="float" office:value="-148.08" calcext:value-type="float">
            <text:p>-148</text:p>
          </table:table-cell>
          <table:table-cell/>
          <table:table-cell table:style-name="ce217"/>
          <table:table-cell/>
          <table:table-cell table:formula="of:=6*[.B75]" office:value-type="float" office:value="51000" calcext:value-type="float">
            <text:p>51000</text:p>
          </table:table-cell>
          <table:table-cell table:number-columns-repeated="4"/>
        </table:table-row>
      </table:table>
      <table:table table:name="dwell" table:style-name="ta1" table:print="false">
        <table:table-column table:style-name="co6" table:number-columns-repeated="12" table:default-cell-style-name="Default"/>
        <table:table-row table:style-name="ro5">
          <table:table-cell table:number-columns-repeated="12"/>
        </table:table-row>
        <table:table-row table:style-name="ro5">
          <table:table-cell table:number-columns-repeated="2"/>
          <table:table-cell office:value-type="string" calcext:value-type="string">
            <text:p>dwell</text:p>
          </table:table-cell>
          <table:table-cell office:value-type="float" office:value="0.005" calcext:value-type="float">
            <text:p>0,005</text:p>
          </table:table-cell>
          <table:table-cell table:number-columns-repeated="8"/>
        </table:table-row>
        <table:table-row table:style-name="ro5" table:number-rows-repeated="2">
          <table:table-cell table:number-columns-repeated="12"/>
        </table:table-row>
        <table:table-row table:style-name="ro5">
          <table:table-cell/>
          <table:table-cell table:style-name="ce209" office:value-type="string" calcext:value-type="string">
            <text:p>rpm</text:p>
          </table:table-cell>
          <table:table-cell table:style-name="ce209" office:value-type="string" calcext:value-type="string">
            <text:p>Dwell <text:s/>°</text:p>
          </table:table-cell>
          <table:table-cell table:style-name="ce209" table:number-columns-repeated="4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210" table:number-columns-repeated="5"/>
          <table:table-cell table:number-columns-repeated="5"/>
        </table:table-row>
        <table:table-row table:style-name="ro5">
          <table:table-cell/>
          <table:table-cell table:style-name="ce199" office:value-type="float" office:value="350" calcext:value-type="float">
            <text:p>350</text:p>
          </table:table-cell>
          <table:table-cell table:style-name="ce215" table:formula="of:=[.$D$2]*[.H7]" office:value-type="float" office:value="10.5" calcext:value-type="float">
            <text:p>11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6" table:formula="of:=6*[.B7]" office:value-type="float" office:value="2100" calcext:value-type="float">
            <text:p>21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700" calcext:value-type="float">
            <text:p>700</text:p>
          </table:table-cell>
          <table:table-cell table:style-name="ce215" table:formula="of:=[.$D$2]*[.H8]" office:value-type="float" office:value="21" calcext:value-type="float">
            <text:p>21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8]" office:value-type="float" office:value="4200" calcext:value-type="float">
            <text:p>42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1000" calcext:value-type="float">
            <text:p>1000</text:p>
          </table:table-cell>
          <table:table-cell table:style-name="ce215" table:formula="of:=[.$D$2]*[.H9]" office:value-type="float" office:value="30" calcext:value-type="float">
            <text:p>30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9]" office:value-type="float" office:value="6000" calcext:value-type="float">
            <text:p>6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1350" calcext:value-type="float">
            <text:p>1350</text:p>
          </table:table-cell>
          <table:table-cell table:style-name="ce215" table:formula="of:=[.$D$2]*[.H10]" office:value-type="float" office:value="40.5" calcext:value-type="float">
            <text:p>41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10]" office:value-type="float" office:value="8100" calcext:value-type="float">
            <text:p>81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1500" calcext:value-type="float">
            <text:p>1500</text:p>
          </table:table-cell>
          <table:table-cell table:style-name="ce215" table:formula="of:=[.$D$2]*[.H11]" office:value-type="float" office:value="45" calcext:value-type="float">
            <text:p>45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11]" office:value-type="float" office:value="9000" calcext:value-type="float">
            <text:p>9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2000" calcext:value-type="float">
            <text:p>2000</text:p>
          </table:table-cell>
          <table:table-cell table:style-name="ce215" table:formula="of:=[.$D$2]*[.H12]" office:value-type="float" office:value="60" calcext:value-type="float">
            <text:p>60</text:p>
          </table:table-cell>
          <table:table-cell table:style-name="ce218"/>
          <table:table-cell table:style-name="ce214"/>
          <table:table-cell table:style-name="ce220"/>
          <table:table-cell table:style-name="ce221"/>
          <table:table-cell table:style-name="ce199" table:formula="of:=6*[.B12]" office:value-type="float" office:value="12000" calcext:value-type="float">
            <text:p>12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2500" calcext:value-type="float">
            <text:p>2500</text:p>
          </table:table-cell>
          <table:table-cell table:style-name="ce215" table:formula="of:=[.$D$2]*[.H13]" office:value-type="float" office:value="75" calcext:value-type="float">
            <text:p>75</text:p>
          </table:table-cell>
          <table:table-cell table:style-name="ce217"/>
          <table:table-cell table:style-name="ce214"/>
          <table:table-cell table:style-name="ce220"/>
          <table:table-cell table:style-name="ce221"/>
          <table:table-cell table:style-name="ce199" table:formula="of:=6*[.B13]" office:value-type="float" office:value="15000" calcext:value-type="float">
            <text:p>15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3000" calcext:value-type="float">
            <text:p>3000</text:p>
          </table:table-cell>
          <table:table-cell table:style-name="ce215" table:formula="of:=[.$D$2]*[.H14]" office:value-type="float" office:value="90" calcext:value-type="float">
            <text:p>90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4]" office:value-type="float" office:value="18000" calcext:value-type="float">
            <text:p>18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3500" calcext:value-type="float">
            <text:p>3500</text:p>
          </table:table-cell>
          <table:table-cell table:style-name="ce215" table:formula="of:=[.$D$2]*[.H15]" office:value-type="float" office:value="105" calcext:value-type="float">
            <text:p>105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5]" office:value-type="float" office:value="21000" calcext:value-type="float">
            <text:p>21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4000" calcext:value-type="float">
            <text:p>4000</text:p>
          </table:table-cell>
          <table:table-cell table:style-name="ce215" table:formula="of:=[.$D$2]*[.H16]" office:value-type="float" office:value="120" calcext:value-type="float">
            <text:p>120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6]" office:value-type="float" office:value="24000" calcext:value-type="float">
            <text:p>24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4500" calcext:value-type="float">
            <text:p>4500</text:p>
          </table:table-cell>
          <table:table-cell table:style-name="ce215" table:formula="of:=[.$D$2]*[.H17]" office:value-type="float" office:value="135" calcext:value-type="float">
            <text:p>135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7]" office:value-type="float" office:value="27000" calcext:value-type="float">
            <text:p>27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5000" calcext:value-type="float">
            <text:p>5000</text:p>
          </table:table-cell>
          <table:table-cell table:style-name="ce215" table:formula="of:=[.$D$2]*[.H18]" office:value-type="float" office:value="150" calcext:value-type="float">
            <text:p>150</text:p>
          </table:table-cell>
          <table:table-cell table:style-name="ce217" table:number-columns-repeated="2"/>
          <table:table-cell table:style-name="ce220"/>
          <table:table-cell table:style-name="ce221"/>
          <table:table-cell table:style-name="ce199" table:formula="of:=6*[.B18]" office:value-type="float" office:value="30000" calcext:value-type="float">
            <text:p>30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5500" calcext:value-type="float">
            <text:p>5500</text:p>
          </table:table-cell>
          <table:table-cell table:style-name="ce215" table:formula="of:=[.$D$2]*[.H19]" office:value-type="float" office:value="165" calcext:value-type="float">
            <text:p>165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19]" office:value-type="float" office:value="33000" calcext:value-type="float">
            <text:p>33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6000" calcext:value-type="float">
            <text:p>6000</text:p>
          </table:table-cell>
          <table:table-cell table:style-name="ce215" table:formula="of:=[.$D$2]*[.H20]" office:value-type="float" office:value="180" calcext:value-type="float">
            <text:p>180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0]" office:value-type="float" office:value="36000" calcext:value-type="float">
            <text:p>36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6500" calcext:value-type="float">
            <text:p>6500</text:p>
          </table:table-cell>
          <table:table-cell table:style-name="ce215" table:formula="of:=[.$D$2]*[.H21]" office:value-type="float" office:value="195" calcext:value-type="float">
            <text:p>195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1]" office:value-type="float" office:value="39000" calcext:value-type="float">
            <text:p>39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7000" calcext:value-type="float">
            <text:p>7000</text:p>
          </table:table-cell>
          <table:table-cell table:style-name="ce215" table:formula="of:=[.$D$2]*[.H22]" office:value-type="float" office:value="210" calcext:value-type="float">
            <text:p>210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2]" office:value-type="float" office:value="42000" calcext:value-type="float">
            <text:p>42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7500" calcext:value-type="float">
            <text:p>7500</text:p>
          </table:table-cell>
          <table:table-cell table:style-name="ce215" table:formula="of:=[.$D$2]*[.H23]" office:value-type="float" office:value="225" calcext:value-type="float">
            <text:p>225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3]" office:value-type="float" office:value="45000" calcext:value-type="float">
            <text:p>45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8000" calcext:value-type="float">
            <text:p>8000</text:p>
          </table:table-cell>
          <table:table-cell table:style-name="ce223" table:formula="of:=[.$D$2]*[.H24]" office:value-type="float" office:value="240" calcext:value-type="float">
            <text:p>240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4]" office:value-type="float" office:value="48000" calcext:value-type="float">
            <text:p>48000</text:p>
          </table:table-cell>
          <table:table-cell table:number-columns-repeated="4"/>
        </table:table-row>
        <table:table-row table:style-name="ro5">
          <table:table-cell/>
          <table:table-cell table:style-name="ce199" office:value-type="float" office:value="8500" calcext:value-type="float">
            <text:p>8500</text:p>
          </table:table-cell>
          <table:table-cell table:style-name="ce223" table:formula="of:=[.$D$2]*[.H25]" office:value-type="float" office:value="255" calcext:value-type="float">
            <text:p>255</text:p>
          </table:table-cell>
          <table:table-cell table:style-name="ce217"/>
          <table:table-cell table:style-name="ce220"/>
          <table:table-cell table:style-name="ce217"/>
          <table:table-cell table:style-name="ce221"/>
          <table:table-cell table:style-name="ce199" table:formula="of:=6*[.B25]" office:value-type="float" office:value="51000" calcext:value-type="float">
            <text:p>51000</text:p>
          </table:table-cell>
          <table:table-cell table:number-columns-repeated="4"/>
        </table:table-row>
        <table:table-row table:style-name="ro5">
          <table:table-cell table:number-columns-repeated="12"/>
        </table:table-row>
        <table:table-row table:style-name="ro5">
          <table:table-cell table:number-columns-repeated="3"/>
          <table:table-cell office:value-type="string" calcext:value-type="string">
            <text:p>w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5">
          <table:table-cell/>
          <table:table-cell office:value-type="float" office:value="0" calcext:value-type="float">
            <text:p>0</text:p>
          </table:table-cell>
          <table:table-cell table:formula="of:=[.B28]/1024" office:value-type="float" office:value="0" calcext:value-type="float">
            <text:p>0</text:p>
          </table:table-cell>
          <table:table-cell table:formula="of:=6*[.B28]" office:value-type="float" office:value="0" calcext:value-type="float">
            <text:p>0</text:p>
          </table:table-cell>
          <table:table-cell table:style-name="ce224" table:formula="of:=[.$D$2]*[.D28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28]/512" office:value-type="float" office:value="0" calcext:value-type="float">
            <text:p>0</text:p>
          </table:table-cell>
          <table:table-cell table:formula="of:=6*[.G28]" office:value-type="float" office:value="0" calcext:value-type="float">
            <text:p>0</text:p>
          </table:table-cell>
          <table:table-cell table:style-name="ce224" table:formula="of:=[.$D$2]*[.I28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5">
          <table:table-cell/>
          <table:table-cell office:value-type="float" office:value="1024" calcext:value-type="float">
            <text:p>1024</text:p>
          </table:table-cell>
          <table:table-cell table:formula="of:=[.B29]/1024" office:value-type="float" office:value="1" calcext:value-type="float">
            <text:p>1</text:p>
          </table:table-cell>
          <table:table-cell table:formula="of:=6*[.B29]" office:value-type="float" office:value="6144" calcext:value-type="float">
            <text:p>6144</text:p>
          </table:table-cell>
          <table:table-cell table:style-name="ce224" table:formula="of:=[.$D$2]*[.D29]" office:value-type="float" office:value="30.72" calcext:value-type="float">
            <text:p>31</text:p>
          </table:table-cell>
          <table:table-cell/>
          <table:table-cell office:value-type="float" office:value="512" calcext:value-type="float">
            <text:p>512</text:p>
          </table:table-cell>
          <table:table-cell table:formula="of:=[.G29]/512" office:value-type="float" office:value="1" calcext:value-type="float">
            <text:p>1</text:p>
          </table:table-cell>
          <table:table-cell table:formula="of:=6*[.G29]" office:value-type="float" office:value="3072" calcext:value-type="float">
            <text:p>3072</text:p>
          </table:table-cell>
          <table:table-cell table:style-name="ce224" table:formula="of:=[.$D$2]*[.I29]" office:value-type="float" office:value="15.36" calcext:value-type="float">
            <text:p>15</text:p>
          </table:table-cell>
          <table:table-cell/>
          <table:table-cell office:value-type="float" office:value="256" calcext:value-type="float">
            <text:p>256</text:p>
          </table:table-cell>
        </table:table-row>
        <table:table-row table:style-name="ro5">
          <table:table-cell/>
          <table:table-cell office:value-type="float" office:value="2048" calcext:value-type="float">
            <text:p>2048</text:p>
          </table:table-cell>
          <table:table-cell table:formula="of:=[.B30]/1024" office:value-type="float" office:value="2" calcext:value-type="float">
            <text:p>2</text:p>
          </table:table-cell>
          <table:table-cell table:formula="of:=6*[.B30]" office:value-type="float" office:value="12288" calcext:value-type="float">
            <text:p>12288</text:p>
          </table:table-cell>
          <table:table-cell table:style-name="ce224" table:formula="of:=[.$D$2]*[.D30]" office:value-type="float" office:value="61.44" calcext:value-type="float">
            <text:p>61</text:p>
          </table:table-cell>
          <table:table-cell/>
          <table:table-cell office:value-type="float" office:value="1024" calcext:value-type="float">
            <text:p>1024</text:p>
          </table:table-cell>
          <table:table-cell table:formula="of:=[.G30]/512" office:value-type="float" office:value="2" calcext:value-type="float">
            <text:p>2</text:p>
          </table:table-cell>
          <table:table-cell table:formula="of:=6*[.G30]" office:value-type="float" office:value="6144" calcext:value-type="float">
            <text:p>6144</text:p>
          </table:table-cell>
          <table:table-cell table:style-name="ce224" table:formula="of:=[.$D$2]*[.I30]" office:value-type="float" office:value="30.72" calcext:value-type="float">
            <text:p>31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5">
          <table:table-cell/>
          <table:table-cell office:value-type="float" office:value="3072" calcext:value-type="float">
            <text:p>3072</text:p>
          </table:table-cell>
          <table:table-cell table:formula="of:=[.B31]/1024" office:value-type="float" office:value="3" calcext:value-type="float">
            <text:p>3</text:p>
          </table:table-cell>
          <table:table-cell table:formula="of:=6*[.B31]" office:value-type="float" office:value="18432" calcext:value-type="float">
            <text:p>18432</text:p>
          </table:table-cell>
          <table:table-cell table:style-name="ce224" table:formula="of:=[.$D$2]*[.D31]" office:value-type="float" office:value="92.16" calcext:value-type="float">
            <text:p>92</text:p>
          </table:table-cell>
          <table:table-cell/>
          <table:table-cell office:value-type="float" office:value="1536" calcext:value-type="float">
            <text:p>1536</text:p>
          </table:table-cell>
          <table:table-cell table:formula="of:=[.G31]/512" office:value-type="float" office:value="3" calcext:value-type="float">
            <text:p>3</text:p>
          </table:table-cell>
          <table:table-cell table:formula="of:=6*[.G31]" office:value-type="float" office:value="9216" calcext:value-type="float">
            <text:p>9216</text:p>
          </table:table-cell>
          <table:table-cell table:style-name="ce224" table:formula="of:=[.$D$2]*[.I31]" office:value-type="float" office:value="46.08" calcext:value-type="float">
            <text:p>46</text:p>
          </table:table-cell>
          <table:table-cell/>
          <table:table-cell office:value-type="float" office:value="768" calcext:value-type="float">
            <text:p>768</text:p>
          </table:table-cell>
        </table:table-row>
        <table:table-row table:style-name="ro5">
          <table:table-cell/>
          <table:table-cell office:value-type="float" office:value="4096" calcext:value-type="float">
            <text:p>4096</text:p>
          </table:table-cell>
          <table:table-cell table:formula="of:=[.B32]/1024" office:value-type="float" office:value="4" calcext:value-type="float">
            <text:p>4</text:p>
          </table:table-cell>
          <table:table-cell table:formula="of:=6*[.B32]" office:value-type="float" office:value="24576" calcext:value-type="float">
            <text:p>24576</text:p>
          </table:table-cell>
          <table:table-cell table:style-name="ce224" table:formula="of:=[.$D$2]*[.D32]" office:value-type="float" office:value="122.88" calcext:value-type="float">
            <text:p>123</text:p>
          </table:table-cell>
          <table:table-cell/>
          <table:table-cell office:value-type="float" office:value="2048" calcext:value-type="float">
            <text:p>2048</text:p>
          </table:table-cell>
          <table:table-cell table:formula="of:=[.G32]/512" office:value-type="float" office:value="4" calcext:value-type="float">
            <text:p>4</text:p>
          </table:table-cell>
          <table:table-cell table:formula="of:=6*[.G32]" office:value-type="float" office:value="12288" calcext:value-type="float">
            <text:p>12288</text:p>
          </table:table-cell>
          <table:table-cell table:style-name="ce224" table:formula="of:=[.$D$2]*[.I32]" office:value-type="float" office:value="61.44" calcext:value-type="float">
            <text:p>61</text:p>
          </table:table-cell>
          <table:table-cell/>
          <table:table-cell office:value-type="float" office:value="1024" calcext:value-type="float">
            <text:p>1024</text:p>
          </table:table-cell>
        </table:table-row>
        <table:table-row table:style-name="ro5">
          <table:table-cell/>
          <table:table-cell office:value-type="float" office:value="5120" calcext:value-type="float">
            <text:p>5120</text:p>
          </table:table-cell>
          <table:table-cell table:formula="of:=[.B33]/1024" office:value-type="float" office:value="5" calcext:value-type="float">
            <text:p>5</text:p>
          </table:table-cell>
          <table:table-cell table:formula="of:=6*[.B33]" office:value-type="float" office:value="30720" calcext:value-type="float">
            <text:p>30720</text:p>
          </table:table-cell>
          <table:table-cell table:style-name="ce224" table:formula="of:=[.$D$2]*[.D33]" office:value-type="float" office:value="153.6" calcext:value-type="float">
            <text:p>154</text:p>
          </table:table-cell>
          <table:table-cell/>
          <table:table-cell office:value-type="float" office:value="2560" calcext:value-type="float">
            <text:p>2560</text:p>
          </table:table-cell>
          <table:table-cell table:formula="of:=[.G33]/512" office:value-type="float" office:value="5" calcext:value-type="float">
            <text:p>5</text:p>
          </table:table-cell>
          <table:table-cell table:formula="of:=6*[.G33]" office:value-type="float" office:value="15360" calcext:value-type="float">
            <text:p>15360</text:p>
          </table:table-cell>
          <table:table-cell table:style-name="ce224" table:formula="of:=[.$D$2]*[.I33]" office:value-type="float" office:value="76.8" calcext:value-type="float">
            <text:p>77</text:p>
          </table:table-cell>
          <table:table-cell/>
          <table:table-cell office:value-type="float" office:value="1280" calcext:value-type="float">
            <text:p>1280</text:p>
          </table:table-cell>
        </table:table-row>
        <table:table-row table:style-name="ro5">
          <table:table-cell/>
          <table:table-cell office:value-type="float" office:value="6144" calcext:value-type="float">
            <text:p>6144</text:p>
          </table:table-cell>
          <table:table-cell table:formula="of:=[.B34]/1024" office:value-type="float" office:value="6" calcext:value-type="float">
            <text:p>6</text:p>
          </table:table-cell>
          <table:table-cell table:formula="of:=6*[.B34]" office:value-type="float" office:value="36864" calcext:value-type="float">
            <text:p>36864</text:p>
          </table:table-cell>
          <table:table-cell table:style-name="ce224" table:formula="of:=[.$D$2]*[.D34]" office:value-type="float" office:value="184.32" calcext:value-type="float">
            <text:p>184</text:p>
          </table:table-cell>
          <table:table-cell/>
          <table:table-cell office:value-type="float" office:value="3072" calcext:value-type="float">
            <text:p>3072</text:p>
          </table:table-cell>
          <table:table-cell table:formula="of:=[.G34]/512" office:value-type="float" office:value="6" calcext:value-type="float">
            <text:p>6</text:p>
          </table:table-cell>
          <table:table-cell table:formula="of:=6*[.G34]" office:value-type="float" office:value="18432" calcext:value-type="float">
            <text:p>18432</text:p>
          </table:table-cell>
          <table:table-cell table:style-name="ce224" table:formula="of:=[.$D$2]*[.I34]" office:value-type="float" office:value="92.16" calcext:value-type="float">
            <text:p>92</text:p>
          </table:table-cell>
          <table:table-cell/>
          <table:table-cell office:value-type="float" office:value="1536" calcext:value-type="float">
            <text:p>1536</text:p>
          </table:table-cell>
        </table:table-row>
        <table:table-row table:style-name="ro5">
          <table:table-cell/>
          <table:table-cell office:value-type="float" office:value="7168" calcext:value-type="float">
            <text:p>7168</text:p>
          </table:table-cell>
          <table:table-cell table:formula="of:=[.B35]/1024" office:value-type="float" office:value="7" calcext:value-type="float">
            <text:p>7</text:p>
          </table:table-cell>
          <table:table-cell table:formula="of:=6*[.B35]" office:value-type="float" office:value="43008" calcext:value-type="float">
            <text:p>43008</text:p>
          </table:table-cell>
          <table:table-cell table:style-name="ce224" table:formula="of:=[.$D$2]*[.D35]" office:value-type="float" office:value="215.04" calcext:value-type="float">
            <text:p>215</text:p>
          </table:table-cell>
          <table:table-cell/>
          <table:table-cell office:value-type="float" office:value="3584" calcext:value-type="float">
            <text:p>3584</text:p>
          </table:table-cell>
          <table:table-cell table:formula="of:=[.G35]/512" office:value-type="float" office:value="7" calcext:value-type="float">
            <text:p>7</text:p>
          </table:table-cell>
          <table:table-cell table:formula="of:=6*[.G35]" office:value-type="float" office:value="21504" calcext:value-type="float">
            <text:p>21504</text:p>
          </table:table-cell>
          <table:table-cell table:style-name="ce224" table:formula="of:=[.$D$2]*[.I35]" office:value-type="float" office:value="107.52" calcext:value-type="float">
            <text:p>108</text:p>
          </table:table-cell>
          <table:table-cell/>
          <table:table-cell office:value-type="float" office:value="1792" calcext:value-type="float">
            <text:p>1792</text:p>
          </table:table-cell>
        </table:table-row>
        <table:table-row table:style-name="ro5">
          <table:table-cell/>
          <table:table-cell office:value-type="float" office:value="8192" calcext:value-type="float">
            <text:p>8192</text:p>
          </table:table-cell>
          <table:table-cell table:formula="of:=[.B36]/1024" office:value-type="float" office:value="8" calcext:value-type="float">
            <text:p>8</text:p>
          </table:table-cell>
          <table:table-cell table:formula="of:=6*[.B36]" office:value-type="float" office:value="49152" calcext:value-type="float">
            <text:p>49152</text:p>
          </table:table-cell>
          <table:table-cell table:style-name="ce224" table:formula="of:=[.$D$2]*[.D36]" office:value-type="float" office:value="245.76" calcext:value-type="float">
            <text:p>246</text:p>
          </table:table-cell>
          <table:table-cell/>
          <table:table-cell office:value-type="float" office:value="4096" calcext:value-type="float">
            <text:p>4096</text:p>
          </table:table-cell>
          <table:table-cell table:formula="of:=[.G36]/512" office:value-type="float" office:value="8" calcext:value-type="float">
            <text:p>8</text:p>
          </table:table-cell>
          <table:table-cell table:formula="of:=6*[.G36]" office:value-type="float" office:value="24576" calcext:value-type="float">
            <text:p>24576</text:p>
          </table:table-cell>
          <table:table-cell table:style-name="ce224" table:formula="of:=[.$D$2]*[.I36]" office:value-type="float" office:value="122.88" calcext:value-type="float">
            <text:p>123</text:p>
          </table:table-cell>
          <table:table-cell/>
          <table:table-cell office:value-type="float" office:value="2048" calcext:value-type="float">
            <text:p>2048</text:p>
          </table:table-cell>
        </table:table-row>
        <table:table-row table:style-name="ro5">
          <table:table-cell/>
          <table:table-cell office:value-type="float" office:value="9216" calcext:value-type="float">
            <text:p>9216</text:p>
          </table:table-cell>
          <table:table-cell table:formula="of:=[.B37]/1024" office:value-type="float" office:value="9" calcext:value-type="float">
            <text:p>9</text:p>
          </table:table-cell>
          <table:table-cell table:formula="of:=6*[.B37]" office:value-type="float" office:value="55296" calcext:value-type="float">
            <text:p>55296</text:p>
          </table:table-cell>
          <table:table-cell table:style-name="ce224" table:formula="of:=[.$D$2]*[.D37]" office:value-type="float" office:value="276.48" calcext:value-type="float">
            <text:p>276</text:p>
          </table:table-cell>
          <table:table-cell/>
          <table:table-cell office:value-type="float" office:value="4608" calcext:value-type="float">
            <text:p>4608</text:p>
          </table:table-cell>
          <table:table-cell table:formula="of:=[.G37]/512" office:value-type="float" office:value="9" calcext:value-type="float">
            <text:p>9</text:p>
          </table:table-cell>
          <table:table-cell table:formula="of:=6*[.G37]" office:value-type="float" office:value="27648" calcext:value-type="float">
            <text:p>27648</text:p>
          </table:table-cell>
          <table:table-cell table:style-name="ce224" table:formula="of:=[.$D$2]*[.I37]" office:value-type="float" office:value="138.24" calcext:value-type="float">
            <text:p>138</text:p>
          </table:table-cell>
          <table:table-cell/>
          <table:table-cell office:value-type="float" office:value="2304" calcext:value-type="float">
            <text:p>2304</text:p>
          </table:table-cell>
        </table:table-row>
        <table:table-row table:style-name="ro5">
          <table:table-cell table:number-columns-repeated="6"/>
          <table:table-cell office:value-type="float" office:value="5120" calcext:value-type="float">
            <text:p>5120</text:p>
          </table:table-cell>
          <table:table-cell table:formula="of:=[.G38]/512" office:value-type="float" office:value="10" calcext:value-type="float">
            <text:p>10</text:p>
          </table:table-cell>
          <table:table-cell table:formula="of:=6*[.G38]" office:value-type="float" office:value="30720" calcext:value-type="float">
            <text:p>30720</text:p>
          </table:table-cell>
          <table:table-cell table:style-name="ce224" table:formula="of:=[.$D$2]*[.I38]" office:value-type="float" office:value="153.6" calcext:value-type="float">
            <text:p>154</text:p>
          </table:table-cell>
          <table:table-cell/>
          <table:table-cell office:value-type="float" office:value="2560" calcext:value-type="float">
            <text:p>2560</text:p>
          </table:table-cell>
        </table:table-row>
        <table:table-row table:style-name="ro5">
          <table:table-cell table:number-columns-repeated="6"/>
          <table:table-cell office:value-type="float" office:value="5632" calcext:value-type="float">
            <text:p>5632</text:p>
          </table:table-cell>
          <table:table-cell table:formula="of:=[.G39]/512" office:value-type="float" office:value="11" calcext:value-type="float">
            <text:p>11</text:p>
          </table:table-cell>
          <table:table-cell table:formula="of:=6*[.G39]" office:value-type="float" office:value="33792" calcext:value-type="float">
            <text:p>33792</text:p>
          </table:table-cell>
          <table:table-cell table:style-name="ce224" table:formula="of:=[.$D$2]*[.I39]" office:value-type="float" office:value="168.96" calcext:value-type="float">
            <text:p>169</text:p>
          </table:table-cell>
          <table:table-cell/>
          <table:table-cell office:value-type="float" office:value="2816" calcext:value-type="float">
            <text:p>2816</text:p>
          </table:table-cell>
        </table:table-row>
        <table:table-row table:style-name="ro5">
          <table:table-cell table:number-columns-repeated="6"/>
          <table:table-cell office:value-type="float" office:value="6144" calcext:value-type="float">
            <text:p>6144</text:p>
          </table:table-cell>
          <table:table-cell table:formula="of:=[.G40]/512" office:value-type="float" office:value="12" calcext:value-type="float">
            <text:p>12</text:p>
          </table:table-cell>
          <table:table-cell table:formula="of:=6*[.G40]" office:value-type="float" office:value="36864" calcext:value-type="float">
            <text:p>36864</text:p>
          </table:table-cell>
          <table:table-cell table:style-name="ce224" table:formula="of:=[.$D$2]*[.I40]" office:value-type="float" office:value="184.32" calcext:value-type="float">
            <text:p>184</text:p>
          </table:table-cell>
          <table:table-cell/>
          <table:table-cell office:value-type="float" office:value="3072" calcext:value-type="float">
            <text:p>3072</text:p>
          </table:table-cell>
        </table:table-row>
        <table:table-row table:style-name="ro5">
          <table:table-cell table:number-columns-repeated="6"/>
          <table:table-cell office:value-type="float" office:value="6656" calcext:value-type="float">
            <text:p>6656</text:p>
          </table:table-cell>
          <table:table-cell table:formula="of:=[.G41]/512" office:value-type="float" office:value="13" calcext:value-type="float">
            <text:p>13</text:p>
          </table:table-cell>
          <table:table-cell table:formula="of:=6*[.G41]" office:value-type="float" office:value="39936" calcext:value-type="float">
            <text:p>39936</text:p>
          </table:table-cell>
          <table:table-cell table:style-name="ce224" table:formula="of:=[.$D$2]*[.I41]" office:value-type="float" office:value="199.68" calcext:value-type="float">
            <text:p>200</text:p>
          </table:table-cell>
          <table:table-cell/>
          <table:table-cell office:value-type="float" office:value="3328" calcext:value-type="float">
            <text:p>3328</text:p>
          </table:table-cell>
        </table:table-row>
        <table:table-row table:style-name="ro5">
          <table:table-cell table:number-columns-repeated="6"/>
          <table:table-cell office:value-type="float" office:value="7168" calcext:value-type="float">
            <text:p>7168</text:p>
          </table:table-cell>
          <table:table-cell table:formula="of:=[.G42]/512" office:value-type="float" office:value="14" calcext:value-type="float">
            <text:p>14</text:p>
          </table:table-cell>
          <table:table-cell table:formula="of:=6*[.G42]" office:value-type="float" office:value="43008" calcext:value-type="float">
            <text:p>43008</text:p>
          </table:table-cell>
          <table:table-cell table:style-name="ce224" table:formula="of:=[.$D$2]*[.I42]" office:value-type="float" office:value="215.04" calcext:value-type="float">
            <text:p>215</text:p>
          </table:table-cell>
          <table:table-cell/>
          <table:table-cell office:value-type="float" office:value="3584" calcext:value-type="float">
            <text:p>3584</text:p>
          </table:table-cell>
        </table:table-row>
        <table:table-row table:style-name="ro5">
          <table:table-cell table:number-columns-repeated="6"/>
          <table:table-cell office:value-type="float" office:value="7680" calcext:value-type="float">
            <text:p>7680</text:p>
          </table:table-cell>
          <table:table-cell table:formula="of:=[.G43]/512" office:value-type="float" office:value="15" calcext:value-type="float">
            <text:p>15</text:p>
          </table:table-cell>
          <table:table-cell table:formula="of:=6*[.G43]" office:value-type="float" office:value="46080" calcext:value-type="float">
            <text:p>46080</text:p>
          </table:table-cell>
          <table:table-cell table:style-name="ce224" table:formula="of:=[.$D$2]*[.I43]" office:value-type="float" office:value="230.4" calcext:value-type="float">
            <text:p>230</text:p>
          </table:table-cell>
          <table:table-cell/>
          <table:table-cell office:value-type="float" office:value="3840" calcext:value-type="float">
            <text:p>3840</text:p>
          </table:table-cell>
        </table:table-row>
        <table:table-row table:style-name="ro5">
          <table:table-cell table:number-columns-repeated="6"/>
          <table:table-cell office:value-type="float" office:value="8192" calcext:value-type="float">
            <text:p>8192</text:p>
          </table:table-cell>
          <table:table-cell table:formula="of:=[.G44]/512" office:value-type="float" office:value="16" calcext:value-type="float">
            <text:p>16</text:p>
          </table:table-cell>
          <table:table-cell table:formula="of:=6*[.G44]" office:value-type="float" office:value="49152" calcext:value-type="float">
            <text:p>49152</text:p>
          </table:table-cell>
          <table:table-cell table:style-name="ce224" table:formula="of:=[.$D$2]*[.I44]" office:value-type="float" office:value="245.76" calcext:value-type="float">
            <text:p>246</text:p>
          </table:table-cell>
          <table:table-cell/>
          <table:table-cell office:value-type="float" office:value="4096" calcext:value-type="float">
            <text:p>4096</text:p>
          </table:table-cell>
        </table:table-row>
        <table:table-row table:style-name="ro5">
          <table:table-cell table:number-columns-repeated="6"/>
          <table:table-cell office:value-type="float" office:value="8704" calcext:value-type="float">
            <text:p>8704</text:p>
          </table:table-cell>
          <table:table-cell table:formula="of:=[.G45]/512" office:value-type="float" office:value="17" calcext:value-type="float">
            <text:p>17</text:p>
          </table:table-cell>
          <table:table-cell table:formula="of:=6*[.G45]" office:value-type="float" office:value="52224" calcext:value-type="float">
            <text:p>52224</text:p>
          </table:table-cell>
          <table:table-cell table:style-name="ce224" table:formula="of:=[.$D$2]*[.I45]" office:value-type="float" office:value="261.12" calcext:value-type="float">
            <text:p>261</text:p>
          </table:table-cell>
          <table:table-cell/>
          <table:table-cell office:value-type="float" office:value="4352" calcext:value-type="float">
            <text:p>4352</text:p>
          </table:table-cell>
        </table:table-row>
        <table:table-row table:style-name="ro5">
          <table:table-cell table:number-columns-repeated="6"/>
          <table:table-cell office:value-type="float" office:value="9216" calcext:value-type="float">
            <text:p>9216</text:p>
          </table:table-cell>
          <table:table-cell table:formula="of:=[.G46]/512" office:value-type="float" office:value="18" calcext:value-type="float">
            <text:p>18</text:p>
          </table:table-cell>
          <table:table-cell table:formula="of:=6*[.G46]" office:value-type="float" office:value="55296" calcext:value-type="float">
            <text:p>55296</text:p>
          </table:table-cell>
          <table:table-cell table:style-name="ce224" table:formula="of:=[.$D$2]*[.I46]" office:value-type="float" office:value="276.48" calcext:value-type="float">
            <text:p>276</text:p>
          </table:table-cell>
          <table:table-cell/>
          <table:table-cell office:value-type="float" office:value="4608" calcext:value-type="float">
            <text:p>4608</text:p>
          </table:table-cell>
        </table:table-row>
        <table:table-row table:style-name="ro5">
          <table:table-cell table:number-columns-repeated="11"/>
          <table:table-cell office:value-type="float" office:value="4864" calcext:value-type="float">
            <text:p>4864</text:p>
          </table:table-cell>
        </table:table-row>
        <table:table-row table:style-name="ro5">
          <table:table-cell table:number-columns-repeated="11"/>
          <table:table-cell office:value-type="float" office:value="5120" calcext:value-type="float">
            <text:p>5120</text:p>
          </table:table-cell>
        </table:table-row>
        <table:table-row table:style-name="ro5">
          <table:table-cell table:number-columns-repeated="11"/>
          <table:table-cell office:value-type="float" office:value="5376" calcext:value-type="float">
            <text:p>5376</text:p>
          </table:table-cell>
        </table:table-row>
        <table:table-row table:style-name="ro5">
          <table:table-cell table:number-columns-repeated="11"/>
          <table:table-cell office:value-type="float" office:value="5632" calcext:value-type="float">
            <text:p>5632</text:p>
          </table:table-cell>
        </table:table-row>
        <table:table-row table:style-name="ro5">
          <table:table-cell table:number-columns-repeated="11"/>
          <table:table-cell office:value-type="float" office:value="5888" calcext:value-type="float">
            <text:p>5888</text:p>
          </table:table-cell>
        </table:table-row>
        <table:table-row table:style-name="ro5">
          <table:table-cell table:number-columns-repeated="11"/>
          <table:table-cell office:value-type="float" office:value="6144" calcext:value-type="float">
            <text:p>6144</text:p>
          </table:table-cell>
        </table:table-row>
        <table:table-row table:style-name="ro5">
          <table:table-cell table:number-columns-repeated="11"/>
          <table:table-cell office:value-type="float" office:value="6400" calcext:value-type="float">
            <text:p>6400</text:p>
          </table:table-cell>
        </table:table-row>
        <table:table-row table:style-name="ro5">
          <table:table-cell table:number-columns-repeated="11"/>
          <table:table-cell office:value-type="float" office:value="6656" calcext:value-type="float">
            <text:p>6656</text:p>
          </table:table-cell>
        </table:table-row>
        <table:table-row table:style-name="ro5">
          <table:table-cell table:number-columns-repeated="11"/>
          <table:table-cell office:value-type="float" office:value="6912" calcext:value-type="float">
            <text:p>6912</text:p>
          </table:table-cell>
        </table:table-row>
        <table:table-row table:style-name="ro5">
          <table:table-cell table:number-columns-repeated="11"/>
          <table:table-cell office:value-type="float" office:value="7168" calcext:value-type="float">
            <text:p>7168</text:p>
          </table:table-cell>
        </table:table-row>
        <table:table-row table:style-name="ro5">
          <table:table-cell table:number-columns-repeated="11"/>
          <table:table-cell office:value-type="float" office:value="7424" calcext:value-type="float">
            <text:p>7424</text:p>
          </table:table-cell>
        </table:table-row>
        <table:table-row table:style-name="ro5">
          <table:table-cell table:number-columns-repeated="11"/>
          <table:table-cell office:value-type="float" office:value="7680" calcext:value-type="float">
            <text:p>7680</text:p>
          </table:table-cell>
        </table:table-row>
        <table:table-row table:style-name="ro5">
          <table:table-cell table:number-columns-repeated="11"/>
          <table:table-cell office:value-type="float" office:value="7936" calcext:value-type="float">
            <text:p>7936</text:p>
          </table:table-cell>
        </table:table-row>
        <table:table-row table:style-name="ro5">
          <table:table-cell table:number-columns-repeated="11"/>
          <table:table-cell office:value-type="float" office:value="8192" calcext:value-type="float">
            <text:p>8192</text:p>
          </table:table-cell>
        </table:table-row>
        <table:table-row table:style-name="ro5">
          <table:table-cell table:number-columns-repeated="11"/>
          <table:table-cell office:value-type="float" office:value="8448" calcext:value-type="float">
            <text:p>8448</text:p>
          </table:table-cell>
        </table:table-row>
        <table:table-row table:style-name="ro5">
          <table:table-cell table:number-columns-repeated="11"/>
          <table:table-cell office:value-type="float" office:value="8704" calcext:value-type="float">
            <text:p>8704</text:p>
          </table:table-cell>
        </table:table-row>
        <table:table-row table:style-name="ro5">
          <table:table-cell table:number-columns-repeated="11"/>
          <table:table-cell office:value-type="float" office:value="8960" calcext:value-type="float">
            <text:p>8960</text:p>
          </table:table-cell>
        </table:table-row>
        <table:table-row table:style-name="ro5">
          <table:table-cell table:number-columns-repeated="11"/>
          <table:table-cell office:value-type="float" office:value="9216" calcext:value-type="float">
            <text:p>9216</text:p>
          </table:table-cell>
        </table:table-row>
        <table:table-row table:style-name="ro5">
          <table:table-cell table:number-columns-repeated="11"/>
          <table:table-cell office:value-type="float" office:value="9472" calcext:value-type="float">
            <text:p>9472</text:p>
          </table:table-cell>
        </table:table-row>
        <table:table-row table:style-name="ro5">
          <table:table-cell table:number-columns-repeated="11"/>
          <table:table-cell office:value-type="float" office:value="9728" calcext:value-type="float">
            <text:p>9728</text:p>
          </table:table-cell>
        </table:table-row>
        <table:table-row table:style-name="ro5">
          <table:table-cell table:number-columns-repeated="11"/>
          <table:table-cell office:value-type="float" office:value="9984" calcext:value-type="float">
            <text:p>9984</text:p>
          </table:table-cell>
        </table:table-row>
        <table:table-row table:style-name="ro5">
          <table:table-cell table:number-columns-repeated="11"/>
          <table:table-cell office:value-type="float" office:value="10240" calcext:value-type="float">
            <text:p>10240</text:p>
          </table:table-cell>
        </table:table-row>
      </table:table>
      <table:table table:name="setup" table:style-name="ta1" table:print="false">
        <table:table-column table:style-name="co6" table:default-cell-style-name="Default"/>
        <table:table-column table:style-name="co6" table:number-columns-repeated="2" table:default-cell-style-name="ce227"/>
        <table:table-column table:style-name="co6" table:default-cell-style-name="ce230"/>
        <table:table-column table:style-name="co6" table:number-columns-repeated="2" table:default-cell-style-name="ce232"/>
        <table:table-column table:style-name="co14" table:default-cell-style-name="ce234"/>
        <table:table-column table:style-name="co15" table:default-cell-style-name="ce236"/>
        <table:table-column table:style-name="co16" table:default-cell-style-name="ce236"/>
        <table:table-column table:style-name="co17" table:number-columns-repeated="2" table:default-cell-style-name="ce238"/>
        <table:table-column table:style-name="co18" table:default-cell-style-name="ce239"/>
        <table:table-column table:style-name="co6" table:number-columns-repeated="4" table:default-cell-style-name="Default"/>
        <table:table-row table:style-name="ro5" table:number-rows-repeated="4">
          <table:table-cell/>
          <table:table-cell table:style-name="Default" table:number-columns-repeated="11"/>
          <table:table-cell table:number-columns-repeated="4"/>
        </table:table-row>
        <table:table-row table:style-name="ro6">
          <table:table-cell/>
          <table:table-cell table:style-name="ce225" office:value-type="string" calcext:value-type="string">
            <text:p>rpm</text:p>
          </table:table-cell>
          <table:table-cell table:style-name="ce228" office:value-type="string" calcext:value-type="string">
            <text:p>w</text:p>
          </table:table-cell>
          <table:table-cell table:style-name="ce225" office:value-type="string" calcext:value-type="string">
            <text:p>Dwell <text:s/>°</text:p>
          </table:table-cell>
          <table:table-cell table:style-name="ce225" office:value-type="string" calcext:value-type="string">
            <text:p>Adv °</text:p>
          </table:table-cell>
          <table:table-cell table:style-name="ce225" office:value-type="string" calcext:value-type="string">
            <text:p>coil_on °</text:p>
          </table:table-cell>
          <table:table-cell table:style-name="ce225" office:value-type="string" calcext:value-type="string">
            <text:p>coil_on_position</text:p>
          </table:table-cell>
          <table:table-cell table:style-name="ce225" office:value-type="string" calcext:value-type="string">
            <text:p>coil_on_deg</text:p>
          </table:table-cell>
          <table:table-cell table:style-name="ce225" office:value-type="string" calcext:value-type="string">
            <text:p>coil_on_ticks</text:p>
          </table:table-cell>
          <table:table-cell table:style-name="ce225" office:value-type="string" calcext:value-type="string">
            <text:p>coil_off_position</text:p>
          </table:table-cell>
          <table:table-cell table:style-name="ce225" office:value-type="string" calcext:value-type="string">
            <text:p>coil_off_deg</text:p>
          </table:table-cell>
          <table:table-cell table:style-name="ce225" office:value-type="string" calcext:value-type="string">
            <text:p>coil_off_ticks</text:p>
          </table:table-cell>
          <table:table-cell table:style-name="ce222"/>
          <table:table-cell table:number-columns-repeated="3"/>
        </table:table-row>
        <table:table-row table:style-name="ro5">
          <table:table-cell/>
          <table:table-cell table:style-name="Default" table:number-columns-repeated="2"/>
          <table:table-cell table:style-name="ce210" table:number-columns-repeated="6"/>
          <table:table-cell table:style-name="Default" table:number-columns-repeated="3"/>
          <table:table-cell table:number-columns-repeated="4"/>
        </table:table-row>
        <table:table-row table:style-name="ro5">
          <table:table-cell/>
          <table:table-cell table:style-name="ce226" office:value-type="float" office:value="350" calcext:value-type="float">
            <text:p>350</text:p>
          </table:table-cell>
          <table:table-cell table:style-name="ce226" table:formula="of:=6*[.B7]" office:value-type="float" office:value="2100" calcext:value-type="float">
            <text:p>2100</text:p>
          </table:table-cell>
          <table:table-cell table:style-name="ce229" table:formula="of:=[dwell.C7]" office:value-type="float" office:value="10.5" calcext:value-type="float">
            <text:p>11</text:p>
          </table:table-cell>
          <table:table-cell table:style-name="ce231" office:value-type="float" office:value="3" calcext:value-type="float">
            <text:p>3</text:p>
          </table:table-cell>
          <table:table-cell table:style-name="ce233" table:formula="of:=[.D7]+[.E7]" office:value-type="float" office:value="13.5" calcext:value-type="float">
            <text:p>14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/>
          <table:table-cell table:style-name="ce226" office:value-type="float" office:value="700" calcext:value-type="float">
            <text:p>700</text:p>
          </table:table-cell>
          <table:table-cell table:style-name="ce226" table:formula="of:=6*[.B8]" office:value-type="float" office:value="4200" calcext:value-type="float">
            <text:p>4200</text:p>
          </table:table-cell>
          <table:table-cell table:style-name="ce229" table:formula="of:=[dwell.C8]" office:value-type="float" office:value="21" calcext:value-type="float">
            <text:p>21</text:p>
          </table:table-cell>
          <table:table-cell table:style-name="ce231" office:value-type="float" office:value="3" calcext:value-type="float">
            <text:p>3</text:p>
          </table:table-cell>
          <table:table-cell table:style-name="ce233" table:formula="of:=[.D8]+[.E8]" office:value-type="float" office:value="24" calcext:value-type="float">
            <text:p>24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/>
          <table:table-cell table:style-name="ce240" office:value-type="string" calcext:value-type="string" table:number-columns-spanned="2" table:number-rows-spanned="4">
            <text:p>calculate ignition delay (coil_off) on position D2</text:p>
          </table:table-cell>
          <table:covered-table-cell/>
        </table:table-row>
        <table:table-row table:style-name="ro5">
          <table:table-cell/>
          <table:table-cell table:style-name="ce226" office:value-type="float" office:value="1000" calcext:value-type="float">
            <text:p>1000</text:p>
          </table:table-cell>
          <table:table-cell table:style-name="ce226" table:formula="of:=6*[.B9]" office:value-type="float" office:value="6000" calcext:value-type="float">
            <text:p>6000</text:p>
          </table:table-cell>
          <table:table-cell table:style-name="ce229" table:formula="of:=[dwell.C9]" office:value-type="float" office:value="30" calcext:value-type="float">
            <text:p>30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9]+[.E9]" office:value-type="float" office:value="42" calcext:value-type="float">
            <text:p>42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/>
          <table:covered-table-cell table:number-columns-repeated="2"/>
        </table:table-row>
        <table:table-row table:style-name="ro5">
          <table:table-cell/>
          <table:table-cell table:style-name="ce226" office:value-type="float" office:value="1350" calcext:value-type="float">
            <text:p>1350</text:p>
          </table:table-cell>
          <table:table-cell table:style-name="ce226" table:formula="of:=6*[.B10]" office:value-type="float" office:value="8100" calcext:value-type="float">
            <text:p>8100</text:p>
          </table:table-cell>
          <table:table-cell table:style-name="ce229" table:formula="of:=[dwell.C10]" office:value-type="float" office:value="40.5" calcext:value-type="float">
            <text:p>41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10]+[.E10]" office:value-type="float" office:value="52.5" calcext:value-type="float">
            <text:p>53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/>
          <table:covered-table-cell table:number-columns-repeated="2"/>
        </table:table-row>
        <table:table-row table:style-name="ro5">
          <table:table-cell/>
          <table:table-cell table:style-name="ce226" office:value-type="float" office:value="1500" calcext:value-type="float">
            <text:p>1500</text:p>
          </table:table-cell>
          <table:table-cell table:style-name="ce226" table:formula="of:=6*[.B11]" office:value-type="float" office:value="9000" calcext:value-type="float">
            <text:p>9000</text:p>
          </table:table-cell>
          <table:table-cell table:style-name="ce229" table:formula="of:=[dwell.C11]" office:value-type="float" office:value="45" calcext:value-type="float">
            <text:p>45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11]+[.E11]" office:value-type="float" office:value="57" calcext:value-type="float">
            <text:p>57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/>
          <table:covered-table-cell table:number-columns-repeated="2"/>
        </table:table-row>
        <table:table-row table:style-name="ro5">
          <table:table-cell/>
          <table:table-cell table:style-name="ce226" office:value-type="float" office:value="2000" calcext:value-type="float">
            <text:p>2000</text:p>
          </table:table-cell>
          <table:table-cell table:style-name="ce226" table:formula="of:=6*[.B12]" office:value-type="float" office:value="12000" calcext:value-type="float">
            <text:p>12000</text:p>
          </table:table-cell>
          <table:table-cell table:style-name="ce229" table:formula="of:=[dwell.C12]" office:value-type="float" office:value="60" calcext:value-type="float">
            <text:p>60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12]+[.E12]" office:value-type="float" office:value="72" calcext:value-type="float">
            <text:p>72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/>
          <table:table-cell table:style-name="ce226" office:value-type="float" office:value="2500" calcext:value-type="float">
            <text:p>2500</text:p>
          </table:table-cell>
          <table:table-cell table:style-name="ce226" table:formula="of:=6*[.B13]" office:value-type="float" office:value="15000" calcext:value-type="float">
            <text:p>15000</text:p>
          </table:table-cell>
          <table:table-cell table:style-name="ce229" table:formula="of:=[dwell.C13]" office:value-type="float" office:value="75" calcext:value-type="float">
            <text:p>75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table:formula="of:=[.D13]+[.E13]" office:value-type="float" office:value="87" calcext:value-type="float">
            <text:p>87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7" office:value-type="string" calcext:value-type="string">
            <text:p>B1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4"/>
        </table:table-row>
        <table:table-row table:style-name="ro5">
          <table:table-cell/>
          <table:table-cell office:value-type="float" office:value="3000" calcext:value-type="float">
            <text:p>3000</text:p>
          </table:table-cell>
          <table:table-cell table:formula="of:=6*[.B14]" office:value-type="float" office:value="18000" calcext:value-type="float">
            <text:p>18000</text:p>
          </table:table-cell>
          <table:table-cell table:formula="of:=[dwell.C14]"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table:formula="of:=[.D14]+[.E14]" office:value-type="float" office:value="114" calcext:value-type="float">
            <text:p>114</text:p>
          </table:table-cell>
          <table:table-cell office:value-type="string" calcext:value-type="string">
            <text:p>D2</text:p>
          </table:table-cell>
          <table:table-cell table:formula="of:=185-[.F14]" office:value-type="float" office:value="71" calcext:value-type="float">
            <text:p>71</text:p>
          </table:table-cell>
          <table:table-cell table:formula="of:=([.H14]/[.C14])/[advance.$C$3]" office:value-type="float" office:value="246.527777777778" calcext:value-type="float">
            <text:p>247</text:p>
          </table:table-cell>
          <table:table-cell office:value-type="string" calcext:value-type="string">
            <text:p>A2</text:p>
          </table:table-cell>
          <table:table-cell table:formula="of:=60-[.E14]" office:value-type="float" office:value="36" calcext:value-type="float">
            <text:p>36</text:p>
          </table:table-cell>
          <table:table-cell table:formula="of:=([.K14]/[.C14])/[advance.$C$3]" office:value-type="float" office:value="125" calcext:value-type="float">
            <text:p>125</text:p>
          </table:table-cell>
          <table:table-cell table:number-columns-repeated="4"/>
        </table:table-row>
        <table:table-row table:style-name="ro5">
          <table:table-cell/>
          <table:table-cell office:value-type="float" office:value="3500" calcext:value-type="float">
            <text:p>3500</text:p>
          </table:table-cell>
          <table:table-cell table:formula="of:=6*[.B15]" office:value-type="float" office:value="21000" calcext:value-type="float">
            <text:p>21000</text:p>
          </table:table-cell>
          <table:table-cell table:formula="of:=[dwell.C15]"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table:formula="of:=[.D15]+[.E15]" office:value-type="float" office:value="130" calcext:value-type="float">
            <text:p>130</text:p>
          </table:table-cell>
          <table:table-cell office:value-type="string" calcext:value-type="string">
            <text:p>D2</text:p>
          </table:table-cell>
          <table:table-cell table:formula="of:=185-[.F15]" office:value-type="float" office:value="55" calcext:value-type="float">
            <text:p>55</text:p>
          </table:table-cell>
          <table:table-cell table:formula="of:=([.H15]/[.C15])/[advance.$C$3]" office:value-type="float" office:value="163.690476190476" calcext:value-type="float">
            <text:p>164</text:p>
          </table:table-cell>
          <table:table-cell office:value-type="string" calcext:value-type="string">
            <text:p>A2</text:p>
          </table:table-cell>
          <table:table-cell table:formula="of:=60-[.E15]" office:value-type="float" office:value="35" calcext:value-type="float">
            <text:p>35</text:p>
          </table:table-cell>
          <table:table-cell table:formula="of:=([.K15]/[.C15])/[advance.$C$3]" office:value-type="float" office:value="104.166666666667" calcext:value-type="float">
            <text:p>104</text:p>
          </table:table-cell>
          <table:table-cell table:number-columns-repeated="4"/>
        </table:table-row>
        <table:table-row table:style-name="ro5">
          <table:table-cell/>
          <table:table-cell office:value-type="float" office:value="4000" calcext:value-type="float">
            <text:p>4000</text:p>
          </table:table-cell>
          <table:table-cell table:formula="of:=6*[.B16]" office:value-type="float" office:value="24000" calcext:value-type="float">
            <text:p>24000</text:p>
          </table:table-cell>
          <table:table-cell table:formula="of:=[dwell.C16]"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table:formula="of:=[.D16]+[.E16]" office:value-type="float" office:value="148" calcext:value-type="float">
            <text:p>148</text:p>
          </table:table-cell>
          <table:table-cell office:value-type="string" calcext:value-type="string">
            <text:p>D2</text:p>
          </table:table-cell>
          <table:table-cell table:formula="of:=185-[.F16]" office:value-type="float" office:value="37" calcext:value-type="float">
            <text:p>37</text:p>
          </table:table-cell>
          <table:table-cell table:formula="of:=([.H16]/[.C16])/[advance.$C$3]" office:value-type="float" office:value="96.3541666666667" calcext:value-type="float">
            <text:p>96</text:p>
          </table:table-cell>
          <table:table-cell office:value-type="string" calcext:value-type="string">
            <text:p>A2</text:p>
          </table:table-cell>
          <table:table-cell table:formula="of:=60-[.E16]" office:value-type="float" office:value="32" calcext:value-type="float">
            <text:p>32</text:p>
          </table:table-cell>
          <table:table-cell table:formula="of:=([.K16]/[.C16])/[advance.$C$3]" office:value-type="float" office:value="83.3333333333333" calcext:value-type="float">
            <text:p>83</text:p>
          </table:table-cell>
          <table:table-cell table:number-columns-repeated="4"/>
        </table:table-row>
        <table:table-row table:style-name="ro5">
          <table:table-cell/>
          <table:table-cell office:value-type="float" office:value="4500" calcext:value-type="float">
            <text:p>4500</text:p>
          </table:table-cell>
          <table:table-cell table:formula="of:=6*[.B17]" office:value-type="float" office:value="27000" calcext:value-type="float">
            <text:p>27000</text:p>
          </table:table-cell>
          <table:table-cell table:formula="of:=[dwell.C17]" office:value-type="float" office:value="135" calcext:value-type="float">
            <text:p>135</text:p>
          </table:table-cell>
          <table:table-cell office:value-type="float" office:value="32" calcext:value-type="float">
            <text:p>32</text:p>
          </table:table-cell>
          <table:table-cell table:formula="of:=[.D17]+[.E17]" office:value-type="float" office:value="167" calcext:value-type="float">
            <text:p>167</text:p>
          </table:table-cell>
          <table:table-cell office:value-type="string" calcext:value-type="string">
            <text:p>D2</text:p>
          </table:table-cell>
          <table:table-cell table:formula="of:=185-[.F17]" office:value-type="float" office:value="18" calcext:value-type="float">
            <text:p>18</text:p>
          </table:table-cell>
          <table:table-cell table:formula="of:=([.H17]/[.C17])/[advance.$C$3]" office:value-type="float" office:value="41.6666666666667" calcext:value-type="float">
            <text:p>42</text:p>
          </table:table-cell>
          <table:table-cell office:value-type="string" calcext:value-type="string">
            <text:p>A2</text:p>
          </table:table-cell>
          <table:table-cell table:formula="of:=60-[.E17]" office:value-type="float" office:value="28" calcext:value-type="float">
            <text:p>28</text:p>
          </table:table-cell>
          <table:table-cell table:formula="of:=([.K17]/[.C17])/[advance.$C$3]" office:value-type="float" office:value="64.8148148148148" calcext:value-type="float">
            <text:p>65</text:p>
          </table:table-cell>
          <table:table-cell table:number-columns-repeated="4"/>
        </table:table-row>
        <table:table-row table:style-name="ro5">
          <table:table-cell/>
          <table:table-cell office:value-type="float" office:value="5000" calcext:value-type="float">
            <text:p>5000</text:p>
          </table:table-cell>
          <table:table-cell table:formula="of:=6*[.B18]" office:value-type="float" office:value="30000" calcext:value-type="float">
            <text:p>30000</text:p>
          </table:table-cell>
          <table:table-cell table:formula="of:=[dwell.C18]"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table:formula="of:=[.D18]+[.E18]" office:value-type="float" office:value="185" calcext:value-type="float">
            <text:p>185</text:p>
          </table:table-cell>
          <table:table-cell office:value-type="string" calcext:value-type="string">
            <text:p>D2</text:p>
          </table:table-cell>
          <table:table-cell table:formula="of:=185-[.F18]" office:value-type="float" office:value="0" calcext:value-type="float">
            <text:p>0</text:p>
          </table:table-cell>
          <table:table-cell table:formula="of:=([.H18]/[.C18])/[advance.$C$3]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table:formula="of:=60-[.E18]" office:value-type="float" office:value="25" calcext:value-type="float">
            <text:p>25</text:p>
          </table:table-cell>
          <table:table-cell table:formula="of:=([.K18]/[.C18])/[advance.$C$3]" office:value-type="float" office:value="52.0833333333333" calcext:value-type="float">
            <text:p>52</text:p>
          </table:table-cell>
          <table:table-cell table:number-columns-repeated="4"/>
        </table:table-row>
        <table:table-row table:style-name="ro5">
          <table:table-cell/>
          <table:table-cell office:value-type="float" office:value="5500" calcext:value-type="float">
            <text:p>5500</text:p>
          </table:table-cell>
          <table:table-cell table:formula="of:=6*[.B19]" office:value-type="float" office:value="33000" calcext:value-type="float">
            <text:p>33000</text:p>
          </table:table-cell>
          <table:table-cell table:formula="of:=[dwell.C19]" office:value-type="float" office:value="165" calcext:value-type="float">
            <text:p>165</text:p>
          </table:table-cell>
          <table:table-cell office:value-type="float" office:value="38" calcext:value-type="float">
            <text:p>38</text:p>
          </table:table-cell>
          <table:table-cell table:formula="of:=[.D19]+[.E19]" office:value-type="float" office:value="203" calcext:value-type="float">
            <text:p>203</text:p>
          </table:table-cell>
          <table:table-cell office:value-type="string" calcext:value-type="string">
            <text:p>C2</text:p>
          </table:table-cell>
          <table:table-cell table:formula="of:=275-[.F19]" office:value-type="float" office:value="72" calcext:value-type="float">
            <text:p>72</text:p>
          </table:table-cell>
          <table:table-cell table:formula="of:=([.H19]/[.C19])/[advance.$C$3]" office:value-type="float" office:value="136.363636363636" calcext:value-type="float">
            <text:p>136</text:p>
          </table:table-cell>
          <table:table-cell office:value-type="string" calcext:value-type="string">
            <text:p>A2</text:p>
          </table:table-cell>
          <table:table-cell table:formula="of:=60-[.E19]" office:value-type="float" office:value="22" calcext:value-type="float">
            <text:p>22</text:p>
          </table:table-cell>
          <table:table-cell table:formula="of:=([.K19]/[.C19])/[advance.$C$3]" office:value-type="float" office:value="41.6666666666667" calcext:value-type="float">
            <text:p>42</text:p>
          </table:table-cell>
          <table:table-cell table:number-columns-repeated="4"/>
        </table:table-row>
        <table:table-row table:style-name="ro5">
          <table:table-cell/>
          <table:table-cell office:value-type="float" office:value="6000" calcext:value-type="float">
            <text:p>6000</text:p>
          </table:table-cell>
          <table:table-cell table:formula="of:=6*[.B20]" office:value-type="float" office:value="36000" calcext:value-type="float">
            <text:p>36000</text:p>
          </table:table-cell>
          <table:table-cell table:formula="of:=[dwell.C20]"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formula="of:=[.D20]+[.E20]" office:value-type="float" office:value="218" calcext:value-type="float">
            <text:p>218</text:p>
          </table:table-cell>
          <table:table-cell office:value-type="string" calcext:value-type="string">
            <text:p>C2</text:p>
          </table:table-cell>
          <table:table-cell table:formula="of:=275-[.F20]" office:value-type="float" office:value="57" calcext:value-type="float">
            <text:p>57</text:p>
          </table:table-cell>
          <table:table-cell table:formula="of:=([.H20]/[.C20])/[advance.$C$3]" office:value-type="float" office:value="98.9583333333333" calcext:value-type="float">
            <text:p>99</text:p>
          </table:table-cell>
          <table:table-cell office:value-type="string" calcext:value-type="string">
            <text:p>A2</text:p>
          </table:table-cell>
          <table:table-cell table:formula="of:=60-[.E20]" office:value-type="float" office:value="22" calcext:value-type="float">
            <text:p>22</text:p>
          </table:table-cell>
          <table:table-cell table:formula="of:=([.K20]/[.C20])/[advance.$C$3]" office:value-type="float" office:value="38.1944444444444" calcext:value-type="float">
            <text:p>38</text:p>
          </table:table-cell>
          <table:table-cell table:number-columns-repeated="4"/>
        </table:table-row>
        <table:table-row table:style-name="ro5">
          <table:table-cell/>
          <table:table-cell office:value-type="float" office:value="6500" calcext:value-type="float">
            <text:p>6500</text:p>
          </table:table-cell>
          <table:table-cell table:formula="of:=6*[.B21]" office:value-type="float" office:value="39000" calcext:value-type="float">
            <text:p>39000</text:p>
          </table:table-cell>
          <table:table-cell table:formula="of:=[dwell.C21]" office:value-type="float" office:value="195" calcext:value-type="float">
            <text:p>195</text:p>
          </table:table-cell>
          <table:table-cell office:value-type="float" office:value="38" calcext:value-type="float">
            <text:p>38</text:p>
          </table:table-cell>
          <table:table-cell table:formula="of:=[.D21]+[.E21]" office:value-type="float" office:value="233" calcext:value-type="float">
            <text:p>233</text:p>
          </table:table-cell>
          <table:table-cell office:value-type="string" calcext:value-type="string">
            <text:p>C2</text:p>
          </table:table-cell>
          <table:table-cell table:formula="of:=275-[.F21]" office:value-type="float" office:value="42" calcext:value-type="float">
            <text:p>42</text:p>
          </table:table-cell>
          <table:table-cell table:formula="of:=([.H21]/[.C21])/[advance.$C$3]" office:value-type="float" office:value="67.3076923076923" calcext:value-type="float">
            <text:p>67</text:p>
          </table:table-cell>
          <table:table-cell office:value-type="string" calcext:value-type="string">
            <text:p>A2</text:p>
          </table:table-cell>
          <table:table-cell table:formula="of:=60-[.E21]" office:value-type="float" office:value="22" calcext:value-type="float">
            <text:p>22</text:p>
          </table:table-cell>
          <table:table-cell table:formula="of:=([.K21]/[.C21])/[advance.$C$3]" office:value-type="float" office:value="35.2564102564103" calcext:value-type="float">
            <text:p>35</text:p>
          </table:table-cell>
          <table:table-cell table:number-columns-repeated="4"/>
        </table:table-row>
        <table:table-row table:style-name="ro5">
          <table:table-cell/>
          <table:table-cell office:value-type="float" office:value="7000" calcext:value-type="float">
            <text:p>7000</text:p>
          </table:table-cell>
          <table:table-cell table:formula="of:=6*[.B22]" office:value-type="float" office:value="42000" calcext:value-type="float">
            <text:p>42000</text:p>
          </table:table-cell>
          <table:table-cell table:formula="of:=[dwell.C22]" office:value-type="float" office:value="210" calcext:value-type="float">
            <text:p>210</text:p>
          </table:table-cell>
          <table:table-cell office:value-type="float" office:value="38" calcext:value-type="float">
            <text:p>38</text:p>
          </table:table-cell>
          <table:table-cell table:formula="of:=[.D22]+[.E22]" office:value-type="float" office:value="248" calcext:value-type="float">
            <text:p>248</text:p>
          </table:table-cell>
          <table:table-cell office:value-type="string" calcext:value-type="string">
            <text:p>C2</text:p>
          </table:table-cell>
          <table:table-cell table:formula="of:=275-[.F22]" office:value-type="float" office:value="27" calcext:value-type="float">
            <text:p>27</text:p>
          </table:table-cell>
          <table:table-cell table:formula="of:=([.H22]/[.C22])/[advance.$C$3]" office:value-type="float" office:value="40.1785714285714" calcext:value-type="float">
            <text:p>40</text:p>
          </table:table-cell>
          <table:table-cell office:value-type="string" calcext:value-type="string">
            <text:p>A2</text:p>
          </table:table-cell>
          <table:table-cell table:formula="of:=60-[.E22]" office:value-type="float" office:value="22" calcext:value-type="float">
            <text:p>22</text:p>
          </table:table-cell>
          <table:table-cell table:formula="of:=([.K22]/[.C22])/[advance.$C$3]" office:value-type="float" office:value="32.7380952380952" calcext:value-type="float">
            <text:p>33</text:p>
          </table:table-cell>
          <table:table-cell table:number-columns-repeated="4"/>
        </table:table-row>
        <table:table-row table:style-name="ro5">
          <table:table-cell/>
          <table:table-cell office:value-type="float" office:value="7500" calcext:value-type="float">
            <text:p>7500</text:p>
          </table:table-cell>
          <table:table-cell table:formula="of:=6*[.B23]" office:value-type="float" office:value="45000" calcext:value-type="float">
            <text:p>45000</text:p>
          </table:table-cell>
          <table:table-cell table:formula="of:=[dwell.C23]" office:value-type="float" office:value="225" calcext:value-type="float">
            <text:p>225</text:p>
          </table:table-cell>
          <table:table-cell office:value-type="float" office:value="38" calcext:value-type="float">
            <text:p>38</text:p>
          </table:table-cell>
          <table:table-cell table:formula="of:=[.D23]+[.E23]" office:value-type="float" office:value="263" calcext:value-type="float">
            <text:p>263</text:p>
          </table:table-cell>
          <table:table-cell office:value-type="string" calcext:value-type="string">
            <text:p>C2</text:p>
          </table:table-cell>
          <table:table-cell table:formula="of:=275-[.F23]" office:value-type="float" office:value="12" calcext:value-type="float">
            <text:p>12</text:p>
          </table:table-cell>
          <table:table-cell table:formula="of:=([.H23]/[.C23])/[advance.$C$3]" office:value-type="float" office:value="16.6666666666667" calcext:value-type="float">
            <text:p>17</text:p>
          </table:table-cell>
          <table:table-cell office:value-type="string" calcext:value-type="string">
            <text:p>A2</text:p>
          </table:table-cell>
          <table:table-cell table:formula="of:=60-[.E23]" office:value-type="float" office:value="22" calcext:value-type="float">
            <text:p>22</text:p>
          </table:table-cell>
          <table:table-cell table:formula="of:=([.K23]/[.C23])/[advance.$C$3]" office:value-type="float" office:value="30.5555555555556" calcext:value-type="float">
            <text:p>31</text:p>
          </table:table-cell>
          <table:table-cell table:number-columns-repeated="4"/>
        </table:table-row>
        <table:table-row table:style-name="ro5">
          <table:table-cell/>
          <table:table-cell office:value-type="float" office:value="8000" calcext:value-type="float">
            <text:p>8000</text:p>
          </table:table-cell>
          <table:table-cell table:formula="of:=6*[.B24]" office:value-type="float" office:value="48000" calcext:value-type="float">
            <text:p>48000</text:p>
          </table:table-cell>
          <table:table-cell table:formula="of:=[dwell.C24]" office:value-type="float" office:value="240" calcext:value-type="float">
            <text:p>240</text:p>
          </table:table-cell>
          <table:table-cell office:value-type="float" office:value="38" calcext:value-type="float">
            <text:p>38</text:p>
          </table:table-cell>
          <table:table-cell table:formula="of:=[.D24]+[.E24]" office:value-type="float" office:value="278" calcext:value-type="float">
            <text:p>278</text:p>
          </table:table-cell>
          <table:table-cell office:value-type="string" calcext:value-type="string">
            <text:p>C1</text:p>
          </table:table-cell>
          <table:table-cell table:formula="of:=280-[.F24]" office:value-type="float" office:value="2" calcext:value-type="float">
            <text:p>2</text:p>
          </table:table-cell>
          <table:table-cell table:formula="of:=([.H24]/[.C24])/[advance.$C$3]" office:value-type="float" office:value="2.60416666666667" calcext:value-type="float">
            <text:p>3</text:p>
          </table:table-cell>
          <table:table-cell office:value-type="string" calcext:value-type="string">
            <text:p>A2</text:p>
          </table:table-cell>
          <table:table-cell table:formula="of:=60-[.E24]" office:value-type="float" office:value="22" calcext:value-type="float">
            <text:p>22</text:p>
          </table:table-cell>
          <table:table-cell table:formula="of:=([.K24]/[.C24])/[advance.$C$3]" office:value-type="float" office:value="28.6458333333333" calcext:value-type="float">
            <text:p>29</text:p>
          </table:table-cell>
          <table:table-cell table:number-columns-repeated="4"/>
        </table:table-row>
        <table:table-row table:style-name="ro5">
          <table:table-cell/>
          <table:table-cell office:value-type="float" office:value="8500" calcext:value-type="float">
            <text:p>8500</text:p>
          </table:table-cell>
          <table:table-cell table:formula="of:=6*[.B25]" office:value-type="float" office:value="51000" calcext:value-type="float">
            <text:p>51000</text:p>
          </table:table-cell>
          <table:table-cell table:formula="of:=[dwell.C25]"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[.D25]+[.E25]" office:value-type="float" office:value="293" calcext:value-type="float">
            <text:p>293</text:p>
          </table:table-cell>
          <table:table-cell office:value-type="string" calcext:value-type="string">
            <text:p>B2</text:p>
          </table:table-cell>
          <table:table-cell table:formula="of:=360-[.F25]" office:value-type="float" office:value="67" calcext:value-type="float">
            <text:p>67</text:p>
          </table:table-cell>
          <table:table-cell table:formula="of:=([.H25]/[.C25])/[advance.$C$3]" office:value-type="float" office:value="82.1078431372549" calcext:value-type="float">
            <text:p>82</text:p>
          </table:table-cell>
          <table:table-cell office:value-type="string" calcext:value-type="string">
            <text:p>A2</text:p>
          </table:table-cell>
          <table:table-cell table:formula="of:=60-[.E25]" office:value-type="float" office:value="22" calcext:value-type="float">
            <text:p>22</text:p>
          </table:table-cell>
          <table:table-cell table:formula="of:=([.K25]/[.C25])/[advance.$C$3]" office:value-type="float" office:value="26.9607843137255" calcext:value-type="float">
            <text:p>27</text:p>
          </table:table-cell>
          <table:table-cell table:number-columns-repeated="4"/>
        </table:table-row>
      </table:table>
      <table:table table:name="fuel" table:style-name="ta1">
        <table:table-column table:style-name="co7" table:default-cell-style-name="Default"/>
        <table:table-column table:style-name="co19" table:default-cell-style-name="ce241"/>
        <table:table-column table:style-name="co20" table:default-cell-style-name="ce197"/>
        <table:table-column table:style-name="co21" table:default-cell-style-name="ce197"/>
        <table:table-column table:style-name="co22" table:default-cell-style-name="ce197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office:value-type="string" calcext:value-type="string">
            <text:p>cylinder pressure </text:p>
          </table:table-cell>
          <table:table-cell office:value-type="string" calcext:value-type="string">
            <text:p>p_c</text:p>
          </table:table-cell>
          <table:table-cell table:style-name="ce244" office:value-type="float" office:value="98" calcext:value-type="float">
            <text:p>98</text:p>
          </table:table-cell>
          <table:table-cell office:value-type="string" calcext:value-type="string">
            <text:p>kPA</text:p>
          </table:table-cell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Cylinder displacement</text:p>
          </table:table-cell>
          <table:table-cell office:value-type="string" calcext:value-type="string">
            <text:p>V_c</text:p>
          </table:table-cell>
          <table:table-cell table:style-name="ce245" office:value-type="float" office:value="0.425" calcext:value-type="float">
            <text:p>0,43</text:p>
          </table:table-cell>
          <table:table-cell office:value-type="string" calcext:value-type="string">
            <text:p>l</text:p>
          </table:table-cell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cylinder charge temperature</text:p>
          </table:table-cell>
          <table:table-cell office:value-type="string" calcext:value-type="string">
            <text:p>T_c</text:p>
          </table:table-cell>
          <table:table-cell table:style-name="ce246" office:value-type="float" office:value="30" calcext:value-type="float">
            <text:p>30,0</text:p>
          </table:table-cell>
          <table:table-cell office:value-type="string" calcext:value-type="string">
            <text:p>°C</text:p>
          </table:table-cell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Volumetric Efficiency</text:p>
          </table:table-cell>
          <table:table-cell office:value-type="string" calcext:value-type="string">
            <text:p>VE</text:p>
          </table:table-cell>
          <table:table-cell table:style-name="ce244"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target Fuel ratio</text:p>
          </table:table-cell>
          <table:table-cell office:value-type="string" calcext:value-type="string">
            <text:p>AFR</text:p>
          </table:table-cell>
          <table:table-cell table:style-name="ce244" office:value-type="float" office:value="14" calcext:value-type="float">
            <text:p>14</text:p>
          </table:table-cell>
          <table:table-cell/>
          <table:table-cell table:style-name="ce200"/>
          <table:table-cell table:number-columns-repeated="4"/>
        </table:table-row>
        <table:table-row table:style-name="ro1">
          <table:table-cell table:number-columns-repeated="3"/>
          <table:table-cell table:style-name="ce244"/>
          <table:table-cell/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number of cylinders</text:p>
          </table:table-cell>
          <table:table-cell office:value-type="string" calcext:value-type="string">
            <text:p>cyl</text:p>
          </table:table-cell>
          <table:table-cell table:style-name="ce244" office:value-type="float" office:value="2" calcext:value-type="float">
            <text:p>2</text:p>
          </table:table-cell>
          <table:table-cell/>
          <table:table-cell table:style-name="ce200"/>
          <table:table-cell table:number-columns-repeated="4"/>
        </table:table-row>
        <table:table-row table:style-name="ro1">
          <table:table-cell/>
          <table:table-cell office:value-type="string" calcext:value-type="string">
            <text:p>molaric volume of air</text:p>
          </table:table-cell>
          <table:table-cell office:value-type="string" calcext:value-type="string">
            <text:p>M_air</text:p>
          </table:table-cell>
          <table:table-cell table:style-name="ce245" office:value-type="float" office:value="28" calcext:value-type="float">
            <text:p>28,00</text:p>
          </table:table-cell>
          <table:table-cell office:value-type="string" calcext:value-type="string">
            <text:p>g/mol</text:p>
          </table:table-cell>
          <table:table-cell table:style-name="ce200"/>
          <table:table-cell table:number-columns-repeated="4"/>
        </table:table-row>
        <table:table-row table:style-name="ro7">
          <table:table-cell/>
          <table:table-cell office:value-type="string" calcext:value-type="string">
            <text:p>ideal gas constant</text:p>
          </table:table-cell>
          <table:table-cell office:value-type="string" calcext:value-type="string">
            <text:p>R</text:p>
          </table:table-cell>
          <table:table-cell table:style-name="ce245" office:value-type="float" office:value="8.314" calcext:value-type="float">
            <text:p>8,31</text:p>
          </table:table-cell>
          <table:table-cell table:style-name="ce248" office:value-type="string" calcext:value-type="string">
            <text:p>(kg*m^2)/(s^2*K*mol)</text:p>
          </table:table-cell>
          <table:table-cell table:style-name="ce200"/>
          <table:table-cell table:style-name="ce253" office:value-type="string" calcext:value-type="string">
            <text:p>required fuel (per cycle):</text:p>
          </table:table-cell>
          <table:table-cell table:style-name="ce258" table:formula="of:=1000*([.D3]*[.D4]*([.D6]/100)*([.D10]/1000))/([.D11]*([.D5]+273.15)*[.D7]*[.D12])" office:value-type="float" office:value="0.0443630233668733" calcext:value-type="float">
            <text:p>0,0444</text:p>
          </table:table-cell>
          <table:table-cell table:style-name="ce242" office:value-type="string" calcext:value-type="string">
            <text:p>m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sity of fuel</text:p>
          </table:table-cell>
          <table:table-cell table:style-name="ce242" office:value-type="string" calcext:value-type="string">
            <text:p>rho_fuel</text:p>
          </table:table-cell>
          <table:table-cell table:style-name="ce245" office:value-type="float" office:value="0.745" calcext:value-type="float">
            <text:p>0,75</text:p>
          </table:table-cell>
          <table:table-cell table:style-name="ce249" office:value-type="string" calcext:value-type="string">
            <text:p>kg/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uel enthalpy</text:p>
          </table:table-cell>
          <table:table-cell table:style-name="ce242" office:value-type="string" calcext:value-type="string">
            <text:p>e_fuel</text:p>
          </table:table-cell>
          <table:table-cell table:style-name="ce245" office:value-type="float" office:value="11.66" calcext:value-type="float">
            <text:p>11,66</text:p>
          </table:table-cell>
          <table:table-cell table:style-name="ce249" office:value-type="string" calcext:value-type="string">
            <text:p>kWh/k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42"/>
          <table:table-cell table:style-name="ce245"/>
          <table:table-cell table:style-name="ce249"/>
          <table:table-cell table:number-columns-repeated="5"/>
        </table:table-row>
        <table:table-row table:style-name="ro1">
          <table:table-cell/>
          <table:table-cell office:value-type="string" calcext:value-type="string">
            <text:p>injector flow rate</text:p>
          </table:table-cell>
          <table:table-cell office:value-type="string" calcext:value-type="string">
            <text:p>dv/dt_inj</text:p>
          </table:table-cell>
          <table:table-cell table:style-name="ce244" office:value-type="float" office:value="310" calcext:value-type="float">
            <text:p>310</text:p>
          </table:table-cell>
          <table:table-cell office:value-type="string" calcext:value-type="string">
            <text:p>ml/min</text:p>
          </table:table-cell>
          <table:table-cell/>
          <table:table-cell table:style-name="ce254" office:value-type="string" calcext:value-type="string">
            <text:p>Injection time:</text:p>
          </table:table-cell>
          <table:table-cell table:style-name="ce259" table:formula="of:=1000*60*[.H11]/[.D15]" office:value-type="float" office:value="8.58639161939483" calcext:value-type="float">
            <text:p>8,59</text:p>
          </table:table-cell>
          <table:table-cell table:style-name="ce242" office:value-type="string" calcext:value-type="string">
            <text:p>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jector max cycle</text:p>
          </table:table-cell>
          <table:table-cell office:value-type="string" calcext:value-type="string">
            <text:p>d_max</text:p>
          </table:table-cell>
          <table:table-cell table:style-name="ce244" office:value-type="float" office:value="85" calcext:value-type="float">
            <text:p>85</text:p>
          </table:table-cell>
          <table:table-cell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. injection duration </text:p>
          </table:table-cell>
          <table:table-cell office:value-type="string" calcext:value-type="string">
            <text:p>del_max</text:p>
          </table:table-cell>
          <table:table-cell table:style-name="ce247" table:formula="of:=7.2*[.D16]" office:value-type="float" office:value="612" calcext:value-type="float">
            <text:p>612</text:p>
          </table:table-cell>
          <table:table-cell office:value-type="string" calcext:value-type="string">
            <text:p>°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rank/wheel speed ratio</text:p>
          </table:table-cell>
          <table:table-cell office:value-type="string" calcext:value-type="string">
            <text:p>k</text:p>
          </table:table-cell>
          <table:table-cell table:style-name="ce245" office:value-type="float" office:value="4.6" calcext:value-type="float">
            <text:p>4,60</text:p>
          </table:table-cell>
          <table:table-cell table:number-columns-repeated="2"/>
          <table:table-cell table:style-name="ce255" office:value-type="string" calcext:value-type="string">
            <text:p>Consumption:</text:p>
          </table:table-cell>
          <table:table-cell table:style-name="ce260" table:formula="of:=100*([.D18]/[.D19])*[.H11]" office:value-type="float" office:value="9.85844963708295" calcext:value-type="float">
            <text:p>9,9</text:p>
          </table:table-cell>
          <table:table-cell table:style-name="ce197" office:value-type="string" calcext:value-type="string">
            <text:p>l/100k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eel circumference</text:p>
          </table:table-cell>
          <table:table-cell office:value-type="string" calcext:value-type="string">
            <text:p>okr</text:p>
          </table:table-cell>
          <table:table-cell table:style-name="ce245" office:value-type="float" office:value="2.07" calcext:value-type="float">
            <text:p>2,07</text:p>
          </table:table-cell>
          <table:table-cell office:value-type="string" calcext:value-type="string">
            <text:p>m</text:p>
          </table:table-cell>
          <table:table-cell table:number-columns-repeated="5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5"/>
        </table:table-row>
        <table:table-row table:style-name="ro8">
          <table:table-cell/>
          <table:table-cell table:style-name="Default"/>
          <table:table-cell table:style-name="ce243" office:value-type="string" calcext:value-type="string">
            <text:p>rpm</text:p>
          </table:table-cell>
          <table:table-cell table:style-name="ce243" office:value-type="string" calcext:value-type="string">
            <text:p>Speed</text:p>
            <text:p>(km/h)</text:p>
          </table:table-cell>
          <table:table-cell table:style-name="ce250" office:value-type="string" calcext:value-type="string">
            <text:p>T_inj_max (per cycle) (ms)</text:p>
          </table:table-cell>
          <table:table-cell table:style-name="ce250" office:value-type="string" calcext:value-type="string">
            <text:p>max injection (per cycle)</text:p>
            <text:p>(ml)</text:p>
          </table:table-cell>
          <table:table-cell table:style-name="ce256" office:value-type="string" calcext:value-type="string">
            <text:p>Engine Fuel consumption (ml/s)</text:p>
          </table:table-cell>
          <table:table-cell table:style-name="ce261" office:value-type="string" calcext:value-type="string">
            <text:p>power input (PS)</text:p>
          </table:table-cell>
          <table:table-cell table:style-name="ce225" office:value-type="string" calcext:value-type="string">
            <text:p>power output (PS)</text:p>
            <text:p>(n=35%)</text:p>
          </table:table-cell>
          <table:table-cell table:style-name="ce264" office:value-type="string" calcext:value-type="string">
            <text:p>d_inj (°)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1000" calcext:value-type="float">
            <text:p>1000</text:p>
          </table:table-cell>
          <table:table-cell table:formula="of:=[.C25]*([.$D$19]/[.$D$18])*0.06" office:value-type="float" office:value="27" calcext:value-type="float">
            <text:p>27</text:p>
          </table:table-cell>
          <table:table-cell table:style-name="ce251" table:formula="of:=1000*2*([.$D$16]/100)*60/[.C25]" office:value-type="float" office:value="102" calcext:value-type="float">
            <text:p>102,0</text:p>
          </table:table-cell>
          <table:table-cell table:style-name="ce252" table:formula="of:=([.E25]/1000)*([.$D$15]/60)" office:value-type="float" office:value="0.527" calcext:value-type="float">
            <text:p>0,53</text:p>
          </table:table-cell>
          <table:table-cell table:style-name="ce257" table:formula="of:=([.C25]/60)*[.$H$11]" office:value-type="float" office:value="0.739383722781222" calcext:value-type="float">
            <text:p>0,7</text:p>
          </table:table-cell>
          <table:table-cell table:style-name="ce262" table:formula="of:=(3600*([.G25]/1000)*[.$D$12])*[.$D$13]" office:value-type="float" office:value="23.1220965048611" calcext:value-type="float">
            <text:p>23,1</text:p>
          </table:table-cell>
          <table:table-cell table:style-name="ce263" table:formula="of:=[.H25]*0.35" office:value-type="float" office:value="8.09273377670138" calcext:value-type="float">
            <text:p>8,1</text:p>
          </table:table-cell>
          <table:table-cell table:style-name="ce265" table:formula="of:=6*[.C25]*[.$H$15]/1000" office:value-type="float" office:value="51.518349716369" calcext:value-type="float">
            <text:p>51,5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2000" calcext:value-type="float">
            <text:p>2000</text:p>
          </table:table-cell>
          <table:table-cell table:formula="of:=[.C26]*0.45*0.06" office:value-type="float" office:value="54" calcext:value-type="float">
            <text:p>54</text:p>
          </table:table-cell>
          <table:table-cell table:style-name="ce251" table:formula="of:=1000*2*([.$D$16]/100)*60/[.C26]" office:value-type="float" office:value="51" calcext:value-type="float">
            <text:p>51,0</text:p>
          </table:table-cell>
          <table:table-cell table:style-name="ce252" table:formula="of:=([.E26]/1000)*([.$D$15]/60)" office:value-type="float" office:value="0.2635" calcext:value-type="float">
            <text:p>0,26</text:p>
          </table:table-cell>
          <table:table-cell table:style-name="ce257" table:formula="of:=([.C26]/60)*[.$H$11]" office:value-type="float" office:value="1.47876744556244" calcext:value-type="float">
            <text:p>1,5</text:p>
          </table:table-cell>
          <table:table-cell table:style-name="ce262" table:formula="of:=(3600*([.G26]/1000)*[.$D$12])*[.$D$13]" office:value-type="float" office:value="46.2441930097222" calcext:value-type="float">
            <text:p>46,2</text:p>
          </table:table-cell>
          <table:table-cell table:style-name="ce263" table:formula="of:=[.H26]*0.35" office:value-type="float" office:value="16.1854675534028" calcext:value-type="float">
            <text:p>16,2</text:p>
          </table:table-cell>
          <table:table-cell table:style-name="ce265" table:formula="of:=6*[.C26]*[.$H$15]/1000" office:value-type="float" office:value="103.036699432738" calcext:value-type="float">
            <text:p>103,0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3000" calcext:value-type="float">
            <text:p>3000</text:p>
          </table:table-cell>
          <table:table-cell table:formula="of:=[.C27]*0.45*0.06" office:value-type="float" office:value="81" calcext:value-type="float">
            <text:p>81</text:p>
          </table:table-cell>
          <table:table-cell table:style-name="ce251" table:formula="of:=1000*2*([.$D$16]/100)*60/[.C27]" office:value-type="float" office:value="34" calcext:value-type="float">
            <text:p>34,0</text:p>
          </table:table-cell>
          <table:table-cell table:style-name="ce252" table:formula="of:=([.E27]/1000)*([.$D$15]/60)" office:value-type="float" office:value="0.175666666666667" calcext:value-type="float">
            <text:p>0,18</text:p>
          </table:table-cell>
          <table:table-cell table:style-name="ce257" table:formula="of:=([.C27]/60)*[.$H$11]" office:value-type="float" office:value="2.21815116834366" calcext:value-type="float">
            <text:p>2,2</text:p>
          </table:table-cell>
          <table:table-cell table:style-name="ce262" table:formula="of:=(3600*([.G27]/1000)*[.$D$12])*[.$D$13]" office:value-type="float" office:value="69.3662895145833" calcext:value-type="float">
            <text:p>69,4</text:p>
          </table:table-cell>
          <table:table-cell table:style-name="ce263" table:formula="of:=[.H27]*0.35" office:value-type="float" office:value="24.2782013301041" calcext:value-type="float">
            <text:p>24,3</text:p>
          </table:table-cell>
          <table:table-cell table:style-name="ce265" table:formula="of:=6*[.C27]*[.$H$15]/1000" office:value-type="float" office:value="154.555049149107" calcext:value-type="float">
            <text:p>154,6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4000" calcext:value-type="float">
            <text:p>4000</text:p>
          </table:table-cell>
          <table:table-cell table:formula="of:=[.C28]*0.45*0.06" office:value-type="float" office:value="108" calcext:value-type="float">
            <text:p>108</text:p>
          </table:table-cell>
          <table:table-cell table:style-name="ce251" table:formula="of:=1000*2*([.$D$16]/100)*60/[.C28]" office:value-type="float" office:value="25.5" calcext:value-type="float">
            <text:p>25,5</text:p>
          </table:table-cell>
          <table:table-cell table:style-name="ce252" table:formula="of:=([.E28]/1000)*([.$D$15]/60)" office:value-type="float" office:value="0.13175" calcext:value-type="float">
            <text:p>0,13</text:p>
          </table:table-cell>
          <table:table-cell table:style-name="ce257" table:formula="of:=([.C28]/60)*[.$H$11]" office:value-type="float" office:value="2.95753489112489" calcext:value-type="float">
            <text:p>3,0</text:p>
          </table:table-cell>
          <table:table-cell table:style-name="ce262" table:formula="of:=(3600*([.G28]/1000)*[.$D$12])*[.$D$13]" office:value-type="float" office:value="92.4883860194444" calcext:value-type="float">
            <text:p>92,5</text:p>
          </table:table-cell>
          <table:table-cell table:style-name="ce263" table:formula="of:=[.H28]*0.35" office:value-type="float" office:value="32.3709351068055" calcext:value-type="float">
            <text:p>32,4</text:p>
          </table:table-cell>
          <table:table-cell table:style-name="ce265" table:formula="of:=6*[.C28]*[.$H$15]/1000" office:value-type="float" office:value="206.073398865476" calcext:value-type="float">
            <text:p>206,1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5000" calcext:value-type="float">
            <text:p>5000</text:p>
          </table:table-cell>
          <table:table-cell table:formula="of:=[.C29]*0.45*0.06" office:value-type="float" office:value="135" calcext:value-type="float">
            <text:p>135</text:p>
          </table:table-cell>
          <table:table-cell table:style-name="ce251" table:formula="of:=1000*2*([.$D$16]/100)*60/[.C29]" office:value-type="float" office:value="20.4" calcext:value-type="float">
            <text:p>20,4</text:p>
          </table:table-cell>
          <table:table-cell table:style-name="ce252" table:formula="of:=([.E29]/1000)*([.$D$15]/60)" office:value-type="float" office:value="0.1054" calcext:value-type="float">
            <text:p>0,11</text:p>
          </table:table-cell>
          <table:table-cell table:style-name="ce257" table:formula="of:=([.C29]/60)*[.$H$11]" office:value-type="float" office:value="3.69691861390611" calcext:value-type="float">
            <text:p>3,7</text:p>
          </table:table-cell>
          <table:table-cell table:style-name="ce262" table:formula="of:=(3600*([.G29]/1000)*[.$D$12])*[.$D$13]" office:value-type="float" office:value="115.610482524305" calcext:value-type="float">
            <text:p>115,6</text:p>
          </table:table-cell>
          <table:table-cell table:style-name="ce263" table:formula="of:=[.H29]*0.35" office:value-type="float" office:value="40.4636688835069" calcext:value-type="float">
            <text:p>40,5</text:p>
          </table:table-cell>
          <table:table-cell table:style-name="ce265" table:formula="of:=6*[.C29]*[.$H$15]/1000" office:value-type="float" office:value="257.591748581845" calcext:value-type="float">
            <text:p>257,6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6000" calcext:value-type="float">
            <text:p>6000</text:p>
          </table:table-cell>
          <table:table-cell table:formula="of:=[.C30]*0.45*0.06" office:value-type="float" office:value="162" calcext:value-type="float">
            <text:p>162</text:p>
          </table:table-cell>
          <table:table-cell table:style-name="ce251" table:formula="of:=1000*2*([.$D$16]/100)*60/[.C30]" office:value-type="float" office:value="17" calcext:value-type="float">
            <text:p>17,0</text:p>
          </table:table-cell>
          <table:table-cell table:style-name="ce252" table:formula="of:=([.E30]/1000)*([.$D$15]/60)" office:value-type="float" office:value="0.0878333333333334" calcext:value-type="float">
            <text:p>0,09</text:p>
          </table:table-cell>
          <table:table-cell table:style-name="ce257" table:formula="of:=([.C30]/60)*[.$H$11]" office:value-type="float" office:value="4.43630233668733" calcext:value-type="float">
            <text:p>4,4</text:p>
          </table:table-cell>
          <table:table-cell table:style-name="ce262" table:formula="of:=(3600*([.G30]/1000)*[.$D$12])*[.$D$13]" office:value-type="float" office:value="138.732579029167" calcext:value-type="float">
            <text:p>138,7</text:p>
          </table:table-cell>
          <table:table-cell table:style-name="ce263" table:formula="of:=[.H30]*0.35" office:value-type="float" office:value="48.5564026602083" calcext:value-type="float">
            <text:p>48,6</text:p>
          </table:table-cell>
          <table:table-cell table:style-name="ce265" table:formula="of:=6*[.C30]*[.$H$15]/1000" office:value-type="float" office:value="309.110098298214" calcext:value-type="float">
            <text:p>309,1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7000" calcext:value-type="float">
            <text:p>7000</text:p>
          </table:table-cell>
          <table:table-cell table:formula="of:=[.C31]*0.45*0.06" office:value-type="float" office:value="189" calcext:value-type="float">
            <text:p>189</text:p>
          </table:table-cell>
          <table:table-cell table:style-name="ce251" table:formula="of:=1000*2*([.$D$16]/100)*60/[.C31]" office:value-type="float" office:value="14.5714285714286" calcext:value-type="float">
            <text:p>14,6</text:p>
          </table:table-cell>
          <table:table-cell table:style-name="ce252" table:formula="of:=([.E31]/1000)*([.$D$15]/60)" office:value-type="float" office:value="0.0752857142857143" calcext:value-type="float">
            <text:p>0,08</text:p>
          </table:table-cell>
          <table:table-cell table:style-name="ce257" table:formula="of:=([.C31]/60)*[.$H$11]" office:value-type="float" office:value="5.17568605946855" calcext:value-type="float">
            <text:p>5,2</text:p>
          </table:table-cell>
          <table:table-cell table:style-name="ce262" table:formula="of:=(3600*([.G31]/1000)*[.$D$12])*[.$D$13]" office:value-type="float" office:value="161.854675534028" calcext:value-type="float">
            <text:p>161,9</text:p>
          </table:table-cell>
          <table:table-cell table:style-name="ce263" table:formula="of:=[.H31]*0.35" office:value-type="float" office:value="56.6491364369097" calcext:value-type="float">
            <text:p>56,6</text:p>
          </table:table-cell>
          <table:table-cell table:style-name="ce265" table:formula="of:=6*[.C31]*[.$H$15]/1000" office:value-type="float" office:value="360.628448014583" calcext:value-type="float">
            <text:p>360,6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8000" calcext:value-type="float">
            <text:p>8000</text:p>
          </table:table-cell>
          <table:table-cell table:formula="of:=[.C32]*0.45*0.06" office:value-type="float" office:value="216" calcext:value-type="float">
            <text:p>216</text:p>
          </table:table-cell>
          <table:table-cell table:style-name="ce251" table:formula="of:=1000*2*([.$D$16]/100)*60/[.C32]" office:value-type="float" office:value="12.75" calcext:value-type="float">
            <text:p>12,8</text:p>
          </table:table-cell>
          <table:table-cell table:style-name="ce252" table:formula="of:=([.E32]/1000)*([.$D$15]/60)" office:value-type="float" office:value="0.065875" calcext:value-type="float">
            <text:p>0,07</text:p>
          </table:table-cell>
          <table:table-cell table:style-name="ce257" table:formula="of:=([.C32]/60)*[.$H$11]" office:value-type="float" office:value="5.91506978224977" calcext:value-type="float">
            <text:p>5,9</text:p>
          </table:table-cell>
          <table:table-cell table:style-name="ce262" table:formula="of:=(3600*([.G32]/1000)*[.$D$12])*[.$D$13]" office:value-type="float" office:value="184.976772038889" calcext:value-type="float">
            <text:p>185,0</text:p>
          </table:table-cell>
          <table:table-cell table:style-name="ce263" table:formula="of:=[.H32]*0.35" office:value-type="float" office:value="64.7418702136111" calcext:value-type="float">
            <text:p>64,7</text:p>
          </table:table-cell>
          <table:table-cell table:style-name="ce265" table:formula="of:=6*[.C32]*[.$H$15]/1000" office:value-type="float" office:value="412.146797730952" calcext:value-type="float">
            <text:p>412,1</text:p>
          </table:table-cell>
        </table:table-row>
        <table:table-row table:style-name="ro1">
          <table:table-cell/>
          <table:table-cell table:style-name="Default"/>
          <table:table-cell table:style-name="ce173" office:value-type="float" office:value="9000" calcext:value-type="float">
            <text:p>9000</text:p>
          </table:table-cell>
          <table:table-cell table:formula="of:=[.C33]*0.45*0.06" office:value-type="float" office:value="243" calcext:value-type="float">
            <text:p>243</text:p>
          </table:table-cell>
          <table:table-cell table:style-name="ce251" table:formula="of:=1000*2*([.$D$16]/100)*60/[.C33]" office:value-type="float" office:value="11.3333333333333" calcext:value-type="float">
            <text:p>11,3</text:p>
          </table:table-cell>
          <table:table-cell table:style-name="ce252" table:formula="of:=([.E33]/1000)*([.$D$15]/60)" office:value-type="float" office:value="0.0585555555555556" calcext:value-type="float">
            <text:p>0,06</text:p>
          </table:table-cell>
          <table:table-cell table:style-name="ce257" table:formula="of:=([.C33]/60)*[.$H$11]" office:value-type="float" office:value="6.65445350503099" calcext:value-type="float">
            <text:p>6,7</text:p>
          </table:table-cell>
          <table:table-cell table:style-name="ce262" table:formula="of:=(3600*([.G33]/1000)*[.$D$12])*[.$D$13]" office:value-type="float" office:value="208.09886854375" calcext:value-type="float">
            <text:p>208,1</text:p>
          </table:table-cell>
          <table:table-cell table:style-name="ce263" table:formula="of:=[.H33]*0.35" office:value-type="float" office:value="72.8346039903124" calcext:value-type="float">
            <text:p>72,8</text:p>
          </table:table-cell>
          <table:table-cell table:style-name="ce265" table:formula="of:=6*[.C33]*[.$H$15]/1000" office:value-type="float" office:value="463.665147447321" calcext:value-type="float">
            <text:p>463,7</text:p>
          </table:table-cell>
        </table:table-row>
      </table:table>
      <table:table table:name="power" table:style-name="ta1">
        <table:table-column table:style-name="co7" table:default-cell-style-name="Default"/>
        <table:table-column table:style-name="co26" table:default-cell-style-name="Default"/>
        <table:table-column table:style-name="co7" table:number-columns-repeated="2" table:default-cell-style-name="ce197"/>
        <table:table-column table:style-name="co9" table:default-cell-style-name="ce267"/>
        <table:table-column table:style-name="co27" table:default-cell-style-name="ce267"/>
        <table:table-column table:style-name="co7" table:number-columns-repeated="3" table:default-cell-style-name="Default"/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266" office:value-type="string" calcext:value-type="string" table:number-columns-spanned="2" table:number-rows-spanned="1">
            <text:p>max. power (PS):</text:p>
          </table:table-cell>
          <table:covered-table-cell table:style-name="ce172"/>
          <table:table-cell table:style-name="ce172" office:value-type="float" office:value="69" calcext:value-type="float">
            <text:p>69</text:p>
          </table:table-cell>
          <table:table-cell table:style-name="Default" table:number-columns-repeated="2"/>
          <table:table-cell table:style-name="ce268" office:value-type="string" calcext:value-type="string" table:number-columns-spanned="3" table:number-rows-spanned="1">
            <text:p>recursion formula: p=av^2+c</text:p>
          </table:table-cell>
          <table:covered-table-cell table:number-columns-repeated="2"/>
        </table:table-row>
        <table:table-row table:style-name="ro1">
          <table:table-cell/>
          <table:table-cell table:style-name="ce266" office:value-type="string" calcext:value-type="string" table:number-columns-spanned="2" table:number-rows-spanned="1">
            <text:p>top speed (kmh):</text:p>
          </table:table-cell>
          <table:covered-table-cell table:style-name="ce172"/>
          <table:table-cell table:style-name="ce172" office:value-type="float" office:value="180" calcext:value-type="float">
            <text:p>18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266" office:value-type="string" calcext:value-type="string" table:number-columns-spanned="2" table:number-rows-spanned="1">
            <text:p>drivetrain power demand (PS):</text:p>
          </table:table-cell>
          <table:covered-table-cell table:style-name="ce172"/>
          <table:table-cell table:style-name="ce172" office:value-type="float" office:value="6" calcext:value-type="float">
            <text:p>6</text:p>
          </table:table-cell>
          <table:table-cell table:style-name="Default" table:number-columns-repeated="2"/>
          <table:table-cell table:style-name="ce173" office:value-type="string" calcext:value-type="string">
            <text:p>a=</text:p>
          </table:table-cell>
          <table:table-cell table:style-name="ce173" table:formula="of:=([.D3]-[.D5])/([.D4]^2)" office:value-type="float" office:value="0.00194444444444444" calcext:value-type="float">
            <text:p>0,001944444444444</text:p>
          </table:table-cell>
          <table:table-cell/>
        </table:table-row>
        <table:table-row table:style-name="ro1">
          <table:table-cell/>
          <table:table-cell table:style-name="ce172"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72" office:value-type="string" calcext:value-type="string">
            <text:p>crank speed ratio (in 5th gear):</text:p>
          </table:table-cell>
          <table:table-cell table:style-name="ce172"/>
          <table:table-cell table:style-name="ce172" office:value-type="float" office:value="0.0275" calcext:value-type="float">
            <text:p>0,0275</text:p>
          </table:table-cell>
          <table:table-cell table:style-name="Default" table:number-columns-repeated="2"/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7">
          <table:table-cell table:number-columns-repeated="2"/>
          <table:table-cell table:style-name="ce173" office:value-type="string" calcext:value-type="string">
            <text:p>crank speed</text:p>
            <text:p>(rpm)</text:p>
          </table:table-cell>
          <table:table-cell table:style-name="ce173" office:value-type="string" calcext:value-type="string">
            <text:p>Speed</text:p>
            <text:p>(kmh)</text:p>
          </table:table-cell>
          <table:table-cell table:style-name="ce173" office:value-type="string" calcext:value-type="string">
            <text:p>power demand</text:p>
            <text:p>(PS)</text:p>
          </table:table-cell>
          <table:table-cell table:style-name="ce173" office:value-type="string" calcext:value-type="string">
            <text:p>Engine power</text:p>
            <text:p>(PS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C12]*[.$D$7]" office:value-type="float" office:value="27.5" calcext:value-type="float">
            <text:p>27,5</text:p>
          </table:table-cell>
          <table:table-cell table:formula="of:=[.$H$5]*[.D12]^2+[.$D$5]" office:value-type="float" office:value="7.47048611111111" calcext:value-type="float">
            <text:p>7,5</text:p>
          </table:table-cell>
          <table:table-cell table:formula="of:=(77/7500)*[.C12]" office:value-type="float" office:value="10.2666666666667" calcext:value-type="float">
            <text:p>10,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00" calcext:value-type="float">
            <text:p>1500</text:p>
          </table:table-cell>
          <table:table-cell table:formula="of:=[.C13]*[.$D$7]" office:value-type="float" office:value="41.25" calcext:value-type="float">
            <text:p>41,25</text:p>
          </table:table-cell>
          <table:table-cell table:formula="of:=[.$H$5]*[.D13]^2+[.$D$5]" office:value-type="float" office:value="9.30859375" calcext:value-type="float">
            <text:p>9,3</text:p>
          </table:table-cell>
          <table:table-cell table:formula="of:=(77/7500)*[.C13]" office:value-type="float" office:value="15.4" calcext:value-type="float">
            <text:p>15,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.C14]*[.$D$7]" office:value-type="float" office:value="55" calcext:value-type="float">
            <text:p>55</text:p>
          </table:table-cell>
          <table:table-cell table:formula="of:=[.$H$5]*[.D14]^2+[.$D$5]" office:value-type="float" office:value="11.8819444444444" calcext:value-type="float">
            <text:p>11,9</text:p>
          </table:table-cell>
          <table:table-cell table:formula="of:=(77/7500)*[.C14]" office:value-type="float" office:value="20.5333333333333" calcext:value-type="float">
            <text:p>20,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00" calcext:value-type="float">
            <text:p>2500</text:p>
          </table:table-cell>
          <table:table-cell table:formula="of:=[.C15]*[.$D$7]" office:value-type="float" office:value="68.75" calcext:value-type="float">
            <text:p>68,75</text:p>
          </table:table-cell>
          <table:table-cell table:formula="of:=[.$H$5]*[.D15]^2+[.$D$5]" office:value-type="float" office:value="15.1905381944444" calcext:value-type="float">
            <text:p>15,2</text:p>
          </table:table-cell>
          <table:table-cell table:formula="of:=(77/7500)*[.C15]" office:value-type="float" office:value="25.6666666666667" calcext:value-type="float">
            <text:p>25,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table:formula="of:=[.C16]*[.$D$7]" office:value-type="float" office:value="82.5" calcext:value-type="float">
            <text:p>82,5</text:p>
          </table:table-cell>
          <table:table-cell table:formula="of:=[.$H$5]*[.D16]^2+[.$D$5]" office:value-type="float" office:value="19.234375" calcext:value-type="float">
            <text:p>19,2</text:p>
          </table:table-cell>
          <table:table-cell table:formula="of:=(77/7500)*[.C16]" office:value-type="float" office:value="30.8" calcext:value-type="float">
            <text:p>30,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00" calcext:value-type="float">
            <text:p>3500</text:p>
          </table:table-cell>
          <table:table-cell table:formula="of:=[.C17]*[.$D$7]" office:value-type="float" office:value="96.25" calcext:value-type="float">
            <text:p>96,25</text:p>
          </table:table-cell>
          <table:table-cell table:formula="of:=[.$H$5]*[.D17]^2+[.$D$5]" office:value-type="float" office:value="24.0134548611111" calcext:value-type="float">
            <text:p>24,0</text:p>
          </table:table-cell>
          <table:table-cell table:formula="of:=(77/7500)*[.C17]" office:value-type="float" office:value="35.9333333333333" calcext:value-type="float">
            <text:p>35,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00" calcext:value-type="float">
            <text:p>4000</text:p>
          </table:table-cell>
          <table:table-cell table:formula="of:=[.C18]*[.$D$7]" office:value-type="float" office:value="110" calcext:value-type="float">
            <text:p>110</text:p>
          </table:table-cell>
          <table:table-cell table:formula="of:=[.$H$5]*[.D18]^2+[.$D$5]" office:value-type="float" office:value="29.5277777777778" calcext:value-type="float">
            <text:p>29,5</text:p>
          </table:table-cell>
          <table:table-cell table:formula="of:=(77/7500)*[.C18]" office:value-type="float" office:value="41.0666666666667" calcext:value-type="float">
            <text:p>41,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00" calcext:value-type="float">
            <text:p>4500</text:p>
          </table:table-cell>
          <table:table-cell table:formula="of:=[.C19]*[.$D$7]" office:value-type="float" office:value="123.75" calcext:value-type="float">
            <text:p>123,75</text:p>
          </table:table-cell>
          <table:table-cell table:formula="of:=[.$H$5]*[.D19]^2+[.$D$5]" office:value-type="float" office:value="35.77734375" calcext:value-type="float">
            <text:p>35,8</text:p>
          </table:table-cell>
          <table:table-cell table:formula="of:=(77/7500)*[.C19]" office:value-type="float" office:value="46.2" calcext:value-type="float">
            <text:p>46,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table:formula="of:=[.C20]*[.$D$7]" office:value-type="float" office:value="137.5" calcext:value-type="float">
            <text:p>137,5</text:p>
          </table:table-cell>
          <table:table-cell table:formula="of:=[.$H$5]*[.D20]^2+[.$D$5]" office:value-type="float" office:value="42.7621527777778" calcext:value-type="float">
            <text:p>42,8</text:p>
          </table:table-cell>
          <table:table-cell table:formula="of:=(77/7500)*[.C20]" office:value-type="float" office:value="51.3333333333333" calcext:value-type="float">
            <text:p>51,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500" calcext:value-type="float">
            <text:p>5500</text:p>
          </table:table-cell>
          <table:table-cell table:formula="of:=[.C21]*[.$D$7]" office:value-type="float" office:value="151.25" calcext:value-type="float">
            <text:p>151,25</text:p>
          </table:table-cell>
          <table:table-cell table:formula="of:=[.$H$5]*[.D21]^2+[.$D$5]" office:value-type="float" office:value="50.4822048611111" calcext:value-type="float">
            <text:p>50,5</text:p>
          </table:table-cell>
          <table:table-cell table:formula="of:=(77/7500)*[.C21]" office:value-type="float" office:value="56.4666666666667" calcext:value-type="float">
            <text:p>56,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00" calcext:value-type="float">
            <text:p>6000</text:p>
          </table:table-cell>
          <table:table-cell table:formula="of:=[.C22]*[.$D$7]" office:value-type="float" office:value="165" calcext:value-type="float">
            <text:p>165</text:p>
          </table:table-cell>
          <table:table-cell table:formula="of:=[.$H$5]*[.D22]^2+[.$D$5]" office:value-type="float" office:value="58.9375" calcext:value-type="float">
            <text:p>58,9</text:p>
          </table:table-cell>
          <table:table-cell table:formula="of:=(77/7500)*[.C22]" office:value-type="float" office:value="61.6" calcext:value-type="float">
            <text:p>61,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00" calcext:value-type="float">
            <text:p>6500</text:p>
          </table:table-cell>
          <table:table-cell table:formula="of:=[.C23]*[.$D$7]" office:value-type="float" office:value="178.75" calcext:value-type="float">
            <text:p>178,75</text:p>
          </table:table-cell>
          <table:table-cell table:formula="of:=[.$H$5]*[.D23]^2+[.$D$5]" office:value-type="float" office:value="68.1280381944444" calcext:value-type="float">
            <text:p>68,1</text:p>
          </table:table-cell>
          <table:table-cell table:formula="of:=(77/7500)*[.C23]" office:value-type="float" office:value="66.7333333333333" calcext:value-type="float">
            <text:p>66,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00" calcext:value-type="float">
            <text:p>7000</text:p>
          </table:table-cell>
          <table:table-cell table:formula="of:=[.C24]*[.$D$7]" office:value-type="float" office:value="192.5" calcext:value-type="float">
            <text:p>192,5</text:p>
          </table:table-cell>
          <table:table-cell table:formula="of:=[.$H$5]*[.D24]^2+[.$D$5]" office:value-type="float" office:value="78.0538194444444" calcext:value-type="float">
            <text:p>78,1</text:p>
          </table:table-cell>
          <table:table-cell table:formula="of:=(77/7500)*[.C24]" office:value-type="float" office:value="71.8666666666667" calcext:value-type="float">
            <text:p>71,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00" calcext:value-type="float">
            <text:p>7500</text:p>
          </table:table-cell>
          <table:table-cell table:formula="of:=[.C25]*[.$D$7]" office:value-type="float" office:value="206.25" calcext:value-type="float">
            <text:p>206,25</text:p>
          </table:table-cell>
          <table:table-cell table:formula="of:=[.$H$5]*[.D25]^2+[.$D$5]" office:value-type="float" office:value="88.71484375" calcext:value-type="float">
            <text:p>88,7</text:p>
          </table:table-cell>
          <table:table-cell table:formula="of:=(77/7500)*[.C25]" office:value-type="float" office:value="77" calcext:value-type="float">
            <text:p>77,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000" calcext:value-type="float">
            <text:p>8000</text:p>
          </table:table-cell>
          <table:table-cell table:formula="of:=[.C26]*[.$D$7]" office:value-type="float" office:value="220" calcext:value-type="float">
            <text:p>220</text:p>
          </table:table-cell>
          <table:table-cell table:formula="of:=[.$H$5]*[.D26]^2+[.$D$5]" office:value-type="float" office:value="100.111111111111" calcext:value-type="float">
            <text:p>100,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00" calcext:value-type="float">
            <text:p>8500</text:p>
          </table:table-cell>
          <table:table-cell table:formula="of:=[.C27]*[.$D$7]" office:value-type="float" office:value="233.75" calcext:value-type="float">
            <text:p>233,75</text:p>
          </table:table-cell>
          <table:table-cell table:formula="of:=[.$H$5]*[.D27]^2+[.$D$5]" office:value-type="float" office:value="112.242621527778" calcext:value-type="float">
            <text:p>112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00" calcext:value-type="float">
            <text:p>9000</text:p>
          </table:table-cell>
          <table:table-cell table:formula="of:=[.C28]*[.$D$7]" office:value-type="float" office:value="247.5" calcext:value-type="float">
            <text:p>247,5</text:p>
          </table:table-cell>
          <table:table-cell table:formula="of:=[.$H$5]*[.D28]^2+[.$D$5]" office:value-type="float" office:value="125.109375" calcext:value-type="float">
            <text:p>125,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0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6" loext:min-decimal-places="6" number:min-integer-digits="0"/>
    </number:number-style>
    <number:number-style style:name="N119">
      <number:number number:decimal-places="7" loext:min-decimal-places="7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 style:data-style-name="N109">
      <style:table-cell-properties fo:background-color="#fc5c00" loext:vertical-justify="auto"/>
      <style:paragraph-properties css3t:text-justify="auto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.00.0000</text:date>, <text:time style:data-style-name="N2" text:time-value="11:44:50.1002109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3:49:21</meta:creation-date>
    <dc:date>2020-04-14T17:51:18.802601853</dc:date>
    <meta:editing-duration>P1DT16H27M48S</meta:editing-duration>
    <meta:editing-cycles>132</meta:editing-cycles>
    <meta:generator>LibreOffice/6.0.7.3$Linux_X86_64 LibreOffice_project/00m0$Build-3</meta:generator>
    <meta:document-statistic meta:table-count="8" meta:cell-count="1831" meta:object-count="0"/>
  </office:meta>
</office:document-meta>
</file>